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900wave_agents" table:style-name="ta1">
        <table:shapes>
          <draw:frame draw:z-index="0" draw:style-name="gr1" draw:text-style-name="P1" svg:width="159.76mm" svg:height="90.04mm" svg:x="174.18mm" svg:y="76.5mm">
            <loext:p draw:notify-on-update-of-ranges="Data900wave_agents.B1:Data900wave_agents.B1 Data900wave_agents.B2:Data900wave_agents.B19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yenne des vitesses de la zone 1</text:p>
          </table:table-cell>
          <table:table-cell office:value-type="string" calcext:value-type="string">
            <text:p>moyenne des vitesses de la zone 2</text:p>
          </table:table-cell>
          <table:table-cell office:value-type="string" calcext:value-type="string">
            <text:p>moyenne des vitesses de la zone 3</text:p>
          </table:table-cell>
          <table:table-cell office:value-type="string" calcext:value-type="string">
            <text:p>moyenne des vitesses de la zone 4</text:p>
          </table:table-cell>
          <table:table-cell office:value-type="string" calcext:value-type="string">
            <text:p>moyenne des vitesses de la zone 5</text:p>
          </table:table-cell>
          <table:table-cell office:value-type="string" calcext:value-type="string">
            <text:p>moyenne des vitesses de la zone 6</text:p>
          </table:table-cell>
          <table:table-cell office:value-type="string" calcext:value-type="string">
            <text:p>moyenne des vitesses de la zone 7</text:p>
          </table:table-cell>
          <table:table-cell office:value-type="string" calcext:value-type="string">
            <text:p>moyenne des vitesses de la zone 8</text:p>
          </table:table-cell>
          <table:table-cell office:value-type="string" calcext:value-type="string">
            <text:p>moyenne des vitesses de la zone 9</text:p>
          </table:table-cell>
        </table:table-row>
        <table:table-row table:style-name="ro1">
          <table:table-cell office:value-type="float" office:value="0.9939819" calcext:value-type="float">
            <text:p>0,9939819</text:p>
          </table:table-cell>
          <table:table-cell office:value-type="float" office:value="0.7042727" calcext:value-type="float">
            <text:p>0,7042727</text:p>
          </table:table-cell>
          <table:table-cell office:value-type="float" office:value="0.9792855" calcext:value-type="float">
            <text:p>0,9792855</text:p>
          </table:table-cell>
          <table:table-cell office:value-type="float" office:value="1.071448" calcext:value-type="float">
            <text:p>1,071448</text:p>
          </table:table-cell>
          <table:table-cell office:value-type="float" office:value="1.463216" calcext:value-type="float">
            <text:p>1,463216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4658326" calcext:value-type="float">
            <text:p>0,46583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074537" calcext:value-type="float">
            <text:p>0,6074537</text:p>
          </table:table-cell>
        </table:table-row>
        <table:table-row table:style-name="ro1">
          <table:table-cell office:value-type="float" office:value="1.072381" calcext:value-type="float">
            <text:p>1,072381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1.22352" calcext:value-type="float">
            <text:p>1,22352</text:p>
          </table:table-cell>
          <table:table-cell office:value-type="float" office:value="1.509305" calcext:value-type="float">
            <text:p>1,509305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9170606" calcext:value-type="float">
            <text:p>0,9170606</text:p>
          </table:table-cell>
          <table:table-cell office:value-type="float" office:value="0.7197222" calcext:value-type="float">
            <text:p>0,7197222</text:p>
          </table:table-cell>
        </table:table-row>
        <table:table-row table:style-name="ro1">
          <table:table-cell office:value-type="float" office:value="0.9370165" calcext:value-type="float">
            <text:p>0,9370165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1.006976" calcext:value-type="float">
            <text:p>1,006976</text:p>
          </table:table-cell>
          <table:table-cell office:value-type="float" office:value="1.56269" calcext:value-type="float">
            <text:p>1,56269</text:p>
          </table:table-cell>
          <table:table-cell office:value-type="float" office:value="0.5147815" calcext:value-type="float">
            <text:p>0,514781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7661592" calcext:value-type="float">
            <text:p>0,7661592</text:p>
          </table:table-cell>
          <table:table-cell office:value-type="float" office:value="0.4764452" calcext:value-type="float">
            <text:p>0,4764452</text:p>
          </table:table-cell>
        </table:table-row>
        <table:table-row table:style-name="ro1">
          <table:table-cell office:value-type="float" office:value="0.6774954" calcext:value-type="float">
            <text:p>0,677495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7549834" calcext:value-type="float">
            <text:p>0,7549834</text:p>
          </table:table-cell>
          <table:table-cell office:value-type="float" office:value="1.504327" calcext:value-type="float">
            <text:p>1,504327</text:p>
          </table:table-cell>
          <table:table-cell office:value-type="float" office:value="0.5700877" calcext:value-type="float">
            <text:p>0,570087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458938" calcext:value-type="float">
            <text:p>0,5458938</text:p>
          </table:table-cell>
          <table:table-cell office:value-type="float" office:value="0.3507136" calcext:value-type="float">
            <text:p>0,3507136</text:p>
          </table:table-cell>
        </table:table-row>
        <table:table-row table:style-name="ro1">
          <table:table-cell office:value-type="float" office:value="0.5779274" calcext:value-type="float">
            <text:p>0,577927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8473488" calcext:value-type="float">
            <text:p>0,8473488</text:p>
          </table:table-cell>
          <table:table-cell office:value-type="float" office:value="0.6503845" calcext:value-type="float">
            <text:p>0,650384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5089204" calcext:value-type="float">
            <text:p>0,508920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7190272" calcext:value-type="float">
            <text:p>0,7190272</text:p>
          </table:table-cell>
          <table:table-cell office:value-type="float" office:value="0.6700746" calcext:value-type="float">
            <text:p>0,670074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" calcext:value-type="float">
            <text:p>0,2</text:p>
          </table:table-cell>
          <table:table-cell office:value-type="float" office:value="0.3924283" calcext:value-type="float">
            <text:p>0,3924283</text:p>
          </table:table-cell>
        </table:table-row>
        <table:table-row table:style-name="ro1">
          <table:table-cell office:value-type="float" office:value="0.5319774" calcext:value-type="float">
            <text:p>0,5319774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6708204" calcext:value-type="float">
            <text:p>0,6708204</text:p>
          </table:table-cell>
          <table:table-cell office:value-type="float" office:value="0.8179242" calcext:value-type="float">
            <text:p>0,817924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301515" calcext:value-type="float">
            <text:p>0,3301515</text:p>
          </table:table-cell>
        </table:table-row>
        <table:table-row table:style-name="ro1">
          <table:table-cell office:value-type="float" office:value="0.5787919" calcext:value-type="float">
            <text:p>0,578791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1.343875" calcext:value-type="float">
            <text:p>1,34387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17805" calcext:value-type="float">
            <text:p>0,317805</text:p>
          </table:table-cell>
        </table:table-row>
        <table:table-row table:style-name="ro1">
          <table:table-cell office:value-type="float" office:value="0.5513619" calcext:value-type="float">
            <text:p>0,5513619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1.29769" calcext:value-type="float">
            <text:p>1,29769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5205766" calcext:value-type="float">
            <text:p>0,520576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1.179407" calcext:value-type="float">
            <text:p>1,179407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4404543" calcext:value-type="float">
            <text:p>0,4404543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1.05119" calcext:value-type="float">
            <text:p>1,05119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3898718" calcext:value-type="float">
            <text:p>0,3898718</text:p>
          </table:table-cell>
          <table:table-cell office:value-type="float" office:value="0.3016621" calcext:value-type="float">
            <text:p>0,3016621</text:p>
          </table:table-cell>
          <table:table-cell table:number-columns-repeated="2" office:value-type="float" office:value="0.1224745" calcext:value-type="float">
            <text:p>0,122474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86487" calcext:value-type="float">
            <text:p>0,86487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3391165" calcext:value-type="float">
            <text:p>0,339116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7071068" calcext:value-type="float">
            <text:p>0,7071068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7042727" calcext:value-type="float">
            <text:p>0,7042727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6164414" calcext:value-type="float">
            <text:p>0,6164414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5234501" calcext:value-type="float">
            <text:p>0,5234501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6033241" calcext:value-type="float">
            <text:p>0,6033241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507937" calcext:value-type="float">
            <text:p>0,507937</text:p>
          </table:table-cell>
          <table:table-cell office:value-type="float" office:value="0.1516575" calcext:value-type="float">
            <text:p>0,151657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5167204" calcext:value-type="float">
            <text:p>0,5167204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" calcext:value-type="float">
            <text:p>0,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5449771" calcext:value-type="float">
            <text:p>0,5449771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" calcext:value-type="float">
            <text:p>0,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5385165" calcext:value-type="float">
            <text:p>0,5385165</text:p>
          </table:table-cell>
          <table:table-cell office:value-type="float" office:value="0.5585696" calcext:value-type="float">
            <text:p>0,5585696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617252" calcext:value-type="float">
            <text:p>0,617252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6371813" calcext:value-type="float">
            <text:p>0,6371813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1949359" calcext:value-type="float">
            <text:p>0,1949359</text:p>
          </table:table-cell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" calcext:value-type="float">
            <text:p>0,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" calcext:value-type="float">
            <text:p>0,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" calcext:value-type="float">
            <text:p>0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" calcext:value-type="float">
            <text:p>0,2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" calcext:value-type="float">
            <text:p>0,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" calcext:value-type="float">
            <text:p>0,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605551" calcext:value-type="float">
            <text:p>0,3605551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516575" calcext:value-type="float">
            <text:p>0,151657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" calcext:value-type="float">
            <text:p>0,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" calcext:value-type="float">
            <text:p>0,3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" calcext:value-type="float">
            <text:p>0,2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67332" calcext:value-type="float">
            <text:p>0,1673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" calcext:value-type="float">
            <text:p>0,3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3162278" calcext:value-type="float">
            <text:p>0,0316227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3162278" calcext:value-type="float">
            <text:p>0,0316227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3162278" calcext:value-type="float">
            <text:p>0,0316227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" calcext:value-type="float">
            <text:p>0,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1923538" calcext:value-type="float">
            <text:p>0,192353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03315" calcext:value-type="float">
            <text:p>0,303315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" calcext:value-type="float">
            <text:p>0,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2" calcext:value-type="float">
            <text:p>0,2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" calcext:value-type="float">
            <text:p>0,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183216" calcext:value-type="float">
            <text:p>0,118321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2167948" calcext:value-type="float">
            <text:p>0,2167948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2366432" calcext:value-type="float">
            <text:p>0,2366432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54951" calcext:value-type="float">
            <text:p>0,254951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683282" calcext:value-type="float">
            <text:p>0,268328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569047" calcext:value-type="float">
            <text:p>0,2569047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32379" calcext:value-type="float">
            <text:p>0,232379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083666" calcext:value-type="float">
            <text:p>0,083666</text:p>
          </table:table-cell>
          <table:table-cell table:number-columns-repeated="3"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2529822" calcext:value-type="float">
            <text:p>0,2529822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19089" calcext:value-type="float">
            <text:p>0,219089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" calcext:value-type="float">
            <text:p>0,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" calcext:value-type="float">
            <text:p>0,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04939" calcext:value-type="float">
            <text:p>0,204939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949359" calcext:value-type="float">
            <text:p>0,1949359</text:p>
          </table:table-cell>
          <table:table-cell office:value-type="float" office:value="0.2" calcext:value-type="float">
            <text:p>0,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" office:value-type="float" office:value="0.2024846" calcext:value-type="float">
            <text:p>0,202484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2073644" calcext:value-type="float">
            <text:p>0,2073644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219089" calcext:value-type="float">
            <text:p>0,21908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264911" calcext:value-type="float">
            <text:p>0,1264911</text:p>
          </table:table-cell>
          <table:table-cell office:value-type="float" office:value="0.1" calcext:value-type="float">
            <text:p>0,1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2792848" calcext:value-type="float">
            <text:p>0,279284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" calcext:value-type="float">
            <text:p>0,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2949576" calcext:value-type="float">
            <text:p>0,294957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" calcext:value-type="float">
            <text:p>0,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" calcext:value-type="float">
            <text:p>0,1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" calcext:value-type="float">
            <text:p>0,1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3391165" calcext:value-type="float">
            <text:p>0,3391165</text:p>
          </table:table-cell>
          <table:table-cell office:value-type="float" office:value="0.1516575" calcext:value-type="float">
            <text:p>0,151657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1843909" calcext:value-type="float">
            <text:p>0,1843909</text:p>
          </table:table-cell>
          <table:table-cell table:number-columns-repeated="2" office:value-type="float" office:value="0.1303841" calcext:value-type="float">
            <text:p>0,130384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3449638" calcext:value-type="float">
            <text:p>0,3449638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3420526" calcext:value-type="float">
            <text:p>0,34205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3114482" calcext:value-type="float">
            <text:p>0,3114482</text:p>
          </table:table-cell>
          <table:table-cell office:value-type="float" office:value="0.1341641" calcext:value-type="float">
            <text:p>0,1341641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2683282" calcext:value-type="float">
            <text:p>0,268328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1224745" calcext:value-type="float">
            <text:p>0,12247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table:number-columns-repeated="2" office:value-type="float" office:value="0.1140175" calcext:value-type="float">
            <text:p>0,11401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897366" calcext:value-type="float">
            <text:p>0,18973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2387467" calcext:value-type="float">
            <text:p>0,23874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2144761" calcext:value-type="float">
            <text:p>0,214476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024846" calcext:value-type="float">
            <text:p>0,202484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949359" calcext:value-type="float">
            <text:p>0,19493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1949359" calcext:value-type="float">
            <text:p>0,194935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1264911" calcext:value-type="float">
            <text:p>0,126491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3224903" calcext:value-type="float">
            <text:p>0,322490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2949576" calcext:value-type="float">
            <text:p>0,294957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2626785" calcext:value-type="float">
            <text:p>0,262678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1140175" calcext:value-type="float">
            <text:p>0,1140175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607681" calcext:value-type="float">
            <text:p>0,260768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" calcext:value-type="float">
            <text:p>0,2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391165" calcext:value-type="float">
            <text:p>0,339116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8944272" calcext:value-type="float">
            <text:p>0,08944272</text:p>
          </table:table-cell>
          <table:table-cell table:number-columns-repeated="3" office:value-type="float" office:value="0.05477226" calcext:value-type="float">
            <text:p>0,0547722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" calcext:value-type="float">
            <text:p>0,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2810694" calcext:value-type="float">
            <text:p>0,2810694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2720294" calcext:value-type="float">
            <text:p>0,272029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098387" calcext:value-type="float">
            <text:p>0,3098387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478505" calcext:value-type="float">
            <text:p>0,3478505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521363" calcext:value-type="float">
            <text:p>0,3521363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372827" calcext:value-type="float">
            <text:p>0,37282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4701064" calcext:value-type="float">
            <text:p>0,470106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5234501" calcext:value-type="float">
            <text:p>0,523450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171331" calcext:value-type="float">
            <text:p>0,4171331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062019" calcext:value-type="float">
            <text:p>0,4062019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911521" calcext:value-type="float">
            <text:p>0,3911521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301163" calcext:value-type="float">
            <text:p>0,4301163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527692" calcext:value-type="float">
            <text:p>0,4527692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549725" calcext:value-type="float">
            <text:p>0,4549725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754997" calcext:value-type="float">
            <text:p>0,3754997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820994" calcext:value-type="float">
            <text:p>0,3820994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820994" calcext:value-type="float">
            <text:p>0,3820994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3807887" calcext:value-type="float">
            <text:p>0,3807887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768289" calcext:value-type="float">
            <text:p>0,376828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754997" calcext:value-type="float">
            <text:p>0,375499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3130495" calcext:value-type="float">
            <text:p>0,3130495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4" calcext:value-type="float">
            <text:p>0,4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7912016" calcext:value-type="float">
            <text:p>0,7912016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6049793" calcext:value-type="float">
            <text:p>0,6049793</text:p>
          </table:table-cell>
          <table:table-cell office:value-type="float" office:value="0.3224903" calcext:value-type="float">
            <text:p>0,3224903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1.037786" calcext:value-type="float">
            <text:p>1,037786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3687818" calcext:value-type="float">
            <text:p>0,3687818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table:number-columns-repeated="3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697137" calcext:value-type="float">
            <text:p>0,697137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398748" calcext:value-type="float">
            <text:p>0,398748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3949684" calcext:value-type="float">
            <text:p>0,3949684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5899152" calcext:value-type="float">
            <text:p>0,5899152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785394" calcext:value-type="float">
            <text:p>0,4785394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690416" calcext:value-type="float">
            <text:p>0,4690416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4494441" calcext:value-type="float">
            <text:p>0,4494441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4483303" calcext:value-type="float">
            <text:p>0,448330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427189" calcext:value-type="float">
            <text:p>0,442718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4404543" calcext:value-type="float">
            <text:p>0,440454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516575" calcext:value-type="float">
            <text:p>0,1516575</text:p>
          </table:table-cell>
          <table:table-cell table:number-columns-repeated="2" office:value-type="float" office:value="0.3146427" calcext:value-type="float">
            <text:p>0,3146427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3860052" calcext:value-type="float">
            <text:p>0,3860052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" calcext:value-type="float">
            <text:p>0,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860052" calcext:value-type="float">
            <text:p>0,386005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3209361" calcext:value-type="float">
            <text:p>0,3209361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" calcext:value-type="float">
            <text:p>0,3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6033241" calcext:value-type="float">
            <text:p>0,6033241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6648308" calcext:value-type="float">
            <text:p>0,664830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697137" calcext:value-type="float">
            <text:p>0,697137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7238784" calcext:value-type="float">
            <text:p>0,7238784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8258329" calcext:value-type="float">
            <text:p>0,8258329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1.134901" calcext:value-type="float">
            <text:p>1,134901</text:p>
          </table:table-cell>
          <table:table-cell office:value-type="float" office:value="0.4" calcext:value-type="float">
            <text:p>0,4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9284396" calcext:value-type="float">
            <text:p>0,9284396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8666025" calcext:value-type="float">
            <text:p>0,8666025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7078135" calcext:value-type="float">
            <text:p>0,7078135</text:p>
          </table:table-cell>
          <table:table-cell office:value-type="float" office:value="0.5761944" calcext:value-type="float">
            <text:p>0,5761944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5907622" calcext:value-type="float">
            <text:p>0,5907622</text:p>
          </table:table-cell>
          <table:table-cell office:value-type="float" office:value="0.6648308" calcext:value-type="float">
            <text:p>0,664830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5770615" calcext:value-type="float">
            <text:p>0,5770615</text:p>
          </table:table-cell>
          <table:table-cell office:value-type="float" office:value="0.7867655" calcext:value-type="float">
            <text:p>0,786765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8080841" calcext:value-type="float">
            <text:p>0,808084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32379" calcext:value-type="float">
            <text:p>0,232379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7930952" calcext:value-type="float">
            <text:p>0,7930952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7602631" calcext:value-type="float">
            <text:p>0,7602631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" calcext:value-type="float">
            <text:p>0,3</text:p>
          </table:table-cell>
          <table:table-cell office:value-type="float" office:value="0.7007139" calcext:value-type="float">
            <text:p>0,700713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6473021" calcext:value-type="float">
            <text:p>0,647302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807887" calcext:value-type="float">
            <text:p>0,380788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591608" calcext:value-type="float">
            <text:p>0,591608</text:p>
          </table:table-cell>
          <table:table-cell office:value-type="float" office:value="0.5882176" calcext:value-type="float">
            <text:p>0,5882176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898718" calcext:value-type="float">
            <text:p>0,389871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6855655" calcext:value-type="float">
            <text:p>0,6855655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974921" calcext:value-type="float">
            <text:p>0,3974921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6920983" calcext:value-type="float">
            <text:p>0,6920983</text:p>
          </table:table-cell>
          <table:table-cell office:value-type="float" office:value="0.4732864" calcext:value-type="float">
            <text:p>0,4732864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3949684" calcext:value-type="float">
            <text:p>0,394968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6928203" calcext:value-type="float">
            <text:p>0,6928203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4658326" calcext:value-type="float">
            <text:p>0,4658326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6324555" calcext:value-type="float">
            <text:p>0,6324555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4427189" calcext:value-type="float">
            <text:p>0,4427189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" calcext:value-type="float">
            <text:p>0,2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4335897" calcext:value-type="float">
            <text:p>0,433589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827007" calcext:value-type="float">
            <text:p>0,482700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837355" calcext:value-type="float">
            <text:p>0,483735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4785394" calcext:value-type="float">
            <text:p>0,478539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4690416" calcext:value-type="float">
            <text:p>0,469041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6715654" calcext:value-type="float">
            <text:p>0,6715654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6292853" calcext:value-type="float">
            <text:p>0,6292853</text:p>
          </table:table-cell>
          <table:table-cell office:value-type="float" office:value="0.4505552" calcext:value-type="float">
            <text:p>0,450555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6511528" calcext:value-type="float">
            <text:p>0,6511528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427785" calcext:value-type="float">
            <text:p>0,42778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8689073" calcext:value-type="float">
            <text:p>0,8689073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7803845" calcext:value-type="float">
            <text:p>0,7803845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7694154" calcext:value-type="float">
            <text:p>0,7694154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7848567" calcext:value-type="float">
            <text:p>0,7848567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7523297" calcext:value-type="float">
            <text:p>0,7523297</text:p>
          </table:table-cell>
          <table:table-cell office:value-type="float" office:value="0.3563706" calcext:value-type="float">
            <text:p>0,356370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7197222" calcext:value-type="float">
            <text:p>0,7197222</text:p>
          </table:table-cell>
          <table:table-cell office:value-type="float" office:value="0.3420526" calcext:value-type="float">
            <text:p>0,342052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6465292" calcext:value-type="float">
            <text:p>0,6465292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349285" calcext:value-type="float">
            <text:p>0,349285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3605551" calcext:value-type="float">
            <text:p>0,360555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7106335" calcext:value-type="float">
            <text:p>0,7106335</text:p>
          </table:table-cell>
          <table:table-cell office:value-type="float" office:value="0.3768289" calcext:value-type="float">
            <text:p>0,376828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6928203" calcext:value-type="float">
            <text:p>0,692820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543139" calcext:value-type="float">
            <text:p>0,543139</text:p>
          </table:table-cell>
          <table:table-cell office:value-type="float" office:value="0.4195235" calcext:value-type="float">
            <text:p>0,419523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4230839" calcext:value-type="float">
            <text:p>0,423083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409878" calcext:value-type="float">
            <text:p>0,40987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633181" calcext:value-type="float">
            <text:p>0,363318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224903" calcext:value-type="float">
            <text:p>0,3224903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966479" calcext:value-type="float">
            <text:p>0,2966479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478505" calcext:value-type="float">
            <text:p>0,3478505</text:p>
          </table:table-cell>
          <table:table-cell table:number-columns-repeated="2" office:value-type="float" office:value="0.3435113" calcext:value-type="float">
            <text:p>0,3435113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5787919" calcext:value-type="float">
            <text:p>0,5787919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5049753" calcext:value-type="float">
            <text:p>0,5049753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407431" calcext:value-type="float">
            <text:p>0,40743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024922" calcext:value-type="float">
            <text:p>0,402492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024922" calcext:value-type="float">
            <text:p>0,402492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5234501" calcext:value-type="float">
            <text:p>0,523450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062019" calcext:value-type="float">
            <text:p>0,4062019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171331" calcext:value-type="float">
            <text:p>0,4171331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6789698" calcext:value-type="float">
            <text:p>0,6789698</text:p>
          </table:table-cell>
          <table:table-cell office:value-type="float" office:value="0.4335897" calcext:value-type="float">
            <text:p>0,433589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6442049" calcext:value-type="float">
            <text:p>0,6442049</text:p>
          </table:table-cell>
          <table:table-cell office:value-type="float" office:value="0.4438468" calcext:value-type="float">
            <text:p>0,443846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6180615" calcext:value-type="float">
            <text:p>0,6180615</text:p>
          </table:table-cell>
          <table:table-cell office:value-type="float" office:value="0.4636809" calcext:value-type="float">
            <text:p>0,4636809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617252" calcext:value-type="float">
            <text:p>0,617252</text:p>
          </table:table-cell>
          <table:table-cell office:value-type="float" office:value="0.4857983" calcext:value-type="float">
            <text:p>0,4857983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5648009" calcext:value-type="float">
            <text:p>0,5648009</text:p>
          </table:table-cell>
          <table:table-cell office:value-type="float" office:value="0.4816638" calcext:value-type="float">
            <text:p>0,481663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4753946" calcext:value-type="float">
            <text:p>0,475394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4571652" calcext:value-type="float">
            <text:p>0,4571652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507937" calcext:value-type="float">
            <text:p>0,507937</text:p>
          </table:table-cell>
          <table:table-cell office:value-type="float" office:value="0.4516636" calcext:value-type="float">
            <text:p>0,4516636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049753" calcext:value-type="float">
            <text:p>0,5049753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4438468" calcext:value-type="float">
            <text:p>0,443846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" calcext:value-type="float">
            <text:p>0,5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4438468" calcext:value-type="float">
            <text:p>0,443846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4449719" calcext:value-type="float">
            <text:p>0,444971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3820994" calcext:value-type="float">
            <text:p>0,382099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6292853" calcext:value-type="float">
            <text:p>0,629285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834058" calcext:value-type="float">
            <text:p>0,383405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" calcext:value-type="float">
            <text:p>0,2</text:p>
          </table:table-cell>
          <table:table-cell office:value-type="float" office:value="0.7078135" calcext:value-type="float">
            <text:p>0,707813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7007139" calcext:value-type="float">
            <text:p>0,700713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549809" calcext:value-type="float">
            <text:p>0,654980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860052" calcext:value-type="float">
            <text:p>0,386005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6" calcext:value-type="float">
            <text:p>0,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743416" calcext:value-type="float">
            <text:p>0,474341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6379655" calcext:value-type="float">
            <text:p>0,637965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4929503" calcext:value-type="float">
            <text:p>0,4929503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6877499" calcext:value-type="float">
            <text:p>0,687749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6655824" calcext:value-type="float">
            <text:p>0,6655824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01996" calcext:value-type="float">
            <text:p>0,50199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7720104" calcext:value-type="float">
            <text:p>0,7720104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6496153" calcext:value-type="float">
            <text:p>0,6496153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909175" calcext:value-type="float">
            <text:p>0,4909175</text:p>
          </table:table-cell>
        </table:table-row>
        <table:table-row table:style-name="ro1">
          <table:table-cell office:value-type="float" office:value="0.5735852" calcext:value-type="float">
            <text:p>0,5735852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1.033925" calcext:value-type="float">
            <text:p>1,033925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8502941" calcext:value-type="float">
            <text:p>0,8502941</text:p>
          </table:table-cell>
          <table:table-cell office:value-type="float" office:value="0.742967" calcext:value-type="float">
            <text:p>0,742967</text:p>
          </table:table-cell>
          <table:table-cell office:value-type="float" office:value="0.1" calcext:value-type="float">
            <text:p>0,1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580517" calcext:value-type="float">
            <text:p>0,58051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6557438" calcext:value-type="float">
            <text:p>0,6557438</text:p>
          </table:table-cell>
          <table:table-cell office:value-type="float" office:value="0.9203261" calcext:value-type="float">
            <text:p>0,9203261</text:p>
          </table:table-cell>
          <table:table-cell office:value-type="float" office:value="0.9208692" calcext:value-type="float">
            <text:p>0,920869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5282045" calcext:value-type="float">
            <text:p>0,528204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7092249" calcext:value-type="float">
            <text:p>0,7092249</text:p>
          </table:table-cell>
          <table:table-cell office:value-type="float" office:value="0.7368853" calcext:value-type="float">
            <text:p>0,7368853</text:p>
          </table:table-cell>
          <table:table-cell office:value-type="float" office:value="0.893868" calcext:value-type="float">
            <text:p>0,89386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3577709" calcext:value-type="float">
            <text:p>0,3577709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585662" calcext:value-type="float">
            <text:p>0,58566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814862" calcext:value-type="float">
            <text:p>0,814862</text:p>
          </table:table-cell>
          <table:table-cell office:value-type="float" office:value="0.5991661" calcext:value-type="float">
            <text:p>0,5991661</text:p>
          </table:table-cell>
          <table:table-cell office:value-type="float" office:value="0.8449852" calcext:value-type="float">
            <text:p>0,844985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4505552" calcext:value-type="float">
            <text:p>0,4505552</text:p>
          </table:table-cell>
          <table:table-cell office:value-type="float" office:value="0.4" calcext:value-type="float">
            <text:p>0,4</text:p>
          </table:table-cell>
          <table:table-cell office:value-type="float" office:value="0.6058053" calcext:value-type="float">
            <text:p>0,6058053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86487" calcext:value-type="float">
            <text:p>0,86487</text:p>
          </table:table-cell>
          <table:table-cell office:value-type="float" office:value="0.5486346" calcext:value-type="float">
            <text:p>0,5486346</text:p>
          </table:table-cell>
          <table:table-cell office:value-type="float" office:value="0.9497368" calcext:value-type="float">
            <text:p>0,9497368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4743416" calcext:value-type="float">
            <text:p>0,4743416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7063993" calcext:value-type="float">
            <text:p>0,7063993</text:p>
          </table:table-cell>
          <table:table-cell office:value-type="float" office:value="0.5966573" calcext:value-type="float">
            <text:p>0,5966573</text:p>
          </table:table-cell>
          <table:table-cell office:value-type="float" office:value="0.9549869" calcext:value-type="float">
            <text:p>0,954986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4289522" calcext:value-type="float">
            <text:p>0,4289522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4868264" calcext:value-type="float">
            <text:p>0,4868264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7918333" calcext:value-type="float">
            <text:p>0,791833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2863564" calcext:value-type="float">
            <text:p>0,2863564</text:p>
          </table:table-cell>
          <table:table-cell office:value-type="float" office:value="0.5770615" calcext:value-type="float">
            <text:p>0,5770615</text:p>
          </table:table-cell>
          <table:table-cell office:value-type="float" office:value="0.4868264" calcext:value-type="float">
            <text:p>0,4868264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" calcext:value-type="float">
            <text:p>0,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6557438" calcext:value-type="float">
            <text:p>0,655743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254951" calcext:value-type="float">
            <text:p>0,254951</text:p>
          </table:table-cell>
          <table:table-cell office:value-type="float" office:value="0.5558777" calcext:value-type="float">
            <text:p>0,5558777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180615" calcext:value-type="float">
            <text:p>0,618061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2024846" calcext:value-type="float">
            <text:p>0,2024846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" calcext:value-type="float">
            <text:p>0,4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5385165" calcext:value-type="float">
            <text:p>0,538516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5656854" calcext:value-type="float">
            <text:p>0,565685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5991661" calcext:value-type="float">
            <text:p>0,599166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585662" calcext:value-type="float">
            <text:p>0,58566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" calcext:value-type="float">
            <text:p>0,3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1897366" calcext:value-type="float">
            <text:p>0,1897366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5612486" calcext:value-type="float">
            <text:p>0,561248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581139" calcext:value-type="float">
            <text:p>0,1581139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" calcext:value-type="float">
            <text:p>0,3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219089" calcext:value-type="float">
            <text:p>0,21908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office:value-type="float" office:value="0.248998" calcext:value-type="float">
            <text:p>0,24899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2588436" calcext:value-type="float">
            <text:p>0,2588436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3" calcext:value-type="float">
            <text:p>0,3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2915476" calcext:value-type="float">
            <text:p>0,291547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219089" calcext:value-type="float">
            <text:p>0,219089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701851" calcext:value-type="float">
            <text:p>0,270185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304959" calcext:value-type="float">
            <text:p>0,304959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3193744" calcext:value-type="float">
            <text:p>0,3193744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317805" calcext:value-type="float">
            <text:p>0,31780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" calcext:value-type="float">
            <text:p>0,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304959" calcext:value-type="float">
            <text:p>0,30495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248998" calcext:value-type="float">
            <text:p>0,248998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" calcext:value-type="float">
            <text:p>0,2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" calcext:value-type="float">
            <text:p>0,3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2144761" calcext:value-type="float">
            <text:p>0,2144761</text:p>
          </table:table-cell>
          <table:table-cell office:value-type="float" office:value="0.1" calcext:value-type="float">
            <text:p>0,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" calcext:value-type="float">
            <text:p>0,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" calcext:value-type="float">
            <text:p>0,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1264911" calcext:value-type="float">
            <text:p>0,126491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4159327" calcext:value-type="float">
            <text:p>0,4159327</text:p>
          </table:table-cell>
          <table:table-cell table:number-columns-repeated="2" office:value-type="float" office:value="0.1378405" calcext:value-type="float">
            <text:p>0,1378405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581139" calcext:value-type="float">
            <text:p>0,1581139</text:p>
          </table:table-cell>
          <table:table-cell table:number-columns-repeated="2"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449138" calcext:value-type="float">
            <text:p>0,1449138</text:p>
          </table:table-cell>
          <table:table-cell table:number-columns-repeated="2"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" calcext:value-type="float">
            <text:p>0,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" calcext:value-type="float">
            <text:p>0,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" calcext:value-type="float">
            <text:p>0,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1183216" calcext:value-type="float">
            <text:p>0,118321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224745" calcext:value-type="float">
            <text:p>0,1224745</text:p>
          </table:table-cell>
          <table:table-cell table:number-columns-repeated="2" office:value-type="float" office:value="0.1643168" calcext:value-type="float">
            <text:p>0,164316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3162278" calcext:value-type="float">
            <text:p>0,0316227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3162278" calcext:value-type="float">
            <text:p>0,0316227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3162278" calcext:value-type="float">
            <text:p>0,0316227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" calcext:value-type="float">
            <text:p>0,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" calcext:value-type="float">
            <text:p>0,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378405" calcext:value-type="float">
            <text:p>0,1378405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341641" calcext:value-type="float">
            <text:p>0,1341641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581139" calcext:value-type="float">
            <text:p>0,1581139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1048809" calcext:value-type="float">
            <text:p>0,104880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16575" calcext:value-type="float">
            <text:p>0,1516575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449138" calcext:value-type="float">
            <text:p>0,1449138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" calcext:value-type="float">
            <text:p>0,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516575" calcext:value-type="float">
            <text:p>0,1516575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table:number-columns-repeated="2" office:value-type="float" office:value="0.1048809" calcext:value-type="float">
            <text:p>0,104880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4929503" calcext:value-type="float">
            <text:p>0,4929503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974842" calcext:value-type="float">
            <text:p>0,1974842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502991" calcext:value-type="float">
            <text:p>0,50299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4560702" calcext:value-type="float">
            <text:p>0,456070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4427189" calcext:value-type="float">
            <text:p>0,442718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4312772" calcext:value-type="float">
            <text:p>0,43127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398748" calcext:value-type="float">
            <text:p>0,39874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372827" calcext:value-type="float">
            <text:p>0,37282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3464102" calcext:value-type="float">
            <text:p>0,346410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2932576" calcext:value-type="float">
            <text:p>0,293257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264911" calcext:value-type="float">
            <text:p>0,1264911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2588436" calcext:value-type="float">
            <text:p>0,25884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1" calcext:value-type="float">
            <text:p>0,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1" calcext:value-type="float">
            <text:p>0,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1" calcext:value-type="float">
            <text:p>0,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81139" calcext:value-type="float">
            <text:p>0,1581139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75681" calcext:value-type="float">
            <text:p>0,275681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1" calcext:value-type="float">
            <text:p>0,1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974842" calcext:value-type="float">
            <text:p>0,197484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48324" calcext:value-type="float">
            <text:p>0,148324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8324" calcext:value-type="float">
            <text:p>0,148324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3768289" calcext:value-type="float">
            <text:p>0,3768289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49138" calcext:value-type="float">
            <text:p>0,1449138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8324" calcext:value-type="float">
            <text:p>0,148324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14213" calcext:value-type="float">
            <text:p>0,1414213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3420526" calcext:value-type="float">
            <text:p>0,3420526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3301515" calcext:value-type="float">
            <text:p>0,3301515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3209361" calcext:value-type="float">
            <text:p>0,3209361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349285" calcext:value-type="float">
            <text:p>0,3492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2345208" calcext:value-type="float">
            <text:p>0,2345208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2701851" calcext:value-type="float">
            <text:p>0,2701851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49138" calcext:value-type="float">
            <text:p>0,1449138</text:p>
          </table:table-cell>
          <table:table-cell table:number-columns-repeated="2"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" calcext:value-type="float">
            <text:p>0,1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607681" calcext:value-type="float">
            <text:p>0,2607681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" calcext:value-type="float">
            <text:p>0,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1516575" calcext:value-type="float">
            <text:p>0,1516575</text:p>
          </table:table-cell>
          <table:table-cell table:number-columns-repeated="3" office:value-type="float" office:value="0.07071067" calcext:value-type="float">
            <text:p>0,0707106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03315" calcext:value-type="float">
            <text:p>0,30331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065942" calcext:value-type="float">
            <text:p>0,306594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3361547" calcext:value-type="float">
            <text:p>0,3361547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581139" calcext:value-type="float">
            <text:p>0,1581139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420526" calcext:value-type="float">
            <text:p>0,3420526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449138" calcext:value-type="float">
            <text:p>0,1449138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3660601" calcext:value-type="float">
            <text:p>0,3660601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754997" calcext:value-type="float">
            <text:p>0,3754997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3885872" calcext:value-type="float">
            <text:p>0,3885872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754997" calcext:value-type="float">
            <text:p>0,3754997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2" calcext:value-type="float">
            <text:p>0,2</text:p>
          </table:table-cell>
          <table:table-cell office:value-type="float" office:value="0.5186521" calcext:value-type="float">
            <text:p>0,5186521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6745369" calcext:value-type="float">
            <text:p>0,6745369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" calcext:value-type="float">
            <text:p>0,2</text:p>
          </table:table-cell>
          <table:table-cell office:value-type="float" office:value="0.6745369" calcext:value-type="float">
            <text:p>0,6745369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6723095" calcext:value-type="float">
            <text:p>0,6723095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7042727" calcext:value-type="float">
            <text:p>0,7042727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7155418" calcext:value-type="float">
            <text:p>0,7155418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7375636" calcext:value-type="float">
            <text:p>0,7375636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6935416" calcext:value-type="float">
            <text:p>0,6935416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6655824" calcext:value-type="float">
            <text:p>0,6655824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6426507" calcext:value-type="float">
            <text:p>0,6426507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6268971" calcext:value-type="float">
            <text:p>0,6268971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6180615" calcext:value-type="float">
            <text:p>0,618061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60663" calcext:value-type="float">
            <text:p>0,60663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5932959" calcext:value-type="float">
            <text:p>0,5932959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5899152" calcext:value-type="float">
            <text:p>0,589915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5822371" calcext:value-type="float">
            <text:p>0,5822371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6260991" calcext:value-type="float">
            <text:p>0,626099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263079" calcext:value-type="float">
            <text:p>0,5263079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6058053" calcext:value-type="float">
            <text:p>0,605805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498999" calcext:value-type="float">
            <text:p>0,498999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4764452" calcext:value-type="float">
            <text:p>0,4764452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636809" calcext:value-type="float">
            <text:p>0,4636809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4" calcext:value-type="float">
            <text:p>0,4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505552" calcext:value-type="float">
            <text:p>0,4505552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41588" calcext:value-type="float">
            <text:p>0,441588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381781" calcext:value-type="float">
            <text:p>0,4381781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381781" calcext:value-type="float">
            <text:p>0,4381781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219005" calcext:value-type="float">
            <text:p>0,4219005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" calcext:value-type="float">
            <text:p>0,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64758" calcext:value-type="float">
            <text:p>0,464758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358899" calcext:value-type="float">
            <text:p>0,4358899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147288" calcext:value-type="float">
            <text:p>0,4147288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619392" calcext:value-type="float">
            <text:p>0,361939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8372574" calcext:value-type="float">
            <text:p>0,8372574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6024948" calcext:value-type="float">
            <text:p>0,6024948</text:p>
          </table:table-cell>
          <table:table-cell office:value-type="float" office:value="0.3" calcext:value-type="float">
            <text:p>0,3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1788854" calcext:value-type="float">
            <text:p>0,178885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5813777" calcext:value-type="float">
            <text:p>0,5813777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5319774" calcext:value-type="float">
            <text:p>0,5319774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768289" calcext:value-type="float">
            <text:p>0,376828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872983" calcext:value-type="float">
            <text:p>0,3872983</text:p>
          </table:table-cell>
        </table:table-row>
        <table:table-row table:style-name="ro1"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016621" calcext:value-type="float">
            <text:p>0,3016621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" calcext:value-type="float">
            <text:p>0,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" calcext:value-type="float">
            <text:p>0,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6870226" calcext:value-type="float">
            <text:p>0,687022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" calcext:value-type="float">
            <text:p>0,1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669328" calcext:value-type="float">
            <text:p>0,66932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581139" calcext:value-type="float">
            <text:p>0,1581139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516575" calcext:value-type="float">
            <text:p>0,151657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" calcext:value-type="float">
            <text:p>0,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" calcext:value-type="float">
            <text:p>0,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4" calcext:value-type="float">
            <text:p>0,4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" calcext:value-type="float">
            <text:p>0,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" calcext:value-type="float">
            <text:p>0,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24037" calcext:value-type="float">
            <text:p>0,32403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549648" calcext:value-type="float">
            <text:p>0,354964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1264911" calcext:value-type="float">
            <text:p>0,126491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56921" calcext:value-type="float">
            <text:p>0,5692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" calcext:value-type="float">
            <text:p>0,2</text:p>
          </table:table-cell>
          <table:table-cell office:value-type="float" office:value="0.6033241" calcext:value-type="float">
            <text:p>0,603324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" calcext:value-type="float">
            <text:p>0,2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6526868" calcext:value-type="float">
            <text:p>0,652686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6526868" calcext:value-type="float">
            <text:p>0,652686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614817" calcext:value-type="float">
            <text:p>0,61481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5621388" calcext:value-type="float">
            <text:p>0,562138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4909175" calcext:value-type="float">
            <text:p>0,490917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923538" calcext:value-type="float">
            <text:p>0,1923538</text:p>
          </table:table-cell>
          <table:table-cell table:number-columns-repeated="2" office:value-type="float" office:value="0.1549193" calcext:value-type="float">
            <text:p>0,1549193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6457554" calcext:value-type="float">
            <text:p>0,6457554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4135215" calcext:value-type="float">
            <text:p>0,413521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549648" calcext:value-type="float">
            <text:p>0,354964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316625" calcext:value-type="float">
            <text:p>0,331662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5244044" calcext:value-type="float">
            <text:p>0,524404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7224957" calcext:value-type="float">
            <text:p>0,722495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746994" calcext:value-type="float">
            <text:p>0,746994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7771744" calcext:value-type="float">
            <text:p>0,7771744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7752419" calcext:value-type="float">
            <text:p>0,7752419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7224957" calcext:value-type="float">
            <text:p>0,7224957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1140175" calcext:value-type="float">
            <text:p>0,114017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" calcext:value-type="float">
            <text:p>0,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94982" calcext:value-type="float">
            <text:p>0,69498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6549809" calcext:value-type="float">
            <text:p>0,654980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60663" calcext:value-type="float">
            <text:p>0,60663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" calcext:value-type="float">
            <text:p>0,2</text:p>
          </table:table-cell>
          <table:table-cell office:value-type="float" office:value="0.5830952" calcext:value-type="float">
            <text:p>0,5830952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1183216" calcext:value-type="float">
            <text:p>0,118321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" calcext:value-type="float">
            <text:p>0,2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5567765" calcext:value-type="float">
            <text:p>0,5567765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" calcext:value-type="float">
            <text:p>0,1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5282045" calcext:value-type="float">
            <text:p>0,528204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5147815" calcext:value-type="float">
            <text:p>0,5147815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" calcext:value-type="float">
            <text:p>0,2</text:p>
          </table:table-cell>
          <table:table-cell office:value-type="float" office:value="0.507937" calcext:value-type="float">
            <text:p>0,50793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148324" calcext:value-type="float">
            <text:p>0,148324</text:p>
          </table:table-cell>
          <table:table-cell office:value-type="float" office:value="0.5449771" calcext:value-type="float">
            <text:p>0,5449771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939636" calcext:value-type="float">
            <text:p>0,493963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888763" calcext:value-type="float">
            <text:p>0,4888763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857983" calcext:value-type="float">
            <text:p>0,4857983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4837355" calcext:value-type="float">
            <text:p>0,4837355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4827007" calcext:value-type="float">
            <text:p>0,482700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4816638" calcext:value-type="float">
            <text:p>0,481663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585662" calcext:value-type="float">
            <text:p>0,585662</text:p>
          </table:table-cell>
          <table:table-cell office:value-type="float" office:value="0.4636809" calcext:value-type="float">
            <text:p>0,4636809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6723095" calcext:value-type="float">
            <text:p>0,6723095</text:p>
          </table:table-cell>
          <table:table-cell office:value-type="float" office:value="0.3391165" calcext:value-type="float">
            <text:p>0,3391165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7463243" calcext:value-type="float">
            <text:p>0,7463243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6252999" calcext:value-type="float">
            <text:p>0,6252999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304959" calcext:value-type="float">
            <text:p>0,304959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732864" calcext:value-type="float">
            <text:p>0,4732864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" calcext:value-type="float">
            <text:p>0,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" calcext:value-type="float">
            <text:p>0,3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966479" calcext:value-type="float">
            <text:p>0,2966479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254951" calcext:value-type="float">
            <text:p>0,25495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5822371" calcext:value-type="float">
            <text:p>0,582237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6276942" calcext:value-type="float">
            <text:p>0,6276942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248998" calcext:value-type="float">
            <text:p>0,24899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6371813" calcext:value-type="float">
            <text:p>0,6371813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2607681" calcext:value-type="float">
            <text:p>0,260768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6332456" calcext:value-type="float">
            <text:p>0,6332456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442049" calcext:value-type="float">
            <text:p>0,6442049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" calcext:value-type="float">
            <text:p>0,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442049" calcext:value-type="float">
            <text:p>0,6442049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107373" calcext:value-type="float">
            <text:p>0,6107373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770615" calcext:value-type="float">
            <text:p>0,577061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458938" calcext:value-type="float">
            <text:p>0,545893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3521363" calcext:value-type="float">
            <text:p>0,3521363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788854" calcext:value-type="float">
            <text:p>0,1788854</text:p>
          </table:table-cell>
          <table:table-cell table:number-columns-repeated="2" office:value-type="float" office:value="0.2428991" calcext:value-type="float">
            <text:p>0,242899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024922" calcext:value-type="float">
            <text:p>0,4024922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1" calcext:value-type="float">
            <text:p>0,1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4147288" calcext:value-type="float">
            <text:p>0,414728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1" calcext:value-type="float">
            <text:p>0,1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4254409" calcext:value-type="float">
            <text:p>0,425440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3974921" calcext:value-type="float">
            <text:p>0,3974921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3391165" calcext:value-type="float">
            <text:p>0,3391165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317805" calcext:value-type="float">
            <text:p>0,317805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81659" calcext:value-type="float">
            <text:p>0,181659</text:p>
          </table:table-cell>
        </table:table-row>
        <table:table-row table:style-name="ro1">
          <table:table-cell office:value-type="float" office:value="0.2569047" calcext:value-type="float">
            <text:p>0,2569047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2167948" calcext:value-type="float">
            <text:p>0,216794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6107373" calcext:value-type="float">
            <text:p>0,6107373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" calcext:value-type="float">
            <text:p>0,1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3" calcext:value-type="float">
            <text:p>0,3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8573214" calcext:value-type="float">
            <text:p>0,857321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8780661" calcext:value-type="float">
            <text:p>0,8780661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8631338" calcext:value-type="float">
            <text:p>0,863133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8221922" calcext:value-type="float">
            <text:p>0,822192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7848567" calcext:value-type="float">
            <text:p>0,7848567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840238" calcext:value-type="float">
            <text:p>0,84023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7924645" calcext:value-type="float">
            <text:p>0,7924645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7463243" calcext:value-type="float">
            <text:p>0,7463243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7286975" calcext:value-type="float">
            <text:p>0,728697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219089" calcext:value-type="float">
            <text:p>0,21908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7252586" calcext:value-type="float">
            <text:p>0,725258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6789698" calcext:value-type="float">
            <text:p>0,6789698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6906519" calcext:value-type="float">
            <text:p>0,690651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6892024" calcext:value-type="float">
            <text:p>0,6892024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694982" calcext:value-type="float">
            <text:p>0,694982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5531726" calcext:value-type="float">
            <text:p>0,5531726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678233" calcext:value-type="float">
            <text:p>0,678233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742967" calcext:value-type="float">
            <text:p>0,7429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6276942" calcext:value-type="float">
            <text:p>0,6276942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594138" calcext:value-type="float">
            <text:p>0,594138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5282045" calcext:value-type="float">
            <text:p>0,5282045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727128" calcext:value-type="float">
            <text:p>0,572712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860052" calcext:value-type="float">
            <text:p>0,3860052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table:number-columns-repeated="2" office:value-type="float" office:value="0.2683282" calcext:value-type="float">
            <text:p>0,268328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543139" calcext:value-type="float">
            <text:p>0,543139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741657" calcext:value-type="float">
            <text:p>0,3741657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4494441" calcext:value-type="float">
            <text:p>0,4494441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5504544" calcext:value-type="float">
            <text:p>0,5504544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529822" calcext:value-type="float">
            <text:p>0,2529822</text:p>
          </table:table-cell>
          <table:table-cell table:number-columns-repeated="2" office:value-type="float" office:value="0.2683282" calcext:value-type="float">
            <text:p>0,2683282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6892024" calcext:value-type="float">
            <text:p>0,6892024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2" calcext:value-type="float">
            <text:p>0,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7231874" calcext:value-type="float">
            <text:p>0,7231874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7218033" calcext:value-type="float">
            <text:p>0,7218033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6526868" calcext:value-type="float">
            <text:p>0,6526868</text:p>
          </table:table-cell>
        </table:table-row>
        <table:table-row table:style-name="ro1">
          <table:table-cell office:value-type="float" office:value="0.1897366" calcext:value-type="float">
            <text:p>0,189736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8910668" calcext:value-type="float">
            <text:p>0,8910668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4" calcext:value-type="float">
            <text:p>0,4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6090977" calcext:value-type="float">
            <text:p>0,6090977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8848729" calcext:value-type="float">
            <text:p>0,8848729</text:p>
          </table:table-cell>
          <table:table-cell office:value-type="float" office:value="0.6123725" calcext:value-type="float">
            <text:p>0,6123725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5186521" calcext:value-type="float">
            <text:p>0,5186521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9088454" calcext:value-type="float">
            <text:p>0,9088454</text:p>
          </table:table-cell>
          <table:table-cell office:value-type="float" office:value="0.6268971" calcext:value-type="float">
            <text:p>0,626897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4404543" calcext:value-type="float">
            <text:p>0,4404543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9544632" calcext:value-type="float">
            <text:p>0,9544632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5049753" calcext:value-type="float">
            <text:p>0,5049753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8944272" calcext:value-type="float">
            <text:p>0,894427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4669047" calcext:value-type="float">
            <text:p>0,4669047</text:p>
          </table:table-cell>
        </table:table-row>
        <table:table-row table:style-name="ro1">
          <table:table-cell office:value-type="float" office:value="0.2529822" calcext:value-type="float">
            <text:p>0,252982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8734987" calcext:value-type="float">
            <text:p>0,873498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4460942" calcext:value-type="float">
            <text:p>0,4460942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838451" calcext:value-type="float">
            <text:p>0,83845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2720294" calcext:value-type="float">
            <text:p>0,272029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7758866" calcext:value-type="float">
            <text:p>0,7758866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7245688" calcext:value-type="float">
            <text:p>0,724568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41833" calcext:value-type="float">
            <text:p>0,41833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6730527" calcext:value-type="float">
            <text:p>0,6730527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" calcext:value-type="float">
            <text:p>0,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585662" calcext:value-type="float">
            <text:p>0,585662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478505" calcext:value-type="float">
            <text:p>0,3478505</text:p>
          </table:table-cell>
        </table:table-row>
        <table:table-row table:style-name="ro1">
          <table:table-cell office:value-type="float" office:value="0.3065942" calcext:value-type="float">
            <text:p>0,306594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5513619" calcext:value-type="float">
            <text:p>0,551361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3255764" calcext:value-type="float">
            <text:p>0,3255764</text:p>
          </table:table-cell>
        </table:table-row>
        <table:table-row table:style-name="ro1">
          <table:table-cell office:value-type="float" office:value="0.3255764" calcext:value-type="float">
            <text:p>0,3255764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3255764" calcext:value-type="float">
            <text:p>0,3255764</text:p>
          </table:table-cell>
        </table:table-row>
        <table:table-row table:style-name="ro1">
          <table:table-cell office:value-type="float" office:value="0.3065942" calcext:value-type="float">
            <text:p>0,306594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3016621" calcext:value-type="float">
            <text:p>0,3016621</text:p>
          </table:table-cell>
        </table:table-row>
        <table:table-row table:style-name="ro1">
          <table:table-cell office:value-type="float" office:value="0.2915476" calcext:value-type="float">
            <text:p>0,291547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6526868" calcext:value-type="float">
            <text:p>0,6526868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5147815" calcext:value-type="float">
            <text:p>0,5147815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6603029" calcext:value-type="float">
            <text:p>0,6603029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248998" calcext:value-type="float">
            <text:p>0,24899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7362065" calcext:value-type="float">
            <text:p>0,7362065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7848567" calcext:value-type="float">
            <text:p>0,7848567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552268" calcext:value-type="float">
            <text:p>0,552268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2236068" calcext:value-type="float">
            <text:p>0,223606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6519203" calcext:value-type="float">
            <text:p>0,6519203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2167948" calcext:value-type="float">
            <text:p>0,216794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6371813" calcext:value-type="float">
            <text:p>0,6371813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5540758" calcext:value-type="float">
            <text:p>0,5540758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5907622" calcext:value-type="float">
            <text:p>0,590762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5630276" calcext:value-type="float">
            <text:p>0,5630276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559464" calcext:value-type="float">
            <text:p>0,559464</text:p>
          </table:table-cell>
          <table:table-cell office:value-type="float" office:value="0.3082207" calcext:value-type="float">
            <text:p>0,3082207</text:p>
          </table:table-cell>
        </table:table-row>
        <table:table-row table:style-name="ro1">
          <table:table-cell office:value-type="float" office:value="0.219089" calcext:value-type="float">
            <text:p>0,21908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6024948" calcext:value-type="float">
            <text:p>0,6024948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" calcext:value-type="float">
            <text:p>0,1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5882176" calcext:value-type="float">
            <text:p>0,5882176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6115554" calcext:value-type="float">
            <text:p>0,6115554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" calcext:value-type="float">
            <text:p>0,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4868264" calcext:value-type="float">
            <text:p>0,4868264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6356099" calcext:value-type="float">
            <text:p>0,6356099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5813777" calcext:value-type="float">
            <text:p>0,5813777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" calcext:value-type="float">
            <text:p>0,3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2720294" calcext:value-type="float">
            <text:p>0,2720294</text:p>
          </table:table-cell>
        </table:table-row>
        <table:table-row table:style-name="ro1">
          <table:table-cell office:value-type="float" office:value="0.2302173" calcext:value-type="float">
            <text:p>0,2302173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619392" calcext:value-type="float">
            <text:p>0,3619392</text:p>
          </table:table-cell>
        </table:table-row>
        <table:table-row table:style-name="ro1">
          <table:table-cell office:value-type="float" office:value="0.2236068" calcext:value-type="float">
            <text:p>0,223606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6188699" calcext:value-type="float">
            <text:p>0,6188699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807887" calcext:value-type="float">
            <text:p>0,3807887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6760178" calcext:value-type="float">
            <text:p>0,6760178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2167948" calcext:value-type="float">
            <text:p>0,216794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6992853" calcext:value-type="float">
            <text:p>0,6992853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2" calcext:value-type="float">
            <text:p>0,2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4289522" calcext:value-type="float">
            <text:p>0,4289522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892024" calcext:value-type="float">
            <text:p>0,6892024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549725" calcext:value-type="float">
            <text:p>0,4549725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69328" calcext:value-type="float">
            <text:p>0,66932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" calcext:value-type="float">
            <text:p>0,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4743416" calcext:value-type="float">
            <text:p>0,4743416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6496153" calcext:value-type="float">
            <text:p>0,6496153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4939636" calcext:value-type="float">
            <text:p>0,4939636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5039842" calcext:value-type="float">
            <text:p>0,5039842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5089204" calcext:value-type="float">
            <text:p>0,5089204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5039842" calcext:value-type="float">
            <text:p>0,5039842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98999" calcext:value-type="float">
            <text:p>0,498999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91935" calcext:value-type="float">
            <text:p>0,491935</text:p>
          </table:table-cell>
        </table:table-row>
        <table:table-row table:style-name="ro1">
          <table:table-cell office:value-type="float" office:value="0.2167948" calcext:value-type="float">
            <text:p>0,2167948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4301163" calcext:value-type="float">
            <text:p>0,4301163</text:p>
          </table:table-cell>
        </table:table-row>
        <table:table-row table:style-name="ro1">
          <table:table-cell office:value-type="float" office:value="0.248998" calcext:value-type="float">
            <text:p>0,248998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" calcext:value-type="float">
            <text:p>0,3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6928203" calcext:value-type="float">
            <text:p>0,6928203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3098387" calcext:value-type="float">
            <text:p>0,3098387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6752777" calcext:value-type="float">
            <text:p>0,6752777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2863564" calcext:value-type="float">
            <text:p>0,2863564</text:p>
          </table:table-cell>
          <table:table-cell office:value-type="float" office:value="0.7099296" calcext:value-type="float">
            <text:p>0,7099296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6899275" calcext:value-type="float">
            <text:p>0,6899275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683282" calcext:value-type="float">
            <text:p>0,2683282</text:p>
          </table:table-cell>
          <table:table-cell office:value-type="float" office:value="0.7252586" calcext:value-type="float">
            <text:p>0,7252586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6819091" calcext:value-type="float">
            <text:p>0,681909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2588436" calcext:value-type="float">
            <text:p>0,2588436</text:p>
          </table:table-cell>
          <table:table-cell office:value-type="float" office:value="0.7204165" calcext:value-type="float">
            <text:p>0,7204165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663325" calcext:value-type="float">
            <text:p>0,663325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7204165" calcext:value-type="float">
            <text:p>0,720416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6496153" calcext:value-type="float">
            <text:p>0,6496153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2302173" calcext:value-type="float">
            <text:p>0,2302173</text:p>
          </table:table-cell>
          <table:table-cell office:value-type="float" office:value="0.7300685" calcext:value-type="float">
            <text:p>0,7300685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6542171" calcext:value-type="float">
            <text:p>0,6542171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6935416" calcext:value-type="float">
            <text:p>0,6935416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" calcext:value-type="float">
            <text:p>0,1</text:p>
          </table:table-cell>
          <table:table-cell office:value-type="float" office:value="0.7694154" calcext:value-type="float">
            <text:p>0,7694154</text:p>
          </table:table-cell>
          <table:table-cell office:value-type="float" office:value="0.6188699" calcext:value-type="float">
            <text:p>0,618869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6542171" calcext:value-type="float">
            <text:p>0,654217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" calcext:value-type="float">
            <text:p>0,1</text:p>
          </table:table-cell>
          <table:table-cell office:value-type="float" office:value="0.7655064" calcext:value-type="float">
            <text:p>0,7655064</text:p>
          </table:table-cell>
          <table:table-cell office:value-type="float" office:value="0.6332456" calcext:value-type="float">
            <text:p>0,6332456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office:value-type="float" office:value="0.2144761" calcext:value-type="float">
            <text:p>0,2144761</text:p>
          </table:table-cell>
          <table:table-cell office:value-type="float" office:value="0.6268971" calcext:value-type="float">
            <text:p>0,6268971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" calcext:value-type="float">
            <text:p>0,1</text:p>
          </table:table-cell>
          <table:table-cell office:value-type="float" office:value="0.7635444" calcext:value-type="float">
            <text:p>0,7635444</text:p>
          </table:table-cell>
          <table:table-cell office:value-type="float" office:value="0.6426507" calcext:value-type="float">
            <text:p>0,642650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5966573" calcext:value-type="float">
            <text:p>0,5966573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" calcext:value-type="float">
            <text:p>0,1</text:p>
          </table:table-cell>
          <table:table-cell office:value-type="float" office:value="0.7503332" calcext:value-type="float">
            <text:p>0,7503332</text:p>
          </table:table-cell>
          <table:table-cell office:value-type="float" office:value="0.6465292" calcext:value-type="float">
            <text:p>0,646529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552268" calcext:value-type="float">
            <text:p>0,55226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" calcext:value-type="float">
            <text:p>0,1</text:p>
          </table:table-cell>
          <table:table-cell office:value-type="float" office:value="0.7409453" calcext:value-type="float">
            <text:p>0,7409453</text:p>
          </table:table-cell>
          <table:table-cell office:value-type="float" office:value="0.6316645" calcext:value-type="float">
            <text:p>0,6316645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082207" calcext:value-type="float">
            <text:p>0,3082207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7028514" calcext:value-type="float">
            <text:p>0,7028514</text:p>
          </table:table-cell>
          <table:table-cell office:value-type="float" office:value="0.552268" calcext:value-type="float">
            <text:p>0,552268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543139" calcext:value-type="float">
            <text:p>0,543139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6363961" calcext:value-type="float">
            <text:p>0,6363961</text:p>
          </table:table-cell>
        </table:table-row>
        <table:table-row table:style-name="ro1">
          <table:table-cell office:value-type="float" office:value="0.2024846" calcext:value-type="float">
            <text:p>0,2024846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6426507" calcext:value-type="float">
            <text:p>0,6426507</text:p>
          </table:table-cell>
        </table:table-row>
        <table:table-row table:style-name="ro1">
          <table:table-cell office:value-type="float" office:value="0.1974842" calcext:value-type="float">
            <text:p>0,1974842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6363961" calcext:value-type="float">
            <text:p>0,6363961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6316645" calcext:value-type="float">
            <text:p>0,6316645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6418723" calcext:value-type="float">
            <text:p>0,641872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2366432" calcext:value-type="float">
            <text:p>0,2366432</text:p>
          </table:table-cell>
          <table:table-cell office:value-type="float" office:value="0.6542171" calcext:value-type="float">
            <text:p>0,6542171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5244044" calcext:value-type="float">
            <text:p>0,5244044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6292853" calcext:value-type="float">
            <text:p>0,6292853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591608" calcext:value-type="float">
            <text:p>0,591608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4404543" calcext:value-type="float">
            <text:p>0,4404543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6503845" calcext:value-type="float">
            <text:p>0,6503845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6252999" calcext:value-type="float">
            <text:p>0,6252999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5718392" calcext:value-type="float">
            <text:p>0,571839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648074" calcext:value-type="float">
            <text:p>0,648074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9121404" calcext:value-type="float">
            <text:p>0,9121404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5735852" calcext:value-type="float">
            <text:p>0,5735852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6434283" calcext:value-type="float">
            <text:p>0,643428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8056054" calcext:value-type="float">
            <text:p>0,8056054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6041523" calcext:value-type="float">
            <text:p>0,6041523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6379655" calcext:value-type="float">
            <text:p>0,637965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1.126055" calcext:value-type="float">
            <text:p>1,126055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502991" calcext:value-type="float">
            <text:p>0,502991</text:p>
          </table:table-cell>
        </table:table-row>
        <table:table-row table:style-name="ro1">
          <table:table-cell office:value-type="float" office:value="0.3911521" calcext:value-type="float">
            <text:p>0,3911521</text:p>
          </table:table-cell>
          <table:table-cell office:value-type="float" office:value="0.6260991" calcext:value-type="float">
            <text:p>0,626099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617252" calcext:value-type="float">
            <text:p>0,617252</text:p>
          </table:table-cell>
          <table:table-cell office:value-type="float" office:value="0.8961027" calcext:value-type="float">
            <text:p>0,8961027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4743416" calcext:value-type="float">
            <text:p>0,4743416</text:p>
          </table:table-cell>
        </table:table-row>
        <table:table-row table:style-name="ro1">
          <table:table-cell office:value-type="float" office:value="0.3065942" calcext:value-type="float">
            <text:p>0,3065942</text:p>
          </table:table-cell>
          <table:table-cell office:value-type="float" office:value="0.6156298" calcext:value-type="float">
            <text:p>0,615629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6700746" calcext:value-type="float">
            <text:p>0,6700746</text:p>
          </table:table-cell>
          <table:table-cell office:value-type="float" office:value="0.8408329" calcext:value-type="float">
            <text:p>0,840832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" calcext:value-type="float">
            <text:p>0,4</text:p>
          </table:table-cell>
          <table:table-cell office:value-type="float" office:value="0.4679744" calcext:value-type="float">
            <text:p>0,4679744</text:p>
          </table:table-cell>
        </table:table-row>
        <table:table-row table:style-name="ro1">
          <table:table-cell office:value-type="float" office:value="0.317805" calcext:value-type="float">
            <text:p>0,317805</text:p>
          </table:table-cell>
          <table:table-cell office:value-type="float" office:value="0.6058053" calcext:value-type="float">
            <text:p>0,6058053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" calcext:value-type="float">
            <text:p>0,1</text:p>
          </table:table-cell>
          <table:table-cell office:value-type="float" office:value="0.6841053" calcext:value-type="float">
            <text:p>0,6841053</text:p>
          </table:table-cell>
          <table:table-cell office:value-type="float" office:value="0.8074652" calcext:value-type="float">
            <text:p>0,807465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501996" calcext:value-type="float">
            <text:p>0,501996</text:p>
          </table:table-cell>
        </table:table-row>
        <table:table-row table:style-name="ro1">
          <table:table-cell office:value-type="float" office:value="0.3224903" calcext:value-type="float">
            <text:p>0,3224903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9391485" calcext:value-type="float">
            <text:p>0,939148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4857983" calcext:value-type="float">
            <text:p>0,48579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9060905" calcext:value-type="float">
            <text:p>0,906090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8933085" calcext:value-type="float">
            <text:p>0,893308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2810694" calcext:value-type="float">
            <text:p>0,2810694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7321202" calcext:value-type="float">
            <text:p>0,732120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361547" calcext:value-type="float">
            <text:p>0,3361547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580517" calcext:value-type="float">
            <text:p>0,58051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3376389" calcext:value-type="float">
            <text:p>0,337638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398748" calcext:value-type="float">
            <text:p>0,398748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6418723" calcext:value-type="float">
            <text:p>0,641872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" calcext:value-type="float">
            <text:p>0,1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7563068" calcext:value-type="float">
            <text:p>0,756306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" calcext:value-type="float">
            <text:p>0,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7402702" calcext:value-type="float">
            <text:p>0,7402702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6957011" calcext:value-type="float">
            <text:p>0,695701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6099181" calcext:value-type="float">
            <text:p>0,609918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5458938" calcext:value-type="float">
            <text:p>0,545893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4816638" calcext:value-type="float">
            <text:p>0,481663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286335" calcext:value-type="float">
            <text:p>0,3286335</text:p>
          </table:table-cell>
        </table:table-row>
        <table:table-row table:style-name="ro1">
          <table:table-cell office:value-type="float" office:value="0.484768" calcext:value-type="float">
            <text:p>0,484768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701351" calcext:value-type="float">
            <text:p>0,3701351</text:p>
          </table:table-cell>
        </table:table-row>
        <table:table-row table:style-name="ro1">
          <table:table-cell office:value-type="float" office:value="0.4147288" calcext:value-type="float">
            <text:p>0,414728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5882176" calcext:value-type="float">
            <text:p>0,5882176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407431" calcext:value-type="float">
            <text:p>0,407431</text:p>
          </table:table-cell>
        </table:table-row>
        <table:table-row table:style-name="ro1">
          <table:table-cell office:value-type="float" office:value="0.3549648" calcext:value-type="float">
            <text:p>0,3549648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6332456" calcext:value-type="float">
            <text:p>0,6332456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230839" calcext:value-type="float">
            <text:p>0,4230839</text:p>
          </table:table-cell>
        </table:table-row>
        <table:table-row table:style-name="ro1">
          <table:table-cell office:value-type="float" office:value="0.2915476" calcext:value-type="float">
            <text:p>0,2915476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6663333" calcext:value-type="float">
            <text:p>0,6663333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370355" calcext:value-type="float">
            <text:p>0,4370355</text:p>
          </table:table-cell>
        </table:table-row>
        <table:table-row table:style-name="ro1">
          <table:table-cell office:value-type="float" office:value="0.2569047" calcext:value-type="float">
            <text:p>0,2569047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4242641" calcext:value-type="float">
            <text:p>0,4242641</text:p>
          </table:table-cell>
        </table:table-row>
        <table:table-row table:style-name="ro1">
          <table:table-cell office:value-type="float" office:value="0.2387467" calcext:value-type="float">
            <text:p>0,238746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5196152" calcext:value-type="float">
            <text:p>0,519615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4110961" calcext:value-type="float">
            <text:p>0,4110961</text:p>
          </table:table-cell>
        </table:table-row>
        <table:table-row table:style-name="ro1">
          <table:table-cell office:value-type="float" office:value="0.3193744" calcext:value-type="float">
            <text:p>0,3193744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885872" calcext:value-type="float">
            <text:p>0,3885872</text:p>
          </table:table-cell>
        </table:table-row>
        <table:table-row table:style-name="ro1">
          <table:table-cell office:value-type="float" office:value="0.2792848" calcext:value-type="float">
            <text:p>0,2792848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435113" calcext:value-type="float">
            <text:p>0,3435113</text:p>
          </table:table-cell>
        </table:table-row>
        <table:table-row table:style-name="ro1">
          <table:table-cell office:value-type="float" office:value="0.317805" calcext:value-type="float">
            <text:p>0,31780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3193744" calcext:value-type="float">
            <text:p>0,3193744</text:p>
          </table:table-cell>
        </table:table-row>
        <table:table-row table:style-name="ro1">
          <table:table-cell office:value-type="float" office:value="0.3146427" calcext:value-type="float">
            <text:p>0,3146427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303315" calcext:value-type="float">
            <text:p>0,30331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2966479" calcext:value-type="float">
            <text:p>0,2966479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114482" calcext:value-type="float">
            <text:p>0,311448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6074537" calcext:value-type="float">
            <text:p>0,6074537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3224903" calcext:value-type="float">
            <text:p>0,3224903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5744563" calcext:value-type="float">
            <text:p>0,5744563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3478505" calcext:value-type="float">
            <text:p>0,3478505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589067" calcext:value-type="float">
            <text:p>0,589067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376389" calcext:value-type="float">
            <text:p>0,3376389</text:p>
          </table:table-cell>
        </table:table-row>
        <table:table-row table:style-name="ro1">
          <table:table-cell office:value-type="float" office:value="0.3549648" calcext:value-type="float">
            <text:p>0,354964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598331" calcext:value-type="float">
            <text:p>0,598331</text:p>
          </table:table-cell>
          <table:table-cell office:value-type="float" office:value="0.3834058" calcext:value-type="float">
            <text:p>0,3834058</text:p>
          </table:table-cell>
          <table:table-cell table:number-columns-repeated="2" office:value-type="float" office:value="0.2345208" calcext:value-type="float">
            <text:p>0,2345208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office:value-type="float" office:value="0.3535534" calcext:value-type="float">
            <text:p>0,3535534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5966573" calcext:value-type="float">
            <text:p>0,5966573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5907622" calcext:value-type="float">
            <text:p>0,5907622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04959" calcext:value-type="float">
            <text:p>0,304959</text:p>
          </table:table-cell>
        </table:table-row>
        <table:table-row table:style-name="ro1">
          <table:table-cell office:value-type="float" office:value="0.324037" calcext:value-type="float">
            <text:p>0,32403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" calcext:value-type="float">
            <text:p>0,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5907622" calcext:value-type="float">
            <text:p>0,5907622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5974948" calcext:value-type="float">
            <text:p>0,5974948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2469818" calcext:value-type="float">
            <text:p>0,246981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80441" calcext:value-type="float">
            <text:p>0,68044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3" calcext:value-type="float">
            <text:p>0,3</text:p>
          </table:table-cell>
          <table:table-cell office:value-type="float" office:value="0.7190272" calcext:value-type="float">
            <text:p>0,719027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1581139" calcext:value-type="float">
            <text:p>0,1581139</text:p>
          </table:table-cell>
        </table:table-row>
        <table:table-row table:style-name="ro1">
          <table:table-cell office:value-type="float" office:value="0.2469818" calcext:value-type="float">
            <text:p>0,246981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7622336" calcext:value-type="float">
            <text:p>0,7622336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7974961" calcext:value-type="float">
            <text:p>0,797496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8252273" calcext:value-type="float">
            <text:p>0,8252273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810694" calcext:value-type="float">
            <text:p>0,2810694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8228001" calcext:value-type="float">
            <text:p>0,822800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6300794" calcext:value-type="float">
            <text:p>0,6300794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2863564" calcext:value-type="float">
            <text:p>0,2863564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5167204" calcext:value-type="float">
            <text:p>0,5167204</text:p>
          </table:table-cell>
          <table:table-cell office:value-type="float" office:value="0.7615773" calcext:value-type="float">
            <text:p>0,7615773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6332456" calcext:value-type="float">
            <text:p>0,6332456</text:p>
          </table:table-cell>
          <table:table-cell office:value-type="float" office:value="0.717635" calcext:value-type="float">
            <text:p>0,71763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2792848" calcext:value-type="float">
            <text:p>0,279284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6549809" calcext:value-type="float">
            <text:p>0,6549809</text:p>
          </table:table-cell>
          <table:table-cell office:value-type="float" office:value="0.7259477" calcext:value-type="float">
            <text:p>0,7259477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232379" calcext:value-type="float">
            <text:p>0,232379</text:p>
          </table:table-cell>
        </table:table-row>
        <table:table-row table:style-name="ro1">
          <table:table-cell office:value-type="float" office:value="0.2701851" calcext:value-type="float">
            <text:p>0,2701851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6655824" calcext:value-type="float">
            <text:p>0,6655824</text:p>
          </table:table-cell>
          <table:table-cell office:value-type="float" office:value="0.6978539" calcext:value-type="float">
            <text:p>0,697853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7489993" calcext:value-type="float">
            <text:p>0,7489993</text:p>
          </table:table-cell>
          <table:table-cell office:value-type="float" office:value="0.6549809" calcext:value-type="float">
            <text:p>0,654980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3316625" calcext:value-type="float">
            <text:p>0,3316625</text:p>
          </table:table-cell>
        </table:table-row>
        <table:table-row table:style-name="ro1">
          <table:table-cell office:value-type="float" office:value="0.2302173" calcext:value-type="float">
            <text:p>0,230217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7516648" calcext:value-type="float">
            <text:p>0,7516648</text:p>
          </table:table-cell>
          <table:table-cell office:value-type="float" office:value="0.60663" calcext:value-type="float">
            <text:p>0,6066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4438468" calcext:value-type="float">
            <text:p>0,4438468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7823043" calcext:value-type="float">
            <text:p>0,7823043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617252" calcext:value-type="float">
            <text:p>0,617252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4774935" calcext:value-type="float">
            <text:p>0,4774935</text:p>
          </table:table-cell>
        </table:table-row>
        <table:table-row table:style-name="ro1">
          <table:table-cell office:value-type="float" office:value="0.1897366" calcext:value-type="float">
            <text:p>0,189736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7569677" calcext:value-type="float">
            <text:p>0,7569677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6760178" calcext:value-type="float">
            <text:p>0,676017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5128353" calcext:value-type="float">
            <text:p>0,5128353</text:p>
          </table:table-cell>
        </table:table-row>
        <table:table-row table:style-name="ro1">
          <table:table-cell table:number-columns-repeated="2" office:value-type="float" office:value="0.1643168" calcext:value-type="float">
            <text:p>0,1643168</text:p>
          </table:table-cell>
          <table:table-cell office:value-type="float" office:value="0.7375636" calcext:value-type="float">
            <text:p>0,7375636</text:p>
          </table:table-cell>
          <table:table-cell office:value-type="float" office:value="0.4868264" calcext:value-type="float">
            <text:p>0,4868264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6670832" calcext:value-type="float">
            <text:p>0,667083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4939636" calcext:value-type="float">
            <text:p>0,4939636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7063993" calcext:value-type="float">
            <text:p>0,7063993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6" calcext:value-type="float">
            <text:p>0,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816638" calcext:value-type="float">
            <text:p>0,4816638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6841053" calcext:value-type="float">
            <text:p>0,6841053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813777" calcext:value-type="float">
            <text:p>0,5813777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347413" calcext:value-type="float">
            <text:p>0,4347413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473021" calcext:value-type="float">
            <text:p>0,6473021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403124" calcext:value-type="float">
            <text:p>0,6403124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391165" calcext:value-type="float">
            <text:p>0,3391165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332456" calcext:value-type="float">
            <text:p>0,6332456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3016621" calcext:value-type="float">
            <text:p>0,3016621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6260991" calcext:value-type="float">
            <text:p>0,626099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6580274" calcext:value-type="float">
            <text:p>0,658027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324555" calcext:value-type="float">
            <text:p>0,6324555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340347" calcext:value-type="float">
            <text:p>0,6340347</text:p>
          </table:table-cell>
          <table:table-cell office:value-type="float" office:value="0.2966479" calcext:value-type="float">
            <text:p>0,2966479</text:p>
          </table:table-cell>
          <table:table-cell table:number-columns-repeated="2" office:value-type="float" office:value="0.2024846" calcext:value-type="float">
            <text:p>0,202484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5167204" calcext:value-type="float">
            <text:p>0,5167204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024922" calcext:value-type="float">
            <text:p>0,4024922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" calcext:value-type="float">
            <text:p>0,3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615192" calcext:value-type="float">
            <text:p>0,4615192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407431" calcext:value-type="float">
            <text:p>0,407431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872983" calcext:value-type="float">
            <text:p>0,3872983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5" calcext:value-type="float">
            <text:p>0,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5585696" calcext:value-type="float">
            <text:p>0,558569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535534" calcext:value-type="float">
            <text:p>0,3535534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6041523" calcext:value-type="float">
            <text:p>0,604152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391165" calcext:value-type="float">
            <text:p>0,3391165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" calcext:value-type="float">
            <text:p>0,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6300794" calcext:value-type="float">
            <text:p>0,6300794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376389" calcext:value-type="float">
            <text:p>0,337638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6332456" calcext:value-type="float">
            <text:p>0,633245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6074537" calcext:value-type="float">
            <text:p>0,6074537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932576" calcext:value-type="float">
            <text:p>0,2932576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560357" calcext:value-type="float">
            <text:p>0,560357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6164414" calcext:value-type="float">
            <text:p>0,6164414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9853933" calcext:value-type="float">
            <text:p>0,9853933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414213" calcext:value-type="float">
            <text:p>0,1414213</text:p>
          </table:table-cell>
          <table:table-cell table:number-columns-repeated="2" office:value-type="float" office:value="0.334664" calcext:value-type="float">
            <text:p>0,334664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7071068" calcext:value-type="float">
            <text:p>0,7071068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6220933" calcext:value-type="float">
            <text:p>0,6220933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6196774" calcext:value-type="float">
            <text:p>0,6196774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" calcext:value-type="float">
            <text:p>0,3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588436" calcext:value-type="float">
            <text:p>0,2588436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3301515" calcext:value-type="float">
            <text:p>0,3301515</text:p>
          </table:table-cell>
        </table:table-row>
        <table:table-row table:style-name="ro1">
          <table:table-cell office:value-type="float" office:value="0.8780661" calcext:value-type="float">
            <text:p>0,8780661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9.139037" calcext:value-type="float">
            <text:p>9,139037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6260991" calcext:value-type="float">
            <text:p>0,6260991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3911521" calcext:value-type="float">
            <text:p>0,3911521</text:p>
          </table:table-cell>
        </table:table-row>
        <table:table-row table:style-name="ro1">
          <table:table-cell office:value-type="float" office:value="0.997998" calcext:value-type="float">
            <text:p>0,997998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6363961" calcext:value-type="float">
            <text:p>0,636396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432435" calcext:value-type="float">
            <text:p>0,432435</text:p>
          </table:table-cell>
        </table:table-row>
        <table:table-row table:style-name="ro1">
          <table:table-cell office:value-type="float" office:value="1.032957" calcext:value-type="float">
            <text:p>1,03295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7252586" calcext:value-type="float">
            <text:p>0,7252586</text:p>
          </table:table-cell>
          <table:table-cell office:value-type="float" office:value="0.7816649" calcext:value-type="float">
            <text:p>0,7816649</text:p>
          </table:table-cell>
          <table:table-cell office:value-type="float" office:value="0.4604346" calcext:value-type="float">
            <text:p>0,4604346</text:p>
          </table:table-cell>
        </table:table-row>
        <table:table-row table:style-name="ro1">
          <table:table-cell office:value-type="float" office:value="0.5468089" calcext:value-type="float">
            <text:p>0,5468089</text:p>
          </table:table-cell>
          <table:table-cell office:value-type="float" office:value="0.5700877" calcext:value-type="float">
            <text:p>0,5700877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9241212" calcext:value-type="float">
            <text:p>0,9241212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7211102" calcext:value-type="float">
            <text:p>0,7211102</text:p>
          </table:table-cell>
          <table:table-cell office:value-type="float" office:value="0.7293833" calcext:value-type="float">
            <text:p>0,7293833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8179242" calcext:value-type="float">
            <text:p>0,8179242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7211102" calcext:value-type="float">
            <text:p>0,7211102</text:p>
          </table:table-cell>
          <table:table-cell office:value-type="float" office:value="0.8294576" calcext:value-type="float">
            <text:p>0,8294576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6899275" calcext:value-type="float">
            <text:p>0,6899275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7148426" calcext:value-type="float">
            <text:p>0,7148426</text:p>
          </table:table-cell>
          <table:table-cell office:value-type="float" office:value="0.7204165" calcext:value-type="float">
            <text:p>0,7204165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6572671" calcext:value-type="float">
            <text:p>0,6572671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6473021" calcext:value-type="float">
            <text:p>0,6473021</text:p>
          </table:table-cell>
          <table:table-cell office:value-type="float" office:value="0.9679876" calcext:value-type="float">
            <text:p>0,9679876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6870226" calcext:value-type="float">
            <text:p>0,687022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3834058" calcext:value-type="float">
            <text:p>0,3834058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6928203" calcext:value-type="float">
            <text:p>0,6928203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3507136" calcext:value-type="float">
            <text:p>0,3507136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6348228" calcext:value-type="float">
            <text:p>0,6348228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3741657" calcext:value-type="float">
            <text:p>0,3741657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589067" calcext:value-type="float">
            <text:p>0,5890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3146427" calcext:value-type="float">
            <text:p>0,3146427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3065942" calcext:value-type="float">
            <text:p>0,306594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7071068" calcext:value-type="float">
            <text:p>0,707106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81659" calcext:value-type="float">
            <text:p>0,181659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5576738" calcext:value-type="float">
            <text:p>0,5576738</text:p>
          </table:table-cell>
          <table:table-cell office:value-type="float" office:value="0.6276942" calcext:value-type="float">
            <text:p>0,6276942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5787919" calcext:value-type="float">
            <text:p>0,578791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5974948" calcext:value-type="float">
            <text:p>0,5974948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5991661" calcext:value-type="float">
            <text:p>0,5991661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" calcext:value-type="float">
            <text:p>0,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" calcext:value-type="float">
            <text:p>0,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048809" calcext:value-type="float">
            <text:p>0,1048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4335897" calcext:value-type="float">
            <text:p>0,4335897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06324556" calcext:value-type="float">
            <text:p>0,06324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195235" calcext:value-type="float">
            <text:p>0,4195235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949684" calcext:value-type="float">
            <text:p>0,3949684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5761944" calcext:value-type="float">
            <text:p>0,5761944</text:p>
          </table:table-cell>
        </table:table-row>
        <table:table-row table:style-name="ro1">
          <table:table-cell office:value-type="float" office:value="0.2236068" calcext:value-type="float">
            <text:p>0,223606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316625" calcext:value-type="float">
            <text:p>0,3316625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table:number-columns-repeated="3" office:value-type="float" office:value="0.03162278" calcext:value-type="float">
            <text:p>0,03162278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table:number-columns-repeated="3" office:value-type="float" office:value="0.03162278" calcext:value-type="float">
            <text:p>0,03162278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" calcext:value-type="float">
            <text:p>0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" calcext:value-type="float">
            <text:p>0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" calcext:value-type="float">
            <text:p>0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" calcext:value-type="float">
            <text:p>0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1643168" calcext:value-type="float">
            <text:p>0,1643168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378405" calcext:value-type="float">
            <text:p>0,1378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81659" calcext:value-type="float">
            <text:p>0,181659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" calcext:value-type="float">
            <text:p>0,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07071067" calcext:value-type="float">
            <text:p>0,07071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" calcext:value-type="float">
            <text:p>0,1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581139" calcext:value-type="float">
            <text:p>0,1581139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05477226" calcext:value-type="float">
            <text:p>0,05477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5477226" calcext:value-type="float">
            <text:p>0,05477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1581139" calcext:value-type="float">
            <text:p>0,1581139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549193" calcext:value-type="float">
            <text:p>0,1549193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048809" calcext:value-type="float">
            <text:p>0,10488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32051" calcext:value-type="float">
            <text:p>0,1732051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361547" calcext:value-type="float">
            <text:p>0,336154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49285" calcext:value-type="float">
            <text:p>0,349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098387" calcext:value-type="float">
            <text:p>0,3098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" calcext:value-type="float">
            <text:p>0,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" calcext:value-type="float">
            <text:p>0,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303841" calcext:value-type="float">
            <text:p>0,130384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264911" calcext:value-type="float">
            <text:p>0,126491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4472136" calcext:value-type="float">
            <text:p>0,044721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581139" calcext:value-type="float">
            <text:p>0,1581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341641" calcext:value-type="float">
            <text:p>0,1341641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810694" calcext:value-type="float">
            <text:p>0,2810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3535534" calcext:value-type="float">
            <text:p>0,3535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049691" calcext:value-type="float">
            <text:p>0,4049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147288" calcext:value-type="float">
            <text:p>0,4147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14213" calcext:value-type="float">
            <text:p>0,1414213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062019" calcext:value-type="float">
            <text:p>0,4062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898718" calcext:value-type="float">
            <text:p>0,3898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4219005" calcext:value-type="float">
            <text:p>0,421900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table:number-columns-repeated="2" office:value-type="float" office:value="0.1264911" calcext:value-type="float">
            <text:p>0,1264911</text:p>
          </table:table-cell>
          <table:table-cell office:value-type="float" office:value="0.3016621" calcext:value-type="float">
            <text:p>0,301662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254409" calcext:value-type="float">
            <text:p>0,425440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560702" calcext:value-type="float">
            <text:p>0,456070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5157519" calcext:value-type="float">
            <text:p>0,5157519</text:p>
          </table:table-cell>
        </table:table-row>
        <table:table-row table:style-name="ro1"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9486832" calcext:value-type="float">
            <text:p>0,09486832</text:p>
          </table:table-cell>
          <table:table-cell office:value-type="float" office:value="0.1" calcext:value-type="float">
            <text:p>0,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5513619" calcext:value-type="float">
            <text:p>0,5513619</text:p>
          </table:table-cell>
        </table:table-row>
        <table:table-row table:style-name="ro1"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5830952" calcext:value-type="float">
            <text:p>0,5830952</text:p>
          </table:table-cell>
        </table:table-row>
        <table:table-row table:style-name="ro1">
          <table:table-cell table:number-columns-repeated="2"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974948" calcext:value-type="float">
            <text:p>0,5974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5796551" calcext:value-type="float">
            <text:p>0,5796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5567765" calcext:value-type="float">
            <text:p>0,5567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5300943" calcext:value-type="float">
            <text:p>0,5300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500999" calcext:value-type="float">
            <text:p>0,500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4690416" calcext:value-type="float">
            <text:p>0,4690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312772" calcext:value-type="float">
            <text:p>0,4312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872983" calcext:value-type="float">
            <text:p>0,387298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405877" calcext:value-type="float">
            <text:p>0,340587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4732864" calcext:value-type="float">
            <text:p>0,4732864</text:p>
          </table:table-cell>
          <table:table-cell office:value-type="float" office:value="0.3082207" calcext:value-type="float">
            <text:p>0,308220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table:number-columns-repeated="2"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5630276" calcext:value-type="float">
            <text:p>0,5630276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558777" calcext:value-type="float">
            <text:p>0,5558777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75326" calcext:value-type="float">
            <text:p>0,575326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98331" calcext:value-type="float">
            <text:p>0,598331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3162278" calcext:value-type="float">
            <text:p>0,03162278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6204837" calcext:value-type="float">
            <text:p>0,6204837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6008328" calcext:value-type="float">
            <text:p>0,6008328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598331" calcext:value-type="float">
            <text:p>0,598331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6797058" calcext:value-type="float">
            <text:p>0,6797058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7503332" calcext:value-type="float">
            <text:p>0,7503332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746994" calcext:value-type="float">
            <text:p>0,746994</text:p>
          </table:table-cell>
          <table:table-cell office:value-type="float" office:value="0.2966479" calcext:value-type="float">
            <text:p>0,296647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224745" calcext:value-type="float">
            <text:p>0,1224745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7211102" calcext:value-type="float">
            <text:p>0,7211102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83216" calcext:value-type="float">
            <text:p>0,1183216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6670832" calcext:value-type="float">
            <text:p>0,6670832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40175" calcext:value-type="float">
            <text:p>0,1140175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3065942" calcext:value-type="float">
            <text:p>0,306594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324037" calcext:value-type="float">
            <text:p>0,32403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6220933" calcext:value-type="float">
            <text:p>0,6220933</text:p>
          </table:table-cell>
          <table:table-cell office:value-type="float" office:value="0.7293833" calcext:value-type="float">
            <text:p>0,7293833</text:p>
          </table:table-cell>
          <table:table-cell office:value-type="float" office:value="0.3065942" calcext:value-type="float">
            <text:p>0,306594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" calcext:value-type="float">
            <text:p>0,1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5612486" calcext:value-type="float">
            <text:p>0,5612486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543139" calcext:value-type="float">
            <text:p>0,543139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607681" calcext:value-type="float">
            <text:p>0,2607681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9486832" calcext:value-type="float">
            <text:p>0,09486832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5744563" calcext:value-type="float">
            <text:p>0,5744563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5486346" calcext:value-type="float">
            <text:p>0,548634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17805" calcext:value-type="float">
            <text:p>0,317805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table:number-columns-repeated="4"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5865151" calcext:value-type="float">
            <text:p>0,586515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4898979" calcext:value-type="float">
            <text:p>0,4898979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table:number-columns-repeated="3"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5049753" calcext:value-type="float">
            <text:p>0,504975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594138" calcext:value-type="float">
            <text:p>0,594138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5138093" calcext:value-type="float">
            <text:p>0,5138093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598331" calcext:value-type="float">
            <text:p>0,59833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5147815" calcext:value-type="float">
            <text:p>0,514781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5974948" calcext:value-type="float">
            <text:p>0,597494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4816638" calcext:value-type="float">
            <text:p>0,4816638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472136" calcext:value-type="float">
            <text:p>0,4472136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56921" calcext:value-type="float">
            <text:p>0,56921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5558777" calcext:value-type="float">
            <text:p>0,5558777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3549648" calcext:value-type="float">
            <text:p>0,3549648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324037" calcext:value-type="float">
            <text:p>0,32403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5477226" calcext:value-type="float">
            <text:p>0,0547722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" calcext:value-type="float">
            <text:p>0,1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5540758" calcext:value-type="float">
            <text:p>0,5540758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6877499" calcext:value-type="float">
            <text:p>0,6877499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69857" calcext:value-type="float">
            <text:p>0,69857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2720294" calcext:value-type="float">
            <text:p>0,2720294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6848357" calcext:value-type="float">
            <text:p>0,6848357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3162278" calcext:value-type="float">
            <text:p>0,03162278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6426507" calcext:value-type="float">
            <text:p>0,642650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1183216" calcext:value-type="float">
            <text:p>0,1183216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5958188" calcext:value-type="float">
            <text:p>0,595818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08944272" calcext:value-type="float">
            <text:p>0,08944272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607681" calcext:value-type="float">
            <text:p>0,2607681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435113" calcext:value-type="float">
            <text:p>0,3435113</text:p>
          </table:table-cell>
        </table:table-row>
        <table:table-row table:style-name="ro1">
          <table:table-cell office:value-type="float" office:value="0.1183216" calcext:value-type="float">
            <text:p>0,118321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24037" calcext:value-type="float">
            <text:p>0,324037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7745967" calcext:value-type="float">
            <text:p>0,07745967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" calcext:value-type="float">
            <text:p>0,2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" calcext:value-type="float">
            <text:p>0,3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1760682" calcext:value-type="float">
            <text:p>0,1760682</text:p>
          </table:table-cell>
        </table:table-row>
        <table:table-row table:style-name="ro1">
          <table:table-cell table:number-columns-repeated="2"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4472136" calcext:value-type="float">
            <text:p>0,0447213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" calcext:value-type="float">
            <text:p>0,2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5477226" calcext:value-type="float">
            <text:p>0,05477226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32379" calcext:value-type="float">
            <text:p>0,23237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" calcext:value-type="float">
            <text:p>0,3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4" calcext:value-type="float">
            <text:p>0,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146427" calcext:value-type="float">
            <text:p>0,314642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563706" calcext:value-type="float">
            <text:p>0,3563706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3820994" calcext:value-type="float">
            <text:p>0,3820994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1" calcext:value-type="float">
            <text:p>0,1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6252999" calcext:value-type="float">
            <text:p>0,6252999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1" calcext:value-type="float">
            <text:p>0,1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56921" calcext:value-type="float">
            <text:p>0,56921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table:number-columns-repeated="2" office:value-type="float" office:value="0.09486832" calcext:value-type="float">
            <text:p>0,094868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6016644" calcext:value-type="float">
            <text:p>0,6016644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" calcext:value-type="float">
            <text:p>0,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" calcext:value-type="float">
            <text:p>0,3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6308724" calcext:value-type="float">
            <text:p>0,6308724</text:p>
          </table:table-cell>
        </table:table-row>
        <table:table-row table:style-name="ro1"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1" calcext:value-type="float">
            <text:p>0,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6542171" calcext:value-type="float">
            <text:p>0,6542171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4701064" calcext:value-type="float">
            <text:p>0,4701064</text:p>
          </table:table-cell>
          <table:table-cell office:value-type="float" office:value="0.6877499" calcext:value-type="float">
            <text:p>0,6877499</text:p>
          </table:table-cell>
        </table:table-row>
        <table:table-row table:style-name="ro1"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7106335" calcext:value-type="float">
            <text:p>0,7106335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" calcext:value-type="float">
            <text:p>0,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6008328" calcext:value-type="float">
            <text:p>0,6008328</text:p>
          </table:table-cell>
          <table:table-cell office:value-type="float" office:value="0.7259477" calcext:value-type="float">
            <text:p>0,725947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6774954" calcext:value-type="float">
            <text:p>0,6774954</text:p>
          </table:table-cell>
          <table:table-cell office:value-type="float" office:value="0.7218033" calcext:value-type="float">
            <text:p>0,7218033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7771744" calcext:value-type="float">
            <text:p>0,7771744</text:p>
          </table:table-cell>
          <table:table-cell office:value-type="float" office:value="0.6884766" calcext:value-type="float">
            <text:p>0,688476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7071067" calcext:value-type="float">
            <text:p>0,070710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8049845" calcext:value-type="float">
            <text:p>0,8049845</text:p>
          </table:table-cell>
          <table:table-cell office:value-type="float" office:value="0.6670832" calcext:value-type="float">
            <text:p>0,6670832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7628893" calcext:value-type="float">
            <text:p>0,7628893</text:p>
          </table:table-cell>
          <table:table-cell office:value-type="float" office:value="0.6316645" calcext:value-type="float">
            <text:p>0,631664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7745967" calcext:value-type="float">
            <text:p>0,0774596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7056912" calcext:value-type="float">
            <text:p>0,7056912</text:p>
          </table:table-cell>
          <table:table-cell office:value-type="float" office:value="0.5813777" calcext:value-type="float">
            <text:p>0,5813777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6503845" calcext:value-type="float">
            <text:p>0,6503845</text:p>
          </table:table-cell>
          <table:table-cell office:value-type="float" office:value="0.5329165" calcext:value-type="float">
            <text:p>0,5329165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table:number-columns-repeated="2" office:value-type="float" office:value="0.083666" calcext:value-type="float">
            <text:p>0,083666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5865151" calcext:value-type="float">
            <text:p>0,5865151</text:p>
          </table:table-cell>
          <table:table-cell office:value-type="float" office:value="0.507937" calcext:value-type="float">
            <text:p>0,50793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table:number-columns-repeated="2" office:value-type="float" office:value="0.08944272" calcext:value-type="float">
            <text:p>0,0894427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4711688" calcext:value-type="float">
            <text:p>0,471168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4062019" calcext:value-type="float">
            <text:p>0,4062019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5310367" calcext:value-type="float">
            <text:p>0,5310367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" calcext:value-type="float">
            <text:p>0,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560357" calcext:value-type="float">
            <text:p>0,56035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" calcext:value-type="float">
            <text:p>0,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1140175" calcext:value-type="float">
            <text:p>0,1140175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1341641" calcext:value-type="float">
            <text:p>0,1341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1923538" calcext:value-type="float">
            <text:p>0,1923538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83666" calcext:value-type="float">
            <text:p>0,08366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" calcext:value-type="float">
            <text:p>0,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table:number-columns-repeated="2" office:value-type="float" office:value="0.08944272" calcext:value-type="float">
            <text:p>0,0894427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810694" calcext:value-type="float">
            <text:p>0,281069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3255764" calcext:value-type="float">
            <text:p>0,3255764</text:p>
          </table:table-cell>
        </table:table-row>
        <table:table-row table:style-name="ro1">
          <table:table-cell office:value-type="float" office:value="0.04472136" calcext:value-type="float">
            <text:p>0,0447213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3361547" calcext:value-type="float">
            <text:p>0,3361547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3619392" calcext:value-type="float">
            <text:p>0,361939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3898718" calcext:value-type="float">
            <text:p>0,3898718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09486832" calcext:value-type="float">
            <text:p>0,09486832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690416" calcext:value-type="float">
            <text:p>0,4690416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3209361" calcext:value-type="float">
            <text:p>0,3209361</text:p>
          </table:table-cell>
          <table:table-cell table:number-columns-repeated="2" office:value-type="float" office:value="0.2529822" calcext:value-type="float">
            <text:p>0,2529822</text:p>
          </table:table-cell>
          <table:table-cell office:value-type="float" office:value="0.4898979" calcext:value-type="float">
            <text:p>0,4898979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427189" calcext:value-type="float">
            <text:p>0,442718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9273618" calcext:value-type="float">
            <text:p>0,9273618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404543" calcext:value-type="float">
            <text:p>0,4404543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6587868" calcext:value-type="float">
            <text:p>0,6587868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4301163" calcext:value-type="float">
            <text:p>0,4301163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7056912" calcext:value-type="float">
            <text:p>0,7056912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135215" calcext:value-type="float">
            <text:p>0,413521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7204165" calcext:value-type="float">
            <text:p>0,7204165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6745369" calcext:value-type="float">
            <text:p>0,6745369</text:p>
          </table:table-cell>
          <table:table-cell office:value-type="float" office:value="0.4949748" calcext:value-type="float">
            <text:p>0,4949748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98748" calcext:value-type="float">
            <text:p>0,39874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6663333" calcext:value-type="float">
            <text:p>0,6663333</text:p>
          </table:table-cell>
          <table:table-cell office:value-type="float" office:value="0.5440588" calcext:value-type="float">
            <text:p>0,544058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754997" calcext:value-type="float">
            <text:p>0,3754997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1095445" calcext:value-type="float">
            <text:p>0,109544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4" calcext:value-type="float">
            <text:p>0,4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1048809" calcext:value-type="float">
            <text:p>0,104880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24037" calcext:value-type="float">
            <text:p>0,324037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301515" calcext:value-type="float">
            <text:p>0,3301515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4898979" calcext:value-type="float">
            <text:p>0,4898979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office:value-type="float" office:value="0.05477226" calcext:value-type="float">
            <text:p>0,05477226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701351" calcext:value-type="float">
            <text:p>0,3701351</text:p>
          </table:table-cell>
        </table:table-row>
        <table:table-row table:style-name="ro1">
          <table:table-cell office:value-type="float" office:value="0.06324556" calcext:value-type="float">
            <text:p>0,06324556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5" calcext:value-type="float">
            <text:p>0,5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4" calcext:value-type="float">
            <text:p>0,4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4207137" calcext:value-type="float">
            <text:p>0,4207137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4358899" calcext:value-type="float">
            <text:p>0,4358899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441588" calcext:value-type="float">
            <text:p>0,441588</text:p>
          </table:table-cell>
        </table:table-row>
        <table:table-row table:style-name="ro1">
          <table:table-cell office:value-type="float" office:value="0.07745967" calcext:value-type="float">
            <text:p>0,0774596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335897" calcext:value-type="float">
            <text:p>0,4335897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083666" calcext:value-type="float">
            <text:p>0,08366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07071067" calcext:value-type="float">
            <text:p>0,07071067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5558777" calcext:value-type="float">
            <text:p>0,555877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08944272" calcext:value-type="float">
            <text:p>0,08944272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09486832" calcext:value-type="float">
            <text:p>0,09486832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427189" calcext:value-type="float">
            <text:p>0,4427189</text:p>
          </table:table-cell>
          <table:table-cell table:number-columns-repeated="2"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2966479" calcext:value-type="float">
            <text:p>0,2966479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2966479" calcext:value-type="float">
            <text:p>0,2966479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690416" calcext:value-type="float">
            <text:p>0,4690416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932576" calcext:value-type="float">
            <text:p>0,2932576</text:p>
          </table:table-cell>
        </table:table-row>
        <table:table-row table:style-name="ro1">
          <table:table-cell office:value-type="float" office:value="0.2966479" calcext:value-type="float">
            <text:p>0,2966479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130495" calcext:value-type="float">
            <text:p>0,3130495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130495" calcext:value-type="float">
            <text:p>0,3130495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2774887" calcext:value-type="float">
            <text:p>0,2774887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7765307" calcext:value-type="float">
            <text:p>0,776530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317805" calcext:value-type="float">
            <text:p>0,317805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7739509" calcext:value-type="float">
            <text:p>0,7739509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7543209" calcext:value-type="float">
            <text:p>0,7543209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04959" calcext:value-type="float">
            <text:p>0,304959</text:p>
          </table:table-cell>
        </table:table-row>
        <table:table-row table:style-name="ro1">
          <table:table-cell office:value-type="float" office:value="0.3082207" calcext:value-type="float">
            <text:p>0,3082207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7375636" calcext:value-type="float">
            <text:p>0,737563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7395945" calcext:value-type="float">
            <text:p>0,739594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6928203" calcext:value-type="float">
            <text:p>0,6928203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6292853" calcext:value-type="float">
            <text:p>0,6292853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1974842" calcext:value-type="float">
            <text:p>0,197484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2167948" calcext:value-type="float">
            <text:p>0,216794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1341641" calcext:value-type="float">
            <text:p>0,1341641</text:p>
          </table:table-cell>
          <table:table-cell table:number-columns-repeated="2" office:value-type="float" office:value="0.3974921" calcext:value-type="float">
            <text:p>0,397492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2236068" calcext:value-type="float">
            <text:p>0,2236068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232379" calcext:value-type="float">
            <text:p>0,232379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507937" calcext:value-type="float">
            <text:p>0,507937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254951" calcext:value-type="float">
            <text:p>0,25495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52268" calcext:value-type="float">
            <text:p>0,552268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84605" calcext:value-type="float">
            <text:p>0,284605</text:p>
          </table:table-cell>
          <table:table-cell table:number-columns-repeated="2" office:value-type="float" office:value="0.2683282" calcext:value-type="float">
            <text:p>0,2683282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2626785" calcext:value-type="float">
            <text:p>0,262678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6123725" calcext:value-type="float">
            <text:p>0,612372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2774887" calcext:value-type="float">
            <text:p>0,2774887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6603029" calcext:value-type="float">
            <text:p>0,6603029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607681" calcext:value-type="float">
            <text:p>0,2607681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6379655" calcext:value-type="float">
            <text:p>0,637965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2949576" calcext:value-type="float">
            <text:p>0,294957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6082762" calcext:value-type="float">
            <text:p>0,608276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3016621" calcext:value-type="float">
            <text:p>0,3016621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5761944" calcext:value-type="float">
            <text:p>0,5761944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4949748" calcext:value-type="float">
            <text:p>0,4949748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2774887" calcext:value-type="float">
            <text:p>0,277488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6049793" calcext:value-type="float">
            <text:p>0,6049793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office:value-type="float" office:value="0.2" calcext:value-type="float">
            <text:p>0,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6685806" calcext:value-type="float">
            <text:p>0,6685806</text:p>
          </table:table-cell>
          <table:table-cell office:value-type="float" office:value="0.6877499" calcext:value-type="float">
            <text:p>0,6877499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2949576" calcext:value-type="float">
            <text:p>0,294957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6913754" calcext:value-type="float">
            <text:p>0,6913754</text:p>
          </table:table-cell>
          <table:table-cell office:value-type="float" office:value="0.6992853" calcext:value-type="float">
            <text:p>0,6992853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3098387" calcext:value-type="float">
            <text:p>0,309838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6610597" calcext:value-type="float">
            <text:p>0,6610597</text:p>
          </table:table-cell>
          <table:table-cell office:value-type="float" office:value="0.6587868" calcext:value-type="float">
            <text:p>0,658786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334664" calcext:value-type="float">
            <text:p>0,334664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6503845" calcext:value-type="float">
            <text:p>0,6503845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3563706" calcext:value-type="float">
            <text:p>0,3563706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6180615" calcext:value-type="float">
            <text:p>0,6180615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32379" calcext:value-type="float">
            <text:p>0,232379</text:p>
          </table:table-cell>
        </table:table-row>
        <table:table-row table:style-name="ro1">
          <table:table-cell office:value-type="float" office:value="0.3619392" calcext:value-type="float">
            <text:p>0,361939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796551" calcext:value-type="float">
            <text:p>0,579655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3660601" calcext:value-type="float">
            <text:p>0,366060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3535534" calcext:value-type="float">
            <text:p>0,3535534</text:p>
          </table:table-cell>
          <table:table-cell office:value-type="float" office:value="0.2" calcext:value-type="float">
            <text:p>0,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3577709" calcext:value-type="float">
            <text:p>0,357770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024846" calcext:value-type="float">
            <text:p>0,2024846</text:p>
          </table:table-cell>
        </table:table-row>
        <table:table-row table:style-name="ro1">
          <table:table-cell office:value-type="float" office:value="0.3507136" calcext:value-type="float">
            <text:p>0,350713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3449638" calcext:value-type="float">
            <text:p>0,344963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" calcext:value-type="float">
            <text:p>0,2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3449638" calcext:value-type="float">
            <text:p>0,3449638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" calcext:value-type="float">
            <text:p>0,3</text:p>
          </table:table-cell>
          <table:table-cell office:value-type="float" office:value="0.1760682" calcext:value-type="float">
            <text:p>0,1760682</text:p>
          </table:table-cell>
          <table:table-cell table:number-columns-repeated="2" office:value-type="float" office:value="0.3820994" calcext:value-type="float">
            <text:p>0,3820994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334664" calcext:value-type="float">
            <text:p>0,334664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5796551" calcext:value-type="float">
            <text:p>0,579655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2" calcext:value-type="float">
            <text:p>0,2</text:p>
          </table:table-cell>
          <table:table-cell office:value-type="float" office:value="0.5449771" calcext:value-type="float">
            <text:p>0,5449771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" calcext:value-type="float">
            <text:p>0,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3405877" calcext:value-type="float">
            <text:p>0,3405877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5468089" calcext:value-type="float">
            <text:p>0,5468089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3301515" calcext:value-type="float">
            <text:p>0,3301515</text:p>
          </table:table-cell>
          <table:table-cell office:value-type="float" office:value="0.07745967" calcext:value-type="float">
            <text:p>0,07745967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3193744" calcext:value-type="float">
            <text:p>0,3193744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5385165" calcext:value-type="float">
            <text:p>0,5385165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098387" calcext:value-type="float">
            <text:p>0,3098387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5440588" calcext:value-type="float">
            <text:p>0,5440588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" calcext:value-type="float">
            <text:p>0,2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303315" calcext:value-type="float">
            <text:p>0,30331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224903" calcext:value-type="float">
            <text:p>0,3224903</text:p>
          </table:table-cell>
        </table:table-row>
        <table:table-row table:style-name="ro1">
          <table:table-cell office:value-type="float" office:value="0.2949576" calcext:value-type="float">
            <text:p>0,2949576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580517" calcext:value-type="float">
            <text:p>0,580517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6387488" calcext:value-type="float">
            <text:p>0,6387488</text:p>
          </table:table-cell>
          <table:table-cell office:value-type="float" office:value="0.6268971" calcext:value-type="float">
            <text:p>0,626897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316625" calcext:value-type="float">
            <text:p>0,3316625</text:p>
          </table:table-cell>
        </table:table-row>
        <table:table-row table:style-name="ro1">
          <table:table-cell office:value-type="float" office:value="0.2863564" calcext:value-type="float">
            <text:p>0,286356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6" calcext:value-type="float">
            <text:p>0,6</text:p>
          </table:table-cell>
          <table:table-cell office:value-type="float" office:value="0.6920983" calcext:value-type="float">
            <text:p>0,6920983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2774887" calcext:value-type="float">
            <text:p>0,277488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5761944" calcext:value-type="float">
            <text:p>0,5761944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5932959" calcext:value-type="float">
            <text:p>0,593295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687818" calcext:value-type="float">
            <text:p>0,3687818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6324555" calcext:value-type="float">
            <text:p>0,6324555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5907622" calcext:value-type="float">
            <text:p>0,590762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6442049" calcext:value-type="float">
            <text:p>0,644204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8631338" calcext:value-type="float">
            <text:p>0,863133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72827" calcext:value-type="float">
            <text:p>0,372827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6862944" calcext:value-type="float">
            <text:p>0,686294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6356099" calcext:value-type="float">
            <text:p>0,6356099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427189" calcext:value-type="float">
            <text:p>0,4427189</text:p>
          </table:table-cell>
        </table:table-row>
        <table:table-row table:style-name="ro1">
          <table:table-cell office:value-type="float" office:value="0.1897366" calcext:value-type="float">
            <text:p>0,189736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5966573" calcext:value-type="float">
            <text:p>0,5966573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" calcext:value-type="float">
            <text:p>0,2</text:p>
          </table:table-cell>
          <table:table-cell office:value-type="float" office:value="0.484768" calcext:value-type="float">
            <text:p>0,484768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575326" calcext:value-type="float">
            <text:p>0,575326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5215362" calcext:value-type="float">
            <text:p>0,5215362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5118594" calcext:value-type="float">
            <text:p>0,5118594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2" calcext:value-type="float">
            <text:p>0,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888763" calcext:value-type="float">
            <text:p>0,4888763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4505552" calcext:value-type="float">
            <text:p>0,4505552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167332" calcext:value-type="float">
            <text:p>0,16733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4086563" calcext:value-type="float">
            <text:p>0,4086563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885872" calcext:value-type="float">
            <text:p>0,3885872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911521" calcext:value-type="float">
            <text:p>0,3911521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5089204" calcext:value-type="float">
            <text:p>0,5089204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939636" calcext:value-type="float">
            <text:p>0,4939636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5882176" calcext:value-type="float">
            <text:p>0,5882176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5700877" calcext:value-type="float">
            <text:p>0,5700877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5205766" calcext:value-type="float">
            <text:p>0,5205766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2" calcext:value-type="float">
            <text:p>0,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4774935" calcext:value-type="float">
            <text:p>0,4774935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5049753" calcext:value-type="float">
            <text:p>0,5049753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4230839" calcext:value-type="float">
            <text:p>0,4230839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5" calcext:value-type="float">
            <text:p>0,5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768289" calcext:value-type="float">
            <text:p>0,3768289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193744" calcext:value-type="float">
            <text:p>0,3193744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4690416" calcext:value-type="float">
            <text:p>0,4690416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016621" calcext:value-type="float">
            <text:p>0,3016621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" calcext:value-type="float">
            <text:p>0,3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4086563" calcext:value-type="float">
            <text:p>0,4086563</text:p>
          </table:table-cell>
        </table:table-row>
        <table:table-row table:style-name="ro1">
          <table:table-cell office:value-type="float" office:value="0.1224745" calcext:value-type="float">
            <text:p>0,122474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4037326" calcext:value-type="float">
            <text:p>0,4037326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701064" calcext:value-type="float">
            <text:p>0,4701064</text:p>
          </table:table-cell>
          <table:table-cell office:value-type="float" office:value="0.3209361" calcext:value-type="float">
            <text:p>0,3209361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303315" calcext:value-type="float">
            <text:p>0,30331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3577709" calcext:value-type="float">
            <text:p>0,3577709</text:p>
          </table:table-cell>
        </table:table-row>
        <table:table-row table:style-name="ro1">
          <table:table-cell office:value-type="float" office:value="0.3591657" calcext:value-type="float">
            <text:p>0,3591657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4110961" calcext:value-type="float">
            <text:p>0,4110961</text:p>
          </table:table-cell>
        </table:table-row>
        <table:table-row table:style-name="ro1">
          <table:table-cell office:value-type="float" office:value="0.3535534" calcext:value-type="float">
            <text:p>0,3535534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5366563" calcext:value-type="float">
            <text:p>0,5366563</text:p>
          </table:table-cell>
          <table:table-cell office:value-type="float" office:value="0.4171331" calcext:value-type="float">
            <text:p>0,4171331</text:p>
          </table:table-cell>
        </table:table-row>
        <table:table-row table:style-name="ro1">
          <table:table-cell office:value-type="float" office:value="0.3331666" calcext:value-type="float">
            <text:p>0,333166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4086563" calcext:value-type="float">
            <text:p>0,4086563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3" calcext:value-type="float">
            <text:p>0,3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949684" calcext:value-type="float">
            <text:p>0,3949684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3376389" calcext:value-type="float">
            <text:p>0,3376389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146427" calcext:value-type="float">
            <text:p>0,3146427</text:p>
          </table:table-cell>
        </table:table-row>
        <table:table-row table:style-name="ro1">
          <table:table-cell office:value-type="float" office:value="0.3847077" calcext:value-type="float">
            <text:p>0,3847077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810694" calcext:value-type="float">
            <text:p>0,2810694</text:p>
          </table:table-cell>
        </table:table-row>
        <table:table-row table:style-name="ro1">
          <table:table-cell office:value-type="float" office:value="0.4086563" calcext:value-type="float">
            <text:p>0,4086563</text:p>
          </table:table-cell>
          <table:table-cell office:value-type="float" office:value="0.2898275" calcext:value-type="float">
            <text:p>0,2898275</text:p>
          </table:table-cell>
          <table:table-cell table:number-columns-repeated="2" office:value-type="float" office:value="0.3146427" calcext:value-type="float">
            <text:p>0,314642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4123106" calcext:value-type="float">
            <text:p>0,4123106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4549725" calcext:value-type="float">
            <text:p>0,454972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4494441" calcext:value-type="float">
            <text:p>0,449444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441588" calcext:value-type="float">
            <text:p>0,44158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1702939" calcext:value-type="float">
            <text:p>0,1702939</text:p>
          </table:table-cell>
        </table:table-row>
        <table:table-row table:style-name="ro1">
          <table:table-cell office:value-type="float" office:value="0.4347413" calcext:value-type="float">
            <text:p>0,4347413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4207137" calcext:value-type="float">
            <text:p>0,420713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4123106" calcext:value-type="float">
            <text:p>0,412310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3937004" calcext:value-type="float">
            <text:p>0,3937004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5839521" calcext:value-type="float">
            <text:p>0,583952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4195235" calcext:value-type="float">
            <text:p>0,4195235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" calcext:value-type="float">
            <text:p>0,3</text:p>
          </table:table-cell>
          <table:table-cell office:value-type="float" office:value="0.5839521" calcext:value-type="float">
            <text:p>0,5839521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4219005" calcext:value-type="float">
            <text:p>0,4219005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5718392" calcext:value-type="float">
            <text:p>0,571839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5656854" calcext:value-type="float">
            <text:p>0,5656854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4593474" calcext:value-type="float">
            <text:p>0,4593474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6016644" calcext:value-type="float">
            <text:p>0,6016644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4549725" calcext:value-type="float">
            <text:p>0,4549725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5531726" calcext:value-type="float">
            <text:p>0,5531726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4427189" calcext:value-type="float">
            <text:p>0,442718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4358899" calcext:value-type="float">
            <text:p>0,4358899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" calcext:value-type="float">
            <text:p>0,3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4219005" calcext:value-type="float">
            <text:p>0,421900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4049691" calcext:value-type="float">
            <text:p>0,4049691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5282045" calcext:value-type="float">
            <text:p>0,5282045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3847077" calcext:value-type="float">
            <text:p>0,3847077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3405877" calcext:value-type="float">
            <text:p>0,3405877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324037" calcext:value-type="float">
            <text:p>0,324037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304959" calcext:value-type="float">
            <text:p>0,304959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2932576" calcext:value-type="float">
            <text:p>0,2932576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577709" calcext:value-type="float">
            <text:p>0,3577709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3065942" calcext:value-type="float">
            <text:p>0,3065942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148324" calcext:value-type="float">
            <text:p>0,148324</text:p>
          </table:table-cell>
          <table:table-cell table:number-columns-repeated="2" office:value-type="float" office:value="0.2144761" calcext:value-type="float">
            <text:p>0,2144761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148324" calcext:value-type="float">
            <text:p>0,148324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5585696" calcext:value-type="float">
            <text:p>0,558569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3146427" calcext:value-type="float">
            <text:p>0,3146427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7273238" calcext:value-type="float">
            <text:p>0,7273238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378405" calcext:value-type="float">
            <text:p>0,1378405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7204165" calcext:value-type="float">
            <text:p>0,7204165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6625708" calcext:value-type="float">
            <text:p>0,662570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3331666" calcext:value-type="float">
            <text:p>0,333166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" calcext:value-type="float">
            <text:p>0,3</text:p>
          </table:table-cell>
          <table:table-cell office:value-type="float" office:value="0.6379655" calcext:value-type="float">
            <text:p>0,637965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5865151" calcext:value-type="float">
            <text:p>0,586515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table:number-columns-repeated="2" office:value-type="float" office:value="0.3286335" calcext:value-type="float">
            <text:p>0,3286335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4604346" calcext:value-type="float">
            <text:p>0,4604346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4806246" calcext:value-type="float">
            <text:p>0,480624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4732864" calcext:value-type="float">
            <text:p>0,4732864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646916" calcext:value-type="float">
            <text:p>0,3646916</text:p>
          </table:table-cell>
        </table:table-row>
        <table:table-row table:style-name="ro1">
          <table:table-cell office:value-type="float" office:value="0.4538722" calcext:value-type="float">
            <text:p>0,453872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5049753" calcext:value-type="float">
            <text:p>0,5049753</text:p>
          </table:table-cell>
        </table:table-row>
        <table:table-row table:style-name="ro1">
          <table:table-cell office:value-type="float" office:value="0.441588" calcext:value-type="float">
            <text:p>0,441588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500999" calcext:value-type="float">
            <text:p>0,500999</text:p>
          </table:table-cell>
        </table:table-row>
        <table:table-row table:style-name="ro1">
          <table:table-cell office:value-type="float" office:value="0.427785" calcext:value-type="float">
            <text:p>0,427785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5099019" calcext:value-type="float">
            <text:p>0,5099019</text:p>
          </table:table-cell>
        </table:table-row>
        <table:table-row table:style-name="ro1">
          <table:table-cell office:value-type="float" office:value="0.4135215" calcext:value-type="float">
            <text:p>0,4135215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732864" calcext:value-type="float">
            <text:p>0,4732864</text:p>
          </table:table-cell>
        </table:table-row>
        <table:table-row table:style-name="ro1">
          <table:table-cell office:value-type="float" office:value="0.4049691" calcext:value-type="float">
            <text:p>0,4049691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549725" calcext:value-type="float">
            <text:p>0,4549725</text:p>
          </table:table-cell>
        </table:table-row>
        <table:table-row table:style-name="ro1">
          <table:table-cell office:value-type="float" office:value="0.3924283" calcext:value-type="float">
            <text:p>0,3924283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207137" calcext:value-type="float">
            <text:p>0,4207137</text:p>
          </table:table-cell>
        </table:table-row>
        <table:table-row table:style-name="ro1">
          <table:table-cell office:value-type="float" office:value="0.4837355" calcext:value-type="float">
            <text:p>0,483735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9823442" calcext:value-type="float">
            <text:p>0,9823442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937004" calcext:value-type="float">
            <text:p>0,3937004</text:p>
          </table:table-cell>
        </table:table-row>
        <table:table-row table:style-name="ro1">
          <table:table-cell office:value-type="float" office:value="0.4857983" calcext:value-type="float">
            <text:p>0,4857983</text:p>
          </table:table-cell>
          <table:table-cell office:value-type="float" office:value="0.3" calcext:value-type="float">
            <text:p>0,3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6899275" calcext:value-type="float">
            <text:p>0,6899275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41588" calcext:value-type="float">
            <text:p>0,441588</text:p>
          </table:table-cell>
        </table:table-row>
        <table:table-row table:style-name="ro1">
          <table:table-cell office:value-type="float" office:value="0.4604346" calcext:value-type="float">
            <text:p>0,4604346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64758" calcext:value-type="float">
            <text:p>0,464758</text:p>
          </table:table-cell>
        </table:table-row>
        <table:table-row table:style-name="ro1">
          <table:table-cell office:value-type="float" office:value="0.4242641" calcext:value-type="float">
            <text:p>0,424264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" calcext:value-type="float">
            <text:p>0,2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816638" calcext:value-type="float">
            <text:p>0,4816638</text:p>
          </table:table-cell>
        </table:table-row>
        <table:table-row table:style-name="ro1">
          <table:table-cell office:value-type="float" office:value="0.401248" calcext:value-type="float">
            <text:p>0,401248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5118594" calcext:value-type="float">
            <text:p>0,5118594</text:p>
          </table:table-cell>
        </table:table-row>
        <table:table-row table:style-name="ro1">
          <table:table-cell office:value-type="float" office:value="0.3507136" calcext:value-type="float">
            <text:p>0,3507136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9332738" calcext:value-type="float">
            <text:p>0,9332738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5128353" calcext:value-type="float">
            <text:p>0,5128353</text:p>
          </table:table-cell>
        </table:table-row>
        <table:table-row table:style-name="ro1">
          <table:table-cell office:value-type="float" office:value="0.3376389" calcext:value-type="float">
            <text:p>0,3376389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6877499" calcext:value-type="float">
            <text:p>0,6877499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5089204" calcext:value-type="float">
            <text:p>0,5089204</text:p>
          </table:table-cell>
        </table:table-row>
        <table:table-row table:style-name="ro1">
          <table:table-cell office:value-type="float" office:value="0.3754997" calcext:value-type="float">
            <text:p>0,375499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6410928" calcext:value-type="float">
            <text:p>0,6410928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6090977" calcext:value-type="float">
            <text:p>0,6090977</text:p>
          </table:table-cell>
        </table:table-row>
        <table:table-row table:style-name="ro1">
          <table:table-cell office:value-type="float" office:value="0.4147288" calcext:value-type="float">
            <text:p>0,414728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6268971" calcext:value-type="float">
            <text:p>0,6268971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617252" calcext:value-type="float">
            <text:p>0,617252</text:p>
          </table:table-cell>
        </table:table-row>
        <table:table-row table:style-name="ro1">
          <table:table-cell office:value-type="float" office:value="0.4449719" calcext:value-type="float">
            <text:p>0,444971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6789698" calcext:value-type="float">
            <text:p>0,678969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617252" calcext:value-type="float">
            <text:p>0,617252</text:p>
          </table:table-cell>
        </table:table-row>
        <table:table-row table:style-name="ro1">
          <table:table-cell office:value-type="float" office:value="0.3872983" calcext:value-type="float">
            <text:p>0,3872983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6115554" calcext:value-type="float">
            <text:p>0,6115554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5848077" calcext:value-type="float">
            <text:p>0,5848077</text:p>
          </table:table-cell>
        </table:table-row>
        <table:table-row table:style-name="ro1">
          <table:table-cell office:value-type="float" office:value="0.3898718" calcext:value-type="float">
            <text:p>0,3898718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594138" calcext:value-type="float">
            <text:p>0,59413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5779274" calcext:value-type="float">
            <text:p>0,5779274</text:p>
          </table:table-cell>
        </table:table-row>
        <table:table-row table:style-name="ro1">
          <table:table-cell office:value-type="float" office:value="0.3660601" calcext:value-type="float">
            <text:p>0,3660601</text:p>
          </table:table-cell>
          <table:table-cell office:value-type="float" office:value="0.3" calcext:value-type="float">
            <text:p>0,3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7668116" calcext:value-type="float">
            <text:p>0,766811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949748" calcext:value-type="float">
            <text:p>0,4949748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1.106797" calcext:value-type="float">
            <text:p>1,106797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449719" calcext:value-type="float">
            <text:p>0,4449719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" calcext:value-type="float">
            <text:p>0,2</text:p>
          </table:table-cell>
          <table:table-cell office:value-type="float" office:value="0.614817" calcext:value-type="float">
            <text:p>0,614817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834058" calcext:value-type="float">
            <text:p>0,3834058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614817" calcext:value-type="float">
            <text:p>0,614817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4171331" calcext:value-type="float">
            <text:p>0,4171331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6220933" calcext:value-type="float">
            <text:p>0,6220933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4289522" calcext:value-type="float">
            <text:p>0,4289522</text:p>
          </table:table-cell>
        </table:table-row>
        <table:table-row table:style-name="ro1">
          <table:table-cell office:value-type="float" office:value="0.4381781" calcext:value-type="float">
            <text:p>0,4381781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974921" calcext:value-type="float">
            <text:p>0,397492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580517" calcext:value-type="float">
            <text:p>0,580517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5727128" calcext:value-type="float">
            <text:p>0,5727128</text:p>
          </table:table-cell>
        </table:table-row>
        <table:table-row table:style-name="ro1">
          <table:table-cell office:value-type="float" office:value="0.4242641" calcext:value-type="float">
            <text:p>0,4242641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899152" calcext:value-type="float">
            <text:p>0,5899152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5674505" calcext:value-type="float">
            <text:p>0,5674505</text:p>
          </table:table-cell>
        </table:table-row>
        <table:table-row table:style-name="ro1">
          <table:table-cell office:value-type="float" office:value="0.4135215" calcext:value-type="float">
            <text:p>0,4135215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5449771" calcext:value-type="float">
            <text:p>0,5449771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5540758" calcext:value-type="float">
            <text:p>0,5540758</text:p>
          </table:table-cell>
        </table:table-row>
        <table:table-row table:style-name="ro1">
          <table:table-cell office:value-type="float" office:value="0.401248" calcext:value-type="float">
            <text:p>0,401248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5366563" calcext:value-type="float">
            <text:p>0,5366563</text:p>
          </table:table-cell>
        </table:table-row>
        <table:table-row table:style-name="ro1">
          <table:table-cell office:value-type="float" office:value="0.3794733" calcext:value-type="float">
            <text:p>0,3794733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498999" calcext:value-type="float">
            <text:p>0,498999</text:p>
          </table:table-cell>
        </table:table-row>
        <table:table-row table:style-name="ro1">
          <table:table-cell office:value-type="float" office:value="0.3605551" calcext:value-type="float">
            <text:p>0,360555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4494441" calcext:value-type="float">
            <text:p>0,4494441</text:p>
          </table:table-cell>
        </table:table-row>
        <table:table-row table:style-name="ro1">
          <table:table-cell office:value-type="float" office:value="0.3563706" calcext:value-type="float">
            <text:p>0,3563706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4868264" calcext:value-type="float">
            <text:p>0,4868264</text:p>
          </table:table-cell>
        </table:table-row>
        <table:table-row table:style-name="ro1">
          <table:table-cell office:value-type="float" office:value="0.3478505" calcext:value-type="float">
            <text:p>0,347850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913236" calcext:value-type="float">
            <text:p>0,913236</text:p>
          </table:table-cell>
          <table:table-cell office:value-type="float" office:value="0.2932576" calcext:value-type="float">
            <text:p>0,2932576</text:p>
          </table:table-cell>
          <table:table-cell table:number-columns-repeated="2" office:value-type="float" office:value="0.4347413" calcext:value-type="float">
            <text:p>0,4347413</text:p>
          </table:table-cell>
        </table:table-row>
        <table:table-row table:style-name="ro1">
          <table:table-cell office:value-type="float" office:value="0.3405877" calcext:value-type="float">
            <text:p>0,340587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082762" calcext:value-type="float">
            <text:p>0,6082762</text:p>
          </table:table-cell>
          <table:table-cell office:value-type="float" office:value="0.6196774" calcext:value-type="float">
            <text:p>0,6196774</text:p>
          </table:table-cell>
          <table:table-cell office:value-type="float" office:value="0.3" calcext:value-type="float">
            <text:p>0,3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962322" calcext:value-type="float">
            <text:p>0,3962322</text:p>
          </table:table-cell>
        </table:table-row>
        <table:table-row table:style-name="ro1">
          <table:table-cell office:value-type="float" office:value="0.3286335" calcext:value-type="float">
            <text:p>0,328633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5403702" calcext:value-type="float">
            <text:p>0,5403702</text:p>
          </table:table-cell>
          <table:table-cell office:value-type="float" office:value="0.6395311" calcext:value-type="float">
            <text:p>0,639531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3660601" calcext:value-type="float">
            <text:p>0,3660601</text:p>
          </table:table-cell>
        </table:table-row>
        <table:table-row table:style-name="ro1">
          <table:table-cell office:value-type="float" office:value="0.3146427" calcext:value-type="float">
            <text:p>0,314642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6260991" calcext:value-type="float">
            <text:p>0,6260991</text:p>
          </table:table-cell>
          <table:table-cell office:value-type="float" office:value="0.6324555" calcext:value-type="float">
            <text:p>0,6324555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2863564" calcext:value-type="float">
            <text:p>0,2863564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5787919" calcext:value-type="float">
            <text:p>0,5787919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3065942" calcext:value-type="float">
            <text:p>0,3065942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2932576" calcext:value-type="float">
            <text:p>0,2932576</text:p>
          </table:table-cell>
        </table:table-row>
        <table:table-row table:style-name="ro1">
          <table:table-cell office:value-type="float" office:value="0.2774887" calcext:value-type="float">
            <text:p>0,277488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4" calcext:value-type="float">
            <text:p>0,4</text:p>
          </table:table-cell>
          <table:table-cell office:value-type="float" office:value="0.6557438" calcext:value-type="float">
            <text:p>0,6557438</text:p>
          </table:table-cell>
          <table:table-cell office:value-type="float" office:value="0.5319774" calcext:value-type="float">
            <text:p>0,5319774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701064" calcext:value-type="float">
            <text:p>0,4701064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2932576" calcext:value-type="float">
            <text:p>0,2932576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6276942" calcext:value-type="float">
            <text:p>0,6276942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3255764" calcext:value-type="float">
            <text:p>0,3255764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304959" calcext:value-type="float">
            <text:p>0,30495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690416" calcext:value-type="float">
            <text:p>0,4690416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6204837" calcext:value-type="float">
            <text:p>0,6204837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4370355" calcext:value-type="float">
            <text:p>0,4370355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6745369" calcext:value-type="float">
            <text:p>0,6745369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4460942" calcext:value-type="float">
            <text:p>0,4460942</text:p>
          </table:table-cell>
        </table:table-row>
        <table:table-row table:style-name="ro1">
          <table:table-cell office:value-type="float" office:value="0.324037" calcext:value-type="float">
            <text:p>0,32403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6" calcext:value-type="float">
            <text:p>0,6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4494441" calcext:value-type="float">
            <text:p>0,4494441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3146427" calcext:value-type="float">
            <text:p>0,3146427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5205766" calcext:value-type="float">
            <text:p>0,5205766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304959" calcext:value-type="float">
            <text:p>0,304959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324037" calcext:value-type="float">
            <text:p>0,324037</text:p>
          </table:table-cell>
        </table:table-row>
        <table:table-row table:style-name="ro1">
          <table:table-cell office:value-type="float" office:value="0.2949576" calcext:value-type="float">
            <text:p>0,2949576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3405877" calcext:value-type="float">
            <text:p>0,3405877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" calcext:value-type="float">
            <text:p>0,2</text:p>
          </table:table-cell>
          <table:table-cell office:value-type="float" office:value="0.6236987" calcext:value-type="float">
            <text:p>0,6236987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4816638" calcext:value-type="float">
            <text:p>0,4816638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5924525" calcext:value-type="float">
            <text:p>0,5924525</text:p>
          </table:table-cell>
        </table:table-row>
        <table:table-row table:style-name="ro1">
          <table:table-cell office:value-type="float" office:value="0.3065942" calcext:value-type="float">
            <text:p>0,306594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6016644" calcext:value-type="float">
            <text:p>0,6016644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5770615" calcext:value-type="float">
            <text:p>0,5770615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" calcext:value-type="float">
            <text:p>0,2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5412948" calcext:value-type="float">
            <text:p>0,5412948</text:p>
          </table:table-cell>
        </table:table-row>
        <table:table-row table:style-name="ro1">
          <table:table-cell office:value-type="float" office:value="0.3082207" calcext:value-type="float">
            <text:p>0,3082207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" calcext:value-type="float">
            <text:p>0,2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3" calcext:value-type="float">
            <text:p>0,3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497996" calcext:value-type="float">
            <text:p>0,497996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3" calcext:value-type="float">
            <text:p>0,3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549725" calcext:value-type="float">
            <text:p>0,4549725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4159327" calcext:value-type="float">
            <text:p>0,4159327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6058053" calcext:value-type="float">
            <text:p>0,6058053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2469818" calcext:value-type="float">
            <text:p>0,246981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6131884" calcext:value-type="float">
            <text:p>0,6131884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244949" calcext:value-type="float">
            <text:p>0,24494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5558777" calcext:value-type="float">
            <text:p>0,5558777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478505" calcext:value-type="float">
            <text:p>0,3478505</text:p>
          </table:table-cell>
        </table:table-row>
        <table:table-row table:style-name="ro1">
          <table:table-cell office:value-type="float" office:value="0.2387467" calcext:value-type="float">
            <text:p>0,2387467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" calcext:value-type="float">
            <text:p>0,3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2345208" calcext:value-type="float">
            <text:p>0,234520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427785" calcext:value-type="float">
            <text:p>0,427785</text:p>
          </table:table-cell>
        </table:table-row>
        <table:table-row table:style-name="ro1">
          <table:table-cell office:value-type="float" office:value="0.2366432" calcext:value-type="float">
            <text:p>0,2366432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2387467" calcext:value-type="float">
            <text:p>0,238746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5612486" calcext:value-type="float">
            <text:p>0,5612486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41588" calcext:value-type="float">
            <text:p>0,441588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6131884" calcext:value-type="float">
            <text:p>0,6131884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427189" calcext:value-type="float">
            <text:p>0,4427189</text:p>
          </table:table-cell>
        </table:table-row>
        <table:table-row table:style-name="ro1">
          <table:table-cell office:value-type="float" office:value="0.2469818" calcext:value-type="float">
            <text:p>0,246981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6300794" calcext:value-type="float">
            <text:p>0,630079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449719" calcext:value-type="float">
            <text:p>0,4449719</text:p>
          </table:table-cell>
        </table:table-row>
        <table:table-row table:style-name="ro1">
          <table:table-cell office:value-type="float" office:value="0.2408319" calcext:value-type="float">
            <text:p>0,240831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6426507" calcext:value-type="float">
            <text:p>0,642650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582576" calcext:value-type="float">
            <text:p>0,4582576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6340347" calcext:value-type="float">
            <text:p>0,6340347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753946" calcext:value-type="float">
            <text:p>0,4753946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" calcext:value-type="float">
            <text:p>0,3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7375636" calcext:value-type="float">
            <text:p>0,7375636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560702" calcext:value-type="float">
            <text:p>0,456070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6268971" calcext:value-type="float">
            <text:p>0,626897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4527692" calcext:value-type="float">
            <text:p>0,4527692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5531726" calcext:value-type="float">
            <text:p>0,5531726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4785394" calcext:value-type="float">
            <text:p>0,4785394</text:p>
          </table:table-cell>
        </table:table-row>
        <table:table-row table:style-name="ro1">
          <table:table-cell office:value-type="float" office:value="0.2302173" calcext:value-type="float">
            <text:p>0,2302173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9700515" calcext:value-type="float">
            <text:p>0,970051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497996" calcext:value-type="float">
            <text:p>0,497996</text:p>
          </table:table-cell>
        </table:table-row>
        <table:table-row table:style-name="ro1">
          <table:table-cell office:value-type="float" office:value="0.248998" calcext:value-type="float">
            <text:p>0,248998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6648308" calcext:value-type="float">
            <text:p>0,6648308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5585696" calcext:value-type="float">
            <text:p>0,5585696</text:p>
          </table:table-cell>
          <table:table-cell office:value-type="float" office:value="0.4560702" calcext:value-type="float">
            <text:p>0,4560702</text:p>
          </table:table-cell>
        </table:table-row>
        <table:table-row table:style-name="ro1">
          <table:table-cell office:value-type="float" office:value="0.254951" calcext:value-type="float">
            <text:p>0,254951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6992853" calcext:value-type="float">
            <text:p>0,6992853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" calcext:value-type="float">
            <text:p>0,2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2588436" calcext:value-type="float">
            <text:p>0,2588436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7099296" calcext:value-type="float">
            <text:p>0,709929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5882176" calcext:value-type="float">
            <text:p>0,5882176</text:p>
          </table:table-cell>
          <table:table-cell office:value-type="float" office:value="0.3911521" calcext:value-type="float">
            <text:p>0,3911521</text:p>
          </table:table-cell>
        </table:table-row>
        <table:table-row table:style-name="ro1">
          <table:table-cell office:value-type="float" office:value="0.2626785" calcext:value-type="float">
            <text:p>0,2626785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6557438" calcext:value-type="float">
            <text:p>0,655743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6164414" calcext:value-type="float">
            <text:p>0,6164414</text:p>
          </table:table-cell>
          <table:table-cell office:value-type="float" office:value="0.3507136" calcext:value-type="float">
            <text:p>0,3507136</text:p>
          </table:table-cell>
        </table:table-row>
        <table:table-row table:style-name="ro1">
          <table:table-cell office:value-type="float" office:value="0.2720294" calcext:value-type="float">
            <text:p>0,272029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6434283" calcext:value-type="float">
            <text:p>0,6434283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6074537" calcext:value-type="float">
            <text:p>0,6074537</text:p>
          </table:table-cell>
          <table:table-cell office:value-type="float" office:value="0.3130495" calcext:value-type="float">
            <text:p>0,3130495</text:p>
          </table:table-cell>
        </table:table-row>
        <table:table-row table:style-name="ro1">
          <table:table-cell office:value-type="float" office:value="0.2774887" calcext:value-type="float">
            <text:p>0,2774887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6131884" calcext:value-type="float">
            <text:p>0,6131884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5882176" calcext:value-type="float">
            <text:p>0,5882176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5796551" calcext:value-type="float">
            <text:p>0,5796551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5630276" calcext:value-type="float">
            <text:p>0,5630276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6511528" calcext:value-type="float">
            <text:p>0,651152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7021396" calcext:value-type="float">
            <text:p>0,7021396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6058053" calcext:value-type="float">
            <text:p>0,6058053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730753" calcext:value-type="float">
            <text:p>0,730753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7148426" calcext:value-type="float">
            <text:p>0,714842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7334848" calcext:value-type="float">
            <text:p>0,7334848</text:p>
          </table:table-cell>
          <table:table-cell office:value-type="float" office:value="0.181659" calcext:value-type="float">
            <text:p>0,181659</text:p>
          </table:table-cell>
        </table:table-row>
        <table:table-row table:style-name="ro1">
          <table:table-cell office:value-type="float" office:value="0.284605" calcext:value-type="float">
            <text:p>0,28460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5787919" calcext:value-type="float">
            <text:p>0,578791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7348469" calcext:value-type="float">
            <text:p>0,7348469</text:p>
          </table:table-cell>
          <table:table-cell office:value-type="float" office:value="0.1643168" calcext:value-type="float">
            <text:p>0,1643168</text:p>
          </table:table-cell>
        </table:table-row>
        <table:table-row table:style-name="ro1">
          <table:table-cell office:value-type="float" office:value="0.2810694" calcext:value-type="float">
            <text:p>0,2810694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560357" calcext:value-type="float">
            <text:p>0,560357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728011" calcext:value-type="float">
            <text:p>0,728011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559464" calcext:value-type="float">
            <text:p>0,559464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676757" calcext:value-type="float">
            <text:p>0,676757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2626785" calcext:value-type="float">
            <text:p>0,2626785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5531726" calcext:value-type="float">
            <text:p>0,5531726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5648009" calcext:value-type="float">
            <text:p>0,564800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9332738" calcext:value-type="float">
            <text:p>0,9332738</text:p>
          </table:table-cell>
          <table:table-cell office:value-type="float" office:value="0.3098387" calcext:value-type="float">
            <text:p>0,3098387</text:p>
          </table:table-cell>
        </table:table-row>
        <table:table-row table:style-name="ro1">
          <table:table-cell office:value-type="float" office:value="0.2626785" calcext:value-type="float">
            <text:p>0,262678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5830952" calcext:value-type="float">
            <text:p>0,583095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8185353" calcext:value-type="float">
            <text:p>0,8185353</text:p>
          </table:table-cell>
          <table:table-cell office:value-type="float" office:value="0.4505552" calcext:value-type="float">
            <text:p>0,4505552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7449833" calcext:value-type="float">
            <text:p>0,7449833</text:p>
          </table:table-cell>
          <table:table-cell office:value-type="float" office:value="0.4381781" calcext:value-type="float">
            <text:p>0,4381781</text:p>
          </table:table-cell>
        </table:table-row>
        <table:table-row table:style-name="ro1">
          <table:table-cell office:value-type="float" office:value="0.2664582" calcext:value-type="float">
            <text:p>0,2664582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5205766" calcext:value-type="float">
            <text:p>0,5205766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5205766" calcext:value-type="float">
            <text:p>0,5205766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6663333" calcext:value-type="float">
            <text:p>0,6663333</text:p>
          </table:table-cell>
          <table:table-cell office:value-type="float" office:value="0.4147288" calcext:value-type="float">
            <text:p>0,4147288</text:p>
          </table:table-cell>
        </table:table-row>
        <table:table-row table:style-name="ro1">
          <table:table-cell office:value-type="float" office:value="0.2701851" calcext:value-type="float">
            <text:p>0,270185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5966573" calcext:value-type="float">
            <text:p>0,5966573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5813777" calcext:value-type="float">
            <text:p>0,5813777</text:p>
          </table:table-cell>
          <table:table-cell office:value-type="float" office:value="0.4404543" calcext:value-type="float">
            <text:p>0,4404543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2" calcext:value-type="float">
            <text:p>0,2</text:p>
          </table:table-cell>
          <table:table-cell office:value-type="float" office:value="0.6033241" calcext:value-type="float">
            <text:p>0,6033241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4449719" calcext:value-type="float">
            <text:p>0,4449719</text:p>
          </table:table-cell>
        </table:table-row>
        <table:table-row table:style-name="ro1">
          <table:table-cell office:value-type="float" office:value="0.2810694" calcext:value-type="float">
            <text:p>0,2810694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6082762" calcext:value-type="float">
            <text:p>0,6082762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4347413" calcext:value-type="float">
            <text:p>0,4347413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6308724" calcext:value-type="float">
            <text:p>0,6308724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7197222" calcext:value-type="float">
            <text:p>0,7197222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4347413" calcext:value-type="float">
            <text:p>0,4347413</text:p>
          </table:table-cell>
        </table:table-row>
        <table:table-row table:style-name="ro1">
          <table:table-cell office:value-type="float" office:value="0.2810694" calcext:value-type="float">
            <text:p>0,2810694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6418723" calcext:value-type="float">
            <text:p>0,6418723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885872" calcext:value-type="float">
            <text:p>0,3885872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6387488" calcext:value-type="float">
            <text:p>0,6387488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4049691" calcext:value-type="float">
            <text:p>0,4049691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07431" calcext:value-type="float">
            <text:p>0,407431</text:p>
          </table:table-cell>
        </table:table-row>
        <table:table-row table:style-name="ro1">
          <table:table-cell office:value-type="float" office:value="0.3898718" calcext:value-type="float">
            <text:p>0,3898718</text:p>
          </table:table-cell>
          <table:table-cell office:value-type="float" office:value="0.507937" calcext:value-type="float">
            <text:p>0,507937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441588" calcext:value-type="float">
            <text:p>0,441588</text:p>
          </table:table-cell>
        </table:table-row>
        <table:table-row table:style-name="ro1">
          <table:table-cell office:value-type="float" office:value="0.3962322" calcext:value-type="float">
            <text:p>0,3962322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2645751" calcext:value-type="float">
            <text:p>0,2645751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4" calcext:value-type="float">
            <text:p>0,4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4242641" calcext:value-type="float">
            <text:p>0,4242641</text:p>
          </table:table-cell>
        </table:table-row>
        <table:table-row table:style-name="ro1">
          <table:table-cell office:value-type="float" office:value="0.3114482" calcext:value-type="float">
            <text:p>0,3114482</text:p>
          </table:table-cell>
          <table:table-cell office:value-type="float" office:value="0.5319774" calcext:value-type="float">
            <text:p>0,5319774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4301163" calcext:value-type="float">
            <text:p>0,4301163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2915476" calcext:value-type="float">
            <text:p>0,2915476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687818" calcext:value-type="float">
            <text:p>0,3687818</text:p>
          </table:table-cell>
        </table:table-row>
        <table:table-row table:style-name="ro1">
          <table:table-cell office:value-type="float" office:value="0.2966479" calcext:value-type="float">
            <text:p>0,2966479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9412757" calcext:value-type="float">
            <text:p>0,9412757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633181" calcext:value-type="float">
            <text:p>0,3633181</text:p>
          </table:table-cell>
        </table:table-row>
        <table:table-row table:style-name="ro1">
          <table:table-cell office:value-type="float" office:value="0.304959" calcext:value-type="float">
            <text:p>0,304959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" calcext:value-type="float">
            <text:p>0,2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942868" calcext:value-type="float">
            <text:p>0,942868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521363" calcext:value-type="float">
            <text:p>0,3521363</text:p>
          </table:table-cell>
        </table:table-row>
        <table:table-row table:style-name="ro1">
          <table:table-cell office:value-type="float" office:value="0.3255764" calcext:value-type="float">
            <text:p>0,3255764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9560335" calcext:value-type="float">
            <text:p>0,9560335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3549648" calcext:value-type="float">
            <text:p>0,3549648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465292" calcext:value-type="float">
            <text:p>0,6465292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398748" calcext:value-type="float">
            <text:p>0,398748</text:p>
          </table:table-cell>
        </table:table-row>
        <table:table-row table:style-name="ro1">
          <table:table-cell office:value-type="float" office:value="0.3687818" calcext:value-type="float">
            <text:p>0,3687818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4898979" calcext:value-type="float">
            <text:p>0,4898979</text:p>
          </table:table-cell>
          <table:table-cell office:value-type="float" office:value="0.3911521" calcext:value-type="float">
            <text:p>0,3911521</text:p>
          </table:table-cell>
        </table:table-row>
        <table:table-row table:style-name="ro1">
          <table:table-cell office:value-type="float" office:value="0.5630276" calcext:value-type="float">
            <text:p>0,563027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717635" calcext:value-type="float">
            <text:p>0,71763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" calcext:value-type="float">
            <text:p>0,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7733046" calcext:value-type="float">
            <text:p>0,7733046</text:p>
          </table:table-cell>
          <table:table-cell office:value-type="float" office:value="0.3754997" calcext:value-type="float">
            <text:p>0,3754997</text:p>
          </table:table-cell>
        </table:table-row>
        <table:table-row table:style-name="ro1">
          <table:table-cell office:value-type="float" office:value="0.7797436" calcext:value-type="float">
            <text:p>0,7797436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614817" calcext:value-type="float">
            <text:p>0,614817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7443117" calcext:value-type="float">
            <text:p>0,7443117</text:p>
          </table:table-cell>
          <table:table-cell office:value-type="float" office:value="0.4147288" calcext:value-type="float">
            <text:p>0,4147288</text:p>
          </table:table-cell>
        </table:table-row>
        <table:table-row table:style-name="ro1">
          <table:table-cell office:value-type="float" office:value="0.7835816" calcext:value-type="float">
            <text:p>0,7835816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7778175" calcext:value-type="float">
            <text:p>0,7778175</text:p>
          </table:table-cell>
          <table:table-cell office:value-type="float" office:value="0.3949684" calcext:value-type="float">
            <text:p>0,3949684</text:p>
          </table:table-cell>
        </table:table-row>
        <table:table-row table:style-name="ro1">
          <table:table-cell office:value-type="float" office:value="0.7674633" calcext:value-type="float">
            <text:p>0,7674633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131884" calcext:value-type="float">
            <text:p>0,6131884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7867655" calcext:value-type="float">
            <text:p>0,7867655</text:p>
          </table:table-cell>
          <table:table-cell office:value-type="float" office:value="0.3563706" calcext:value-type="float">
            <text:p>0,3563706</text:p>
          </table:table-cell>
        </table:table-row>
        <table:table-row table:style-name="ro1">
          <table:table-cell office:value-type="float" office:value="0.6640783" calcext:value-type="float">
            <text:p>0,6640783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5567765" calcext:value-type="float">
            <text:p>0,5567765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317805" calcext:value-type="float">
            <text:p>0,317805</text:p>
          </table:table-cell>
        </table:table-row>
        <table:table-row table:style-name="ro1">
          <table:table-cell office:value-type="float" office:value="0.7589466" calcext:value-type="float">
            <text:p>0,758946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6033241" calcext:value-type="float">
            <text:p>0,603324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6090977" calcext:value-type="float">
            <text:p>0,609097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office:value-type="float" office:value="0.6220933" calcext:value-type="float">
            <text:p>0,6220933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5244044" calcext:value-type="float">
            <text:p>0,5244044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598331" calcext:value-type="float">
            <text:p>0,598331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7674633" calcext:value-type="float">
            <text:p>0,7674633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7099296" calcext:value-type="float">
            <text:p>0,7099296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03315" calcext:value-type="float">
            <text:p>0,303315</text:p>
          </table:table-cell>
        </table:table-row>
        <table:table-row table:style-name="ro1">
          <table:table-cell office:value-type="float" office:value="0.6920983" calcext:value-type="float">
            <text:p>0,6920983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3464102" calcext:value-type="float">
            <text:p>0,3464102</text:p>
          </table:table-cell>
        </table:table-row>
        <table:table-row table:style-name="ro1">
          <table:table-cell office:value-type="float" office:value="0.6877499" calcext:value-type="float">
            <text:p>0,6877499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7509993" calcext:value-type="float">
            <text:p>0,7509993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663325" calcext:value-type="float">
            <text:p>0,66332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5761944" calcext:value-type="float">
            <text:p>0,5761944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4460942" calcext:value-type="float">
            <text:p>0,4460942</text:p>
          </table:table-cell>
        </table:table-row>
        <table:table-row table:style-name="ro1">
          <table:table-cell office:value-type="float" office:value="0.5822371" calcext:value-type="float">
            <text:p>0,5822371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5531726" calcext:value-type="float">
            <text:p>0,5531726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9219545" calcext:value-type="float">
            <text:p>0,9219545</text:p>
          </table:table-cell>
          <table:table-cell office:value-type="float" office:value="0.4242641" calcext:value-type="float">
            <text:p>0,4242641</text:p>
          </table:table-cell>
        </table:table-row>
        <table:table-row table:style-name="ro1">
          <table:table-cell office:value-type="float" office:value="0.5848077" calcext:value-type="float">
            <text:p>0,584807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4658326" calcext:value-type="float">
            <text:p>0,4658326</text:p>
          </table:table-cell>
          <table:table-cell office:value-type="float" office:value="0.5357238" calcext:value-type="float">
            <text:p>0,5357238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9208692" calcext:value-type="float">
            <text:p>0,9208692</text:p>
          </table:table-cell>
          <table:table-cell office:value-type="float" office:value="0.4086563" calcext:value-type="float">
            <text:p>0,4086563</text:p>
          </table:table-cell>
        </table:table-row>
        <table:table-row table:style-name="ro1">
          <table:table-cell office:value-type="float" office:value="0.5486346" calcext:value-type="float">
            <text:p>0,548634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5540758" calcext:value-type="float">
            <text:p>0,5540758</text:p>
          </table:table-cell>
          <table:table-cell office:value-type="float" office:value="0.6196774" calcext:value-type="float">
            <text:p>0,6196774</text:p>
          </table:table-cell>
          <table:table-cell office:value-type="float" office:value="0.4195235" calcext:value-type="float">
            <text:p>0,4195235</text:p>
          </table:table-cell>
        </table:table-row>
        <table:table-row table:style-name="ro1">
          <table:table-cell office:value-type="float" office:value="0.4774935" calcext:value-type="float">
            <text:p>0,477493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7113367" calcext:value-type="float">
            <text:p>0,7113367</text:p>
          </table:table-cell>
          <table:table-cell office:value-type="float" office:value="0.5205766" calcext:value-type="float">
            <text:p>0,5205766</text:p>
          </table:table-cell>
          <table:table-cell office:value-type="float" office:value="0.4230839" calcext:value-type="float">
            <text:p>0,4230839</text:p>
          </table:table-cell>
        </table:table-row>
        <table:table-row table:style-name="ro1">
          <table:table-cell office:value-type="float" office:value="0.401248" calcext:value-type="float">
            <text:p>0,401248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7099296" calcext:value-type="float">
            <text:p>0,7099296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4254409" calcext:value-type="float">
            <text:p>0,4254409</text:p>
          </table:table-cell>
        </table:table-row>
        <table:table-row table:style-name="ro1">
          <table:table-cell office:value-type="float" office:value="0.3754997" calcext:value-type="float">
            <text:p>0,375499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774935" calcext:value-type="float">
            <text:p>0,4774935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5630276" calcext:value-type="float">
            <text:p>0,563027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370355" calcext:value-type="float">
            <text:p>0,4370355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230839" calcext:value-type="float">
            <text:p>0,4230839</text:p>
          </table:table-cell>
        </table:table-row>
        <table:table-row table:style-name="ro1">
          <table:table-cell office:value-type="float" office:value="0.3376389" calcext:value-type="float">
            <text:p>0,337638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3" calcext:value-type="float">
            <text:p>0,3</text:p>
          </table:table-cell>
          <table:table-cell office:value-type="float" office:value="0.4147288" calcext:value-type="float">
            <text:p>0,4147288</text:p>
          </table:table-cell>
        </table:table-row>
        <table:table-row table:style-name="ro1">
          <table:table-cell office:value-type="float" office:value="0.3082207" calcext:value-type="float">
            <text:p>0,308220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4690416" calcext:value-type="float">
            <text:p>0,4690416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3" calcext:value-type="float">
            <text:p>0,3</text:p>
          </table:table-cell>
          <table:table-cell office:value-type="float" office:value="0.3962322" calcext:value-type="float">
            <text:p>0,3962322</text:p>
          </table:table-cell>
        </table:table-row>
        <table:table-row table:style-name="ro1">
          <table:table-cell office:value-type="float" office:value="0.2810694" calcext:value-type="float">
            <text:p>0,2810694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646916" calcext:value-type="float">
            <text:p>0,3646916</text:p>
          </table:table-cell>
        </table:table-row>
        <table:table-row table:style-name="ro1">
          <table:table-cell office:value-type="float" office:value="0.2569047" calcext:value-type="float">
            <text:p>0,2569047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193744" calcext:value-type="float">
            <text:p>0,3193744</text:p>
          </table:table-cell>
        </table:table-row>
        <table:table-row table:style-name="ro1">
          <table:table-cell office:value-type="float" office:value="0.2469818" calcext:value-type="float">
            <text:p>0,2469818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2880972" calcext:value-type="float">
            <text:p>0,2880972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324037" calcext:value-type="float">
            <text:p>0,324037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3478505" calcext:value-type="float">
            <text:p>0,3478505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3701351" calcext:value-type="float">
            <text:p>0,370135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065942" calcext:value-type="float">
            <text:p>0,3065942</text:p>
          </table:table-cell>
        </table:table-row>
        <table:table-row table:style-name="ro1">
          <table:table-cell office:value-type="float" office:value="0.3974921" calcext:value-type="float">
            <text:p>0,3974921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5196152" calcext:value-type="float">
            <text:p>0,5196152</text:p>
          </table:table-cell>
        </table:table-row>
        <table:table-row table:style-name="ro1">
          <table:table-cell office:value-type="float" office:value="0.4494441" calcext:value-type="float">
            <text:p>0,449444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5244044" calcext:value-type="float">
            <text:p>0,5244044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580517" calcext:value-type="float">
            <text:p>0,580517</text:p>
          </table:table-cell>
        </table:table-row>
        <table:table-row table:style-name="ro1">
          <table:table-cell office:value-type="float" office:value="0.3847077" calcext:value-type="float">
            <text:p>0,384707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5630276" calcext:value-type="float">
            <text:p>0,5630276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6156298" calcext:value-type="float">
            <text:p>0,6156298</text:p>
          </table:table-cell>
        </table:table-row>
        <table:table-row table:style-name="ro1">
          <table:table-cell office:value-type="float" office:value="0.3577709" calcext:value-type="float">
            <text:p>0,3577709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5899152" calcext:value-type="float">
            <text:p>0,589915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6340347" calcext:value-type="float">
            <text:p>0,6340347</text:p>
          </table:table-cell>
        </table:table-row>
        <table:table-row table:style-name="ro1">
          <table:table-cell office:value-type="float" office:value="0.3714835" calcext:value-type="float">
            <text:p>0,3714835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7463243" calcext:value-type="float">
            <text:p>0,7463243</text:p>
          </table:table-cell>
        </table:table-row>
        <table:table-row table:style-name="ro1">
          <table:table-cell office:value-type="float" office:value="0.3741657" calcext:value-type="float">
            <text:p>0,374165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585662" calcext:value-type="float">
            <text:p>0,58566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7707139" calcext:value-type="float">
            <text:p>0,7707139</text:p>
          </table:table-cell>
        </table:table-row>
        <table:table-row table:style-name="ro1">
          <table:table-cell office:value-type="float" office:value="0.3872983" calcext:value-type="float">
            <text:p>0,3872983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8342661" calcext:value-type="float">
            <text:p>0,8342661</text:p>
          </table:table-cell>
        </table:table-row>
        <table:table-row table:style-name="ro1">
          <table:table-cell office:value-type="float" office:value="0.4049691" calcext:value-type="float">
            <text:p>0,404969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" calcext:value-type="float">
            <text:p>0,4</text:p>
          </table:table-cell>
          <table:table-cell office:value-type="float" office:value="0.5205766" calcext:value-type="float">
            <text:p>0,5205766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7687653" calcext:value-type="float">
            <text:p>0,7687653</text:p>
          </table:table-cell>
        </table:table-row>
        <table:table-row table:style-name="ro1">
          <table:table-cell office:value-type="float" office:value="0.441588" calcext:value-type="float">
            <text:p>0,44158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7341662" calcext:value-type="float">
            <text:p>0,7341662</text:p>
          </table:table-cell>
          <table:table-cell office:value-type="float" office:value="0.7321202" calcext:value-type="float">
            <text:p>0,7321202</text:p>
          </table:table-cell>
        </table:table-row>
        <table:table-row table:style-name="ro1">
          <table:table-cell office:value-type="float" office:value="0.4615192" calcext:value-type="float">
            <text:p>0,4615192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716938" calcext:value-type="float">
            <text:p>0,716938</text:p>
          </table:table-cell>
          <table:table-cell office:value-type="float" office:value="0.8860022" calcext:value-type="float">
            <text:p>0,8860022</text:p>
          </table:table-cell>
        </table:table-row>
        <table:table-row table:style-name="ro1">
          <table:table-cell office:value-type="float" office:value="0.502991" calcext:value-type="float">
            <text:p>0,50299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7078135" calcext:value-type="float">
            <text:p>0,7078135</text:p>
          </table:table-cell>
          <table:table-cell office:value-type="float" office:value="0.8455767" calcext:value-type="float">
            <text:p>0,8455767</text:p>
          </table:table-cell>
        </table:table-row>
        <table:table-row table:style-name="ro1">
          <table:table-cell office:value-type="float" office:value="0.500999" calcext:value-type="float">
            <text:p>0,500999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5486346" calcext:value-type="float">
            <text:p>0,5486346</text:p>
          </table:table-cell>
          <table:table-cell office:value-type="float" office:value="0.7886698" calcext:value-type="float">
            <text:p>0,7886698</text:p>
          </table:table-cell>
        </table:table-row>
        <table:table-row table:style-name="ro1">
          <table:table-cell office:value-type="float" office:value="0.4527692" calcext:value-type="float">
            <text:p>0,452769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7949843" calcext:value-type="float">
            <text:p>0,7949843</text:p>
          </table:table-cell>
        </table:table-row>
        <table:table-row table:style-name="ro1">
          <table:table-cell office:value-type="float" office:value="0.4242641" calcext:value-type="float">
            <text:p>0,4242641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7861297" calcext:value-type="float">
            <text:p>0,7861297</text:p>
          </table:table-cell>
        </table:table-row>
        <table:table-row table:style-name="ro1">
          <table:table-cell office:value-type="float" office:value="0.3949684" calcext:value-type="float">
            <text:p>0,3949684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7861297" calcext:value-type="float">
            <text:p>0,7861297</text:p>
          </table:table-cell>
        </table:table-row>
        <table:table-row table:style-name="ro1">
          <table:table-cell office:value-type="float" office:value="0.3898718" calcext:value-type="float">
            <text:p>0,389871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779102" calcext:value-type="float">
            <text:p>0,779102</text:p>
          </table:table-cell>
        </table:table-row>
        <table:table-row table:style-name="ro1">
          <table:table-cell office:value-type="float" office:value="0.3754997" calcext:value-type="float">
            <text:p>0,3754997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" calcext:value-type="float">
            <text:p>0,3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752994" calcext:value-type="float">
            <text:p>0,752994</text:p>
          </table:table-cell>
        </table:table-row>
        <table:table-row table:style-name="ro1">
          <table:table-cell office:value-type="float" office:value="0.3660601" calcext:value-type="float">
            <text:p>0,366060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7218033" calcext:value-type="float">
            <text:p>0,7218033</text:p>
          </table:table-cell>
        </table:table-row>
        <table:table-row table:style-name="ro1">
          <table:table-cell office:value-type="float" office:value="0.3591657" calcext:value-type="float">
            <text:p>0,3591657</text:p>
          </table:table-cell>
          <table:table-cell office:value-type="float" office:value="0.1643168" calcext:value-type="float">
            <text:p>0,1643168</text:p>
          </table:table-cell>
          <table:table-cell table:number-columns-repeated="2" office:value-type="float" office:value="0.3224903" calcext:value-type="float">
            <text:p>0,3224903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7823043" calcext:value-type="float">
            <text:p>0,7823043</text:p>
          </table:table-cell>
        </table:table-row>
        <table:table-row table:style-name="ro1">
          <table:table-cell office:value-type="float" office:value="0.3741657" calcext:value-type="float">
            <text:p>0,3741657</text:p>
          </table:table-cell>
          <table:table-cell office:value-type="float" office:value="0.1760682" calcext:value-type="float">
            <text:p>0,1760682</text:p>
          </table:table-cell>
          <table:table-cell table:number-columns-repeated="2" office:value-type="float" office:value="0.3271085" calcext:value-type="float">
            <text:p>0,3271085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7443117" calcext:value-type="float">
            <text:p>0,7443117</text:p>
          </table:table-cell>
        </table:table-row>
        <table:table-row table:style-name="ro1">
          <table:table-cell office:value-type="float" office:value="0.3660601" calcext:value-type="float">
            <text:p>0,366060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7106335" calcext:value-type="float">
            <text:p>0,7106335</text:p>
          </table:table-cell>
        </table:table-row>
        <table:table-row table:style-name="ro1">
          <table:table-cell office:value-type="float" office:value="0.41833" calcext:value-type="float">
            <text:p>0,41833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7211102" calcext:value-type="float">
            <text:p>0,7211102</text:p>
          </table:table-cell>
        </table:table-row>
        <table:table-row table:style-name="ro1">
          <table:table-cell office:value-type="float" office:value="0.4254409" calcext:value-type="float">
            <text:p>0,425440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9602083" calcext:value-type="float">
            <text:p>0,9602083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7134424" calcext:value-type="float">
            <text:p>0,7134424</text:p>
          </table:table-cell>
        </table:table-row>
        <table:table-row table:style-name="ro1">
          <table:table-cell office:value-type="float" office:value="0.4242641" calcext:value-type="float">
            <text:p>0,4242641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9679876" calcext:value-type="float">
            <text:p>0,9679876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6992853" calcext:value-type="float">
            <text:p>0,6992853</text:p>
          </table:table-cell>
        </table:table-row>
        <table:table-row table:style-name="ro1">
          <table:table-cell office:value-type="float" office:value="0.4123106" calcext:value-type="float">
            <text:p>0,412310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8820431" calcext:value-type="float">
            <text:p>0,8820431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6752777" calcext:value-type="float">
            <text:p>0,6752777</text:p>
          </table:table-cell>
        </table:table-row>
        <table:table-row table:style-name="ro1">
          <table:table-cell office:value-type="float" office:value="0.3860052" calcext:value-type="float">
            <text:p>0,3860052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9110433" calcext:value-type="float">
            <text:p>0,9110433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6488451" calcext:value-type="float">
            <text:p>0,6488451</text:p>
          </table:table-cell>
        </table:table-row>
        <table:table-row table:style-name="ro1">
          <table:table-cell office:value-type="float" office:value="0.3605551" calcext:value-type="float">
            <text:p>0,360555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9011104" calcext:value-type="float">
            <text:p>0,9011104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6188699" calcext:value-type="float">
            <text:p>0,6188699</text:p>
          </table:table-cell>
        </table:table-row>
        <table:table-row table:style-name="ro1">
          <table:table-cell office:value-type="float" office:value="0.3316625" calcext:value-type="float">
            <text:p>0,331662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8848729" calcext:value-type="float">
            <text:p>0,8848729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" calcext:value-type="float">
            <text:p>0,2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5848077" calcext:value-type="float">
            <text:p>0,5848077</text:p>
          </table:table-cell>
        </table:table-row>
        <table:table-row table:style-name="ro1">
          <table:table-cell office:value-type="float" office:value="0.3016621" calcext:value-type="float">
            <text:p>0,301662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8590692" calcext:value-type="float">
            <text:p>0,8590692</text:p>
          </table:table-cell>
          <table:table-cell office:value-type="float" office:value="0.559464" calcext:value-type="float">
            <text:p>0,559464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5449771" calcext:value-type="float">
            <text:p>0,5449771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2" calcext:value-type="float">
            <text:p>0,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8288546" calcext:value-type="float">
            <text:p>0,8288546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5099019" calcext:value-type="float">
            <text:p>0,5099019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8031189" calcext:value-type="float">
            <text:p>0,8031189</text:p>
          </table:table-cell>
          <table:table-cell office:value-type="float" office:value="0.5196152" calcext:value-type="float">
            <text:p>0,5196152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4690416" calcext:value-type="float">
            <text:p>0,4690416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7661592" calcext:value-type="float">
            <text:p>0,7661592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4560702" calcext:value-type="float">
            <text:p>0,4560702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7224957" calcext:value-type="float">
            <text:p>0,7224957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464758" calcext:value-type="float">
            <text:p>0,464758</text:p>
          </table:table-cell>
        </table:table-row>
        <table:table-row table:style-name="ro1">
          <table:table-cell office:value-type="float" office:value="0.219089" calcext:value-type="float">
            <text:p>0,219089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6418723" calcext:value-type="float">
            <text:p>0,6418723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4527692" calcext:value-type="float">
            <text:p>0,4527692</text:p>
          </table:table-cell>
        </table:table-row>
        <table:table-row table:style-name="ro1">
          <table:table-cell office:value-type="float" office:value="0.2213594" calcext:value-type="float">
            <text:p>0,2213594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4516636" calcext:value-type="float">
            <text:p>0,4516636</text:p>
          </table:table-cell>
        </table:table-row>
        <table:table-row table:style-name="ro1">
          <table:table-cell office:value-type="float" office:value="0.212132" calcext:value-type="float">
            <text:p>0,21213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571652" calcext:value-type="float">
            <text:p>0,4571652</text:p>
          </table:table-cell>
        </table:table-row>
        <table:table-row table:style-name="ro1">
          <table:table-cell office:value-type="float" office:value="0.2073644" calcext:value-type="float">
            <text:p>0,207364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4658326" calcext:value-type="float">
            <text:p>0,465832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4959839" calcext:value-type="float">
            <text:p>0,4959839</text:p>
          </table:table-cell>
        </table:table-row>
        <table:table-row table:style-name="ro1">
          <table:table-cell office:value-type="float" office:value="0.1870829" calcext:value-type="float">
            <text:p>0,1870829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" calcext:value-type="float">
            <text:p>0,4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5157519" calcext:value-type="float">
            <text:p>0,5157519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5186521" calcext:value-type="float">
            <text:p>0,5186521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507937" calcext:value-type="float">
            <text:p>0,507937</text:p>
          </table:table-cell>
        </table:table-row>
        <table:table-row table:style-name="ro1">
          <table:table-cell office:value-type="float" office:value="0.148324" calcext:value-type="float">
            <text:p>0,148324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5779274" calcext:value-type="float">
            <text:p>0,5779274</text:p>
          </table:table-cell>
        </table:table-row>
        <table:table-row table:style-name="ro1">
          <table:table-cell office:value-type="float" office:value="0.1378405" calcext:value-type="float">
            <text:p>0,137840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5495452" calcext:value-type="float">
            <text:p>0,5495452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5291502" calcext:value-type="float">
            <text:p>0,5291502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501996" calcext:value-type="float">
            <text:p>0,501996</text:p>
          </table:table-cell>
        </table:table-row>
        <table:table-row table:style-name="ro1">
          <table:table-cell office:value-type="float" office:value="0.1516575" calcext:value-type="float">
            <text:p>0,1516575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4669047" calcext:value-type="float">
            <text:p>0,4669047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5718392" calcext:value-type="float">
            <text:p>0,5718392</text:p>
          </table:table-cell>
          <table:table-cell office:value-type="float" office:value="0.409878" calcext:value-type="float">
            <text:p>0,409878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6156298" calcext:value-type="float">
            <text:p>0,6156298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" calcext:value-type="float">
            <text:p>0,2</text:p>
          </table:table-cell>
          <table:table-cell office:value-type="float" office:value="0.7049823" calcext:value-type="float">
            <text:p>0,7049823</text:p>
          </table:table-cell>
          <table:table-cell office:value-type="float" office:value="0.3885872" calcext:value-type="float">
            <text:p>0,3885872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6848357" calcext:value-type="float">
            <text:p>0,6848357</text:p>
          </table:table-cell>
          <table:table-cell office:value-type="float" office:value="0.3847077" calcext:value-type="float">
            <text:p>0,3847077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6300794" calcext:value-type="float">
            <text:p>0,6300794</text:p>
          </table:table-cell>
          <table:table-cell office:value-type="float" office:value="0.3535534" calcext:value-type="float">
            <text:p>0,3535534</text:p>
          </table:table-cell>
        </table:table-row>
        <table:table-row table:style-name="ro1">
          <table:table-cell office:value-type="float" office:value="0.1897366" calcext:value-type="float">
            <text:p>0,1897366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5779274" calcext:value-type="float">
            <text:p>0,5779274</text:p>
          </table:table-cell>
          <table:table-cell office:value-type="float" office:value="0.3911521" calcext:value-type="float">
            <text:p>0,3911521</text:p>
          </table:table-cell>
        </table:table-row>
        <table:table-row table:style-name="ro1">
          <table:table-cell office:value-type="float" office:value="0.1949359" calcext:value-type="float">
            <text:p>0,1949359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8124039" calcext:value-type="float">
            <text:p>0,8124039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303315" calcext:value-type="float">
            <text:p>0,303315</text:p>
          </table:table-cell>
        </table:table-row>
        <table:table-row table:style-name="ro1">
          <table:table-cell office:value-type="float" office:value="0.6324555" calcext:value-type="float">
            <text:p>0,6324555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5674505" calcext:value-type="float">
            <text:p>0,5674505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6164414" calcext:value-type="float">
            <text:p>0,6164414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690416" calcext:value-type="float">
            <text:p>0,4690416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5147815" calcext:value-type="float">
            <text:p>0,5147815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617252" calcext:value-type="float">
            <text:p>0,61725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5932959" calcext:value-type="float">
            <text:p>0,5932959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5839521" calcext:value-type="float">
            <text:p>0,5839521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6058053" calcext:value-type="float">
            <text:p>0,6058053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6557438" calcext:value-type="float">
            <text:p>0,6557438</text:p>
          </table:table-cell>
          <table:table-cell office:value-type="float" office:value="0.5" calcext:value-type="float">
            <text:p>0,5</text:p>
          </table:table-cell>
          <table:table-cell office:value-type="float" office:value="0.2607681" calcext:value-type="float">
            <text:p>0,2607681</text:p>
          </table:table-cell>
        </table:table-row>
        <table:table-row table:style-name="ro1">
          <table:table-cell office:value-type="float" office:value="0.6123725" calcext:value-type="float">
            <text:p>0,6123725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680441" calcext:value-type="float">
            <text:p>0,680441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6123725" calcext:value-type="float">
            <text:p>0,6123725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6640783" calcext:value-type="float">
            <text:p>0,6640783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5709641" calcext:value-type="float">
            <text:p>0,5709641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6663333" calcext:value-type="float">
            <text:p>0,6663333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5576738" calcext:value-type="float">
            <text:p>0,5576738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8420213" calcext:value-type="float">
            <text:p>0,8420213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5449771" calcext:value-type="float">
            <text:p>0,5449771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9762172" calcext:value-type="float">
            <text:p>0,9762172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5215362" calcext:value-type="float">
            <text:p>0,5215362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9596875" calcext:value-type="float">
            <text:p>0,9596875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98999" calcext:value-type="float">
            <text:p>0,498999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9736529" calcext:value-type="float">
            <text:p>0,9736529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5495452" calcext:value-type="float">
            <text:p>0,5495452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9617692" calcext:value-type="float">
            <text:p>0,9617692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6418723" calcext:value-type="float">
            <text:p>0,6418723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4" calcext:value-type="float">
            <text:p>0,4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9332738" calcext:value-type="float">
            <text:p>0,9332738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1414213" calcext:value-type="float">
            <text:p>0,1414213</text:p>
          </table:table-cell>
        </table:table-row>
        <table:table-row table:style-name="ro1">
          <table:table-cell office:value-type="float" office:value="0.5621388" calcext:value-type="float">
            <text:p>0,5621388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9181503" calcext:value-type="float">
            <text:p>0,9181503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4335897" calcext:value-type="float">
            <text:p>0,4335897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5495452" calcext:value-type="float">
            <text:p>0,5495452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8871302" calcext:value-type="float">
            <text:p>0,8871302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3507136" calcext:value-type="float">
            <text:p>0,3507136</text:p>
          </table:table-cell>
          <table:table-cell office:value-type="float" office:value="0.6196774" calcext:value-type="float">
            <text:p>0,6196774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8173127" calcext:value-type="float">
            <text:p>0,8173127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387467" calcext:value-type="float">
            <text:p>0,2387467</text:p>
          </table:table-cell>
          <table:table-cell office:value-type="float" office:value="0.6041523" calcext:value-type="float">
            <text:p>0,6041523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5385165" calcext:value-type="float">
            <text:p>0,5385165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7443117" calcext:value-type="float">
            <text:p>0,744311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7028514" calcext:value-type="float">
            <text:p>0,702851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1414213" calcext:value-type="float">
            <text:p>0,1414213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4732864" calcext:value-type="float">
            <text:p>0,4732864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594979" calcext:value-type="float">
            <text:p>0,594979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1303841" calcext:value-type="float">
            <text:p>0,1303841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5787919" calcext:value-type="float">
            <text:p>0,5787919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5540758" calcext:value-type="float">
            <text:p>0,5540758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5567765" calcext:value-type="float">
            <text:p>0,5567765</text:p>
          </table:table-cell>
          <table:table-cell office:value-type="float" office:value="0.5779274" calcext:value-type="float">
            <text:p>0,5779274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621289" calcext:value-type="float">
            <text:p>0,621289</text:p>
          </table:table-cell>
          <table:table-cell office:value-type="float" office:value="0.5310367" calcext:value-type="float">
            <text:p>0,5310367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1702939" calcext:value-type="float">
            <text:p>0,1702939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6700746" calcext:value-type="float">
            <text:p>0,6700746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232379" calcext:value-type="float">
            <text:p>0,232379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6992853" calcext:value-type="float">
            <text:p>0,6992853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4827007" calcext:value-type="float">
            <text:p>0,4827007</text:p>
          </table:table-cell>
        </table:table-row>
        <table:table-row table:style-name="ro1">
          <table:table-cell office:value-type="float" office:value="0.2720294" calcext:value-type="float">
            <text:p>0,2720294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7113367" calcext:value-type="float">
            <text:p>0,7113367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7382411" calcext:value-type="float">
            <text:p>0,7382411</text:p>
          </table:table-cell>
          <table:table-cell office:value-type="float" office:value="0.5" calcext:value-type="float">
            <text:p>0,5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3376389" calcext:value-type="float">
            <text:p>0,3376389</text:p>
          </table:table-cell>
        </table:table-row>
        <table:table-row table:style-name="ro1">
          <table:table-cell office:value-type="float" office:value="0.372827" calcext:value-type="float">
            <text:p>0,372827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5458938" calcext:value-type="float">
            <text:p>0,5458938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6" calcext:value-type="float">
            <text:p>0,6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3193744" calcext:value-type="float">
            <text:p>0,3193744</text:p>
          </table:table-cell>
        </table:table-row>
        <table:table-row table:style-name="ro1">
          <table:table-cell office:value-type="float" office:value="0.4110961" calcext:value-type="float">
            <text:p>0,4110961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4404543" calcext:value-type="float">
            <text:p>0,4404543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5770615" calcext:value-type="float">
            <text:p>0,5770615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4494441" calcext:value-type="float">
            <text:p>0,449444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5540758" calcext:value-type="float">
            <text:p>0,5540758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3535534" calcext:value-type="float">
            <text:p>0,3535534</text:p>
          </table:table-cell>
        </table:table-row>
        <table:table-row table:style-name="ro1">
          <table:table-cell office:value-type="float" office:value="0.4516636" calcext:value-type="float">
            <text:p>0,451663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478505" calcext:value-type="float">
            <text:p>0,3478505</text:p>
          </table:table-cell>
        </table:table-row>
        <table:table-row table:style-name="ro1">
          <table:table-cell office:value-type="float" office:value="0.4560702" calcext:value-type="float">
            <text:p>0,456070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660601" calcext:value-type="float">
            <text:p>0,3660601</text:p>
          </table:table-cell>
        </table:table-row>
        <table:table-row table:style-name="ro1">
          <table:table-cell office:value-type="float" office:value="0.4289522" calcext:value-type="float">
            <text:p>0,4289522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820994" calcext:value-type="float">
            <text:p>0,3820994</text:p>
          </table:table-cell>
        </table:table-row>
        <table:table-row table:style-name="ro1">
          <table:table-cell office:value-type="float" office:value="0.4219005" calcext:value-type="float">
            <text:p>0,4219005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" calcext:value-type="float">
            <text:p>0,4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4037326" calcext:value-type="float">
            <text:p>0,4037326</text:p>
          </table:table-cell>
        </table:table-row>
        <table:table-row table:style-name="ro1">
          <table:table-cell office:value-type="float" office:value="0.4135215" calcext:value-type="float">
            <text:p>0,4135215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3794733" calcext:value-type="float">
            <text:p>0,3794733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4472136" calcext:value-type="float">
            <text:p>0,4472136</text:p>
          </table:table-cell>
        </table:table-row>
        <table:table-row table:style-name="ro1">
          <table:table-cell office:value-type="float" office:value="0.4449719" calcext:value-type="float">
            <text:p>0,444971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4626013" calcext:value-type="float">
            <text:p>0,4626013</text:p>
          </table:table-cell>
        </table:table-row>
        <table:table-row table:style-name="ro1">
          <table:table-cell office:value-type="float" office:value="0.598331" calcext:value-type="float">
            <text:p>0,59833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722288" calcext:value-type="float">
            <text:p>0,4722288</text:p>
          </table:table-cell>
        </table:table-row>
        <table:table-row table:style-name="ro1">
          <table:table-cell office:value-type="float" office:value="0.5291502" calcext:value-type="float">
            <text:p>0,529150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4658326" calcext:value-type="float">
            <text:p>0,4658326</text:p>
          </table:table-cell>
        </table:table-row>
        <table:table-row table:style-name="ro1">
          <table:table-cell office:value-type="float" office:value="0.5865151" calcext:value-type="float">
            <text:p>0,5865151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6016644" calcext:value-type="float">
            <text:p>0,6016644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5167204" calcext:value-type="float">
            <text:p>0,5167204</text:p>
          </table:table-cell>
        </table:table-row>
        <table:table-row table:style-name="ro1">
          <table:table-cell office:value-type="float" office:value="0.4827007" calcext:value-type="float">
            <text:p>0,4827007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669328" calcext:value-type="float">
            <text:p>0,66932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5440588" calcext:value-type="float">
            <text:p>0,5440588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522494" calcext:value-type="float">
            <text:p>0,522494</text:p>
          </table:table-cell>
        </table:table-row>
        <table:table-row table:style-name="ro1">
          <table:table-cell office:value-type="float" office:value="0.4219005" calcext:value-type="float">
            <text:p>0,4219005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5" calcext:value-type="float">
            <text:p>0,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4472136" calcext:value-type="float">
            <text:p>0,4472136</text:p>
          </table:table-cell>
        </table:table-row>
        <table:table-row table:style-name="ro1">
          <table:table-cell office:value-type="float" office:value="0.3781534" calcext:value-type="float">
            <text:p>0,3781534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3714835" calcext:value-type="float">
            <text:p>0,3714835</text:p>
          </table:table-cell>
        </table:table-row>
        <table:table-row table:style-name="ro1">
          <table:table-cell office:value-type="float" office:value="0.3591657" calcext:value-type="float">
            <text:p>0,3591657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3286335" calcext:value-type="float">
            <text:p>0,3286335</text:p>
          </table:table-cell>
        </table:table-row>
        <table:table-row table:style-name="ro1">
          <table:table-cell office:value-type="float" office:value="0.349285" calcext:value-type="float">
            <text:p>0,349285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552268" calcext:value-type="float">
            <text:p>0,552268</text:p>
          </table:table-cell>
          <table:table-cell office:value-type="float" office:value="0.2529822" calcext:value-type="float">
            <text:p>0,2529822</text:p>
          </table:table-cell>
        </table:table-row>
        <table:table-row table:style-name="ro1">
          <table:table-cell office:value-type="float" office:value="0.3420526" calcext:value-type="float">
            <text:p>0,3420526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5244044" calcext:value-type="float">
            <text:p>0,524404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5822371" calcext:value-type="float">
            <text:p>0,582237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507937" calcext:value-type="float">
            <text:p>0,50793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7861297" calcext:value-type="float">
            <text:p>0,7861297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3563706" calcext:value-type="float">
            <text:p>0,3563706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7694154" calcext:value-type="float">
            <text:p>0,7694154</text:p>
          </table:table-cell>
          <table:table-cell office:value-type="float" office:value="0.204939" calcext:value-type="float">
            <text:p>0,204939</text:p>
          </table:table-cell>
        </table:table-row>
        <table:table-row table:style-name="ro1">
          <table:table-cell office:value-type="float" office:value="0.4560702" calcext:value-type="float">
            <text:p>0,4560702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5310367" calcext:value-type="float">
            <text:p>0,5310367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7549834" calcext:value-type="float">
            <text:p>0,7549834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5394441" calcext:value-type="float">
            <text:p>0,5394441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5899152" calcext:value-type="float">
            <text:p>0,5899152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7341662" calcext:value-type="float">
            <text:p>0,7341662</text:p>
          </table:table-cell>
          <table:table-cell office:value-type="float" office:value="0.2863564" calcext:value-type="float">
            <text:p>0,2863564</text:p>
          </table:table-cell>
        </table:table-row>
        <table:table-row table:style-name="ro1">
          <table:table-cell office:value-type="float" office:value="0.5403702" calcext:value-type="float">
            <text:p>0,5403702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6228965" calcext:value-type="float">
            <text:p>0,6228965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6892024" calcext:value-type="float">
            <text:p>0,6892024</text:p>
          </table:table-cell>
          <table:table-cell office:value-type="float" office:value="0.3016621" calcext:value-type="float">
            <text:p>0,3016621</text:p>
          </table:table-cell>
        </table:table-row>
        <table:table-row table:style-name="ro1">
          <table:table-cell office:value-type="float" office:value="0.5477226" calcext:value-type="float">
            <text:p>0,5477226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6156298" calcext:value-type="float">
            <text:p>0,6156298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6403124" calcext:value-type="float">
            <text:p>0,6403124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5449771" calcext:value-type="float">
            <text:p>0,5449771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648074" calcext:value-type="float">
            <text:p>0,648074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5394441" calcext:value-type="float">
            <text:p>0,5394441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6511528" calcext:value-type="float">
            <text:p>0,6511528</text:p>
          </table:table-cell>
          <table:table-cell office:value-type="float" office:value="0.4898979" calcext:value-type="float">
            <text:p>0,4898979</text:p>
          </table:table-cell>
          <table:table-cell office:value-type="float" office:value="0.3" calcext:value-type="float">
            <text:p>0,3</text:p>
          </table:table-cell>
          <table:table-cell office:value-type="float" office:value="0.5385165" calcext:value-type="float">
            <text:p>0,5385165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5310367" calcext:value-type="float">
            <text:p>0,5310367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6549809" calcext:value-type="float">
            <text:p>0,6549809</text:p>
          </table:table-cell>
          <table:table-cell office:value-type="float" office:value="0.4868264" calcext:value-type="float">
            <text:p>0,486826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5282045" calcext:value-type="float">
            <text:p>0,5282045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1.073778" calcext:value-type="float">
            <text:p>1,073778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5049753" calcext:value-type="float">
            <text:p>0,5049753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7569677" calcext:value-type="float">
            <text:p>0,7569677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4837355" calcext:value-type="float">
            <text:p>0,4837355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7569677" calcext:value-type="float">
            <text:p>0,7569677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5300943" calcext:value-type="float">
            <text:p>0,5300943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7569677" calcext:value-type="float">
            <text:p>0,7569677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5118594" calcext:value-type="float">
            <text:p>0,5118594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7120394" calcext:value-type="float">
            <text:p>0,7120394</text:p>
          </table:table-cell>
          <table:table-cell office:value-type="float" office:value="0.4949748" calcext:value-type="float">
            <text:p>0,4949748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898979" calcext:value-type="float">
            <text:p>0,4898979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7042727" calcext:value-type="float">
            <text:p>0,7042727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4690416" calcext:value-type="float">
            <text:p>0,4690416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6841053" calcext:value-type="float">
            <text:p>0,6841053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401248" calcext:value-type="float">
            <text:p>0,401248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717635" calcext:value-type="float">
            <text:p>0,717635</text:p>
          </table:table-cell>
          <table:table-cell office:value-type="float" office:value="0.4701064" calcext:value-type="float">
            <text:p>0,4701064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3577709" calcext:value-type="float">
            <text:p>0,3577709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7635444" calcext:value-type="float">
            <text:p>0,7635444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324037" calcext:value-type="float">
            <text:p>0,324037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8455767" calcext:value-type="float">
            <text:p>0,8455767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8234075" calcext:value-type="float">
            <text:p>0,8234075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8056054" calcext:value-type="float">
            <text:p>0,8056054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5319774" calcext:value-type="float">
            <text:p>0,5319774</text:p>
          </table:table-cell>
          <table:table-cell table:number-columns-repeated="2"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2569047" calcext:value-type="float">
            <text:p>0,2569047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7949843" calcext:value-type="float">
            <text:p>0,7949843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6268971" calcext:value-type="float">
            <text:p>0,626897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7523297" calcext:value-type="float">
            <text:p>0,7523297</text:p>
          </table:table-cell>
          <table:table-cell office:value-type="float" office:value="0.4898979" calcext:value-type="float">
            <text:p>0,4898979</text:p>
          </table:table-cell>
          <table:table-cell office:value-type="float" office:value="0.6797058" calcext:value-type="float">
            <text:p>0,679705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7582875" calcext:value-type="float">
            <text:p>0,7582875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6913754" calcext:value-type="float">
            <text:p>0,6913754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2588436" calcext:value-type="float">
            <text:p>0,258843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6855655" calcext:value-type="float">
            <text:p>0,685565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669328" calcext:value-type="float">
            <text:p>0,669328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2701851" calcext:value-type="float">
            <text:p>0,2701851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6156298" calcext:value-type="float">
            <text:p>0,615629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6348228" calcext:value-type="float">
            <text:p>0,6348228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2915476" calcext:value-type="float">
            <text:p>0,2915476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5513619" calcext:value-type="float">
            <text:p>0,5513619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559464" calcext:value-type="float">
            <text:p>0,559464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3391165" calcext:value-type="float">
            <text:p>0,3391165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525357" calcext:value-type="float">
            <text:p>0,525357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3521363" calcext:value-type="float">
            <text:p>0,3521363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5549775" calcext:value-type="float">
            <text:p>0,554977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898979" calcext:value-type="float">
            <text:p>0,489897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6418723" calcext:value-type="float">
            <text:p>0,6418723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6" calcext:value-type="float">
            <text:p>0,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6935416" calcext:value-type="float">
            <text:p>0,693541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6008328" calcext:value-type="float">
            <text:p>0,600832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72827" calcext:value-type="float">
            <text:p>0,372827</text:p>
          </table:table-cell>
          <table:table-cell table:number-columns-repeated="2"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1.063955" calcext:value-type="float">
            <text:p>1,063955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5744563" calcext:value-type="float">
            <text:p>0,5744563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932576" calcext:value-type="float">
            <text:p>0,2932576</text:p>
          </table:table-cell>
        </table:table-row>
        <table:table-row table:style-name="ro1">
          <table:table-cell office:value-type="float" office:value="0.8348653" calcext:value-type="float">
            <text:p>0,8348653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7141429" calcext:value-type="float">
            <text:p>0,7141429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03315" calcext:value-type="float">
            <text:p>0,303315</text:p>
          </table:table-cell>
        </table:table-row>
        <table:table-row table:style-name="ro1">
          <table:table-cell office:value-type="float" office:value="0.8142481" calcext:value-type="float">
            <text:p>0,814248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6870226" calcext:value-type="float">
            <text:p>0,6870226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2932576" calcext:value-type="float">
            <text:p>0,2932576</text:p>
          </table:table-cell>
          <table:table-cell table:number-columns-repeated="2" office:value-type="float" office:value="0.2387467" calcext:value-type="float">
            <text:p>0,2387467</text:p>
          </table:table-cell>
          <table:table-cell office:value-type="float" office:value="0.3114482" calcext:value-type="float">
            <text:p>0,3114482</text:p>
          </table:table-cell>
        </table:table-row>
        <table:table-row table:style-name="ro1">
          <table:table-cell office:value-type="float" office:value="0.7854935" calcext:value-type="float">
            <text:p>0,785493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6618157" calcext:value-type="float">
            <text:p>0,6618157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098387" calcext:value-type="float">
            <text:p>0,3098387</text:p>
          </table:table-cell>
        </table:table-row>
        <table:table-row table:style-name="ro1">
          <table:table-cell office:value-type="float" office:value="0.7259477" calcext:value-type="float">
            <text:p>0,7259477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6519203" calcext:value-type="float">
            <text:p>0,6519203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3082207" calcext:value-type="float">
            <text:p>0,3082207</text:p>
          </table:table-cell>
        </table:table-row>
        <table:table-row table:style-name="ro1">
          <table:table-cell office:value-type="float" office:value="0.6760178" calcext:value-type="float">
            <text:p>0,6760178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6324555" calcext:value-type="float">
            <text:p>0,6324555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303315" calcext:value-type="float">
            <text:p>0,303315</text:p>
          </table:table-cell>
        </table:table-row>
        <table:table-row table:style-name="ro1">
          <table:table-cell office:value-type="float" office:value="0.6252999" calcext:value-type="float">
            <text:p>0,6252999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6276942" calcext:value-type="float">
            <text:p>0,6276942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966479" calcext:value-type="float">
            <text:p>0,2966479</text:p>
          </table:table-cell>
        </table:table-row>
        <table:table-row table:style-name="ro1">
          <table:table-cell office:value-type="float" office:value="0.5770615" calcext:value-type="float">
            <text:p>0,5770615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6115554" calcext:value-type="float">
            <text:p>0,6115554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5656854" calcext:value-type="float">
            <text:p>0,565685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543139" calcext:value-type="float">
            <text:p>0,54313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5924525" calcext:value-type="float">
            <text:p>0,5924525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304959" calcext:value-type="float">
            <text:p>0,304959</text:p>
          </table:table-cell>
        </table:table-row>
        <table:table-row table:style-name="ro1">
          <table:table-cell office:value-type="float" office:value="0.5118594" calcext:value-type="float">
            <text:p>0,5118594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5648009" calcext:value-type="float">
            <text:p>0,5648009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03315" calcext:value-type="float">
            <text:p>0,303315</text:p>
          </table:table-cell>
        </table:table-row>
        <table:table-row table:style-name="ro1">
          <table:table-cell office:value-type="float" office:value="0.5118594" calcext:value-type="float">
            <text:p>0,5118594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4427189" calcext:value-type="float">
            <text:p>0,4427189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3098387" calcext:value-type="float">
            <text:p>0,3098387</text:p>
          </table:table-cell>
        </table:table-row>
        <table:table-row table:style-name="ro1">
          <table:table-cell office:value-type="float" office:value="0.4898979" calcext:value-type="float">
            <text:p>0,4898979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3224903" calcext:value-type="float">
            <text:p>0,3224903</text:p>
          </table:table-cell>
        </table:table-row>
        <table:table-row table:style-name="ro1">
          <table:table-cell office:value-type="float" office:value="0.464758" calcext:value-type="float">
            <text:p>0,46475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435113" calcext:value-type="float">
            <text:p>0,3435113</text:p>
          </table:table-cell>
        </table:table-row>
        <table:table-row table:style-name="ro1">
          <table:table-cell office:value-type="float" office:value="0.4626013" calcext:value-type="float">
            <text:p>0,4626013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577709" calcext:value-type="float">
            <text:p>0,3577709</text:p>
          </table:table-cell>
        </table:table-row>
        <table:table-row table:style-name="ro1">
          <table:table-cell office:value-type="float" office:value="0.4560702" calcext:value-type="float">
            <text:p>0,4560702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4626013" calcext:value-type="float">
            <text:p>0,4626013</text:p>
          </table:table-cell>
        </table:table-row>
        <table:table-row table:style-name="ro1">
          <table:table-cell office:value-type="float" office:value="0.4505552" calcext:value-type="float">
            <text:p>0,4505552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6008328" calcext:value-type="float">
            <text:p>0,6008328</text:p>
          </table:table-cell>
        </table:table-row>
        <table:table-row table:style-name="ro1">
          <table:table-cell office:value-type="float" office:value="0.4582576" calcext:value-type="float">
            <text:p>0,4582576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5215362" calcext:value-type="float">
            <text:p>0,521536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1.303841" calcext:value-type="float">
            <text:p>1,303841</text:p>
          </table:table-cell>
        </table:table-row>
        <table:table-row table:style-name="ro1">
          <table:table-cell office:value-type="float" office:value="0.4335897" calcext:value-type="float">
            <text:p>0,4335897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5468089" calcext:value-type="float">
            <text:p>0,5468089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9710819" calcext:value-type="float">
            <text:p>0,9710819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1.112205" calcext:value-type="float">
            <text:p>1,112205</text:p>
          </table:table-cell>
        </table:table-row>
        <table:table-row table:style-name="ro1">
          <table:table-cell office:value-type="float" office:value="0.4159327" calcext:value-type="float">
            <text:p>0,4159327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5468089" calcext:value-type="float">
            <text:p>0,546808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6841053" calcext:value-type="float">
            <text:p>0,6841053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9612492" calcext:value-type="float">
            <text:p>0,9612492</text:p>
          </table:table-cell>
        </table:table-row>
        <table:table-row table:style-name="ro1">
          <table:table-cell office:value-type="float" office:value="0.427785" calcext:value-type="float">
            <text:p>0,427785</text:p>
          </table:table-cell>
          <table:table-cell office:value-type="float" office:value="0.497996" calcext:value-type="float">
            <text:p>0,49799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7707139" calcext:value-type="float">
            <text:p>0,770713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8006247" calcext:value-type="float">
            <text:p>0,8006247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9449868" calcext:value-type="float">
            <text:p>0,9449868</text:p>
          </table:table-cell>
        </table:table-row>
        <table:table-row table:style-name="ro1">
          <table:table-cell office:value-type="float" office:value="0.4483303" calcext:value-type="float">
            <text:p>0,4483303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7141429" calcext:value-type="float">
            <text:p>0,714142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8221922" calcext:value-type="float">
            <text:p>0,8221922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7937254" calcext:value-type="float">
            <text:p>0,7937254</text:p>
          </table:table-cell>
        </table:table-row>
        <table:table-row table:style-name="ro1">
          <table:table-cell office:value-type="float" office:value="0.497996" calcext:value-type="float">
            <text:p>0,497996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781025" calcext:value-type="float">
            <text:p>0,781025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7341662" calcext:value-type="float">
            <text:p>0,7341662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669328" calcext:value-type="float">
            <text:p>0,669328</text:p>
          </table:table-cell>
        </table:table-row>
        <table:table-row table:style-name="ro1">
          <table:table-cell office:value-type="float" office:value="0.7713624" calcext:value-type="float">
            <text:p>0,7713624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7204165" calcext:value-type="float">
            <text:p>0,720416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7042727" calcext:value-type="float">
            <text:p>0,7042727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5839521" calcext:value-type="float">
            <text:p>0,5839521</text:p>
          </table:table-cell>
        </table:table-row>
        <table:table-row table:style-name="ro1">
          <table:table-cell office:value-type="float" office:value="0.617252" calcext:value-type="float">
            <text:p>0,617252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6678323" calcext:value-type="float">
            <text:p>0,6678323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6236987" calcext:value-type="float">
            <text:p>0,6236987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878525" calcext:value-type="float">
            <text:p>0,4878525</text:p>
          </table:table-cell>
        </table:table-row>
        <table:table-row table:style-name="ro1">
          <table:table-cell office:value-type="float" office:value="0.5167204" calcext:value-type="float">
            <text:p>0,5167204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5449771" calcext:value-type="float">
            <text:p>0,5449771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393176" calcext:value-type="float">
            <text:p>0,4393176</text:p>
          </table:table-cell>
        </table:table-row>
        <table:table-row table:style-name="ro1">
          <table:table-cell office:value-type="float" office:value="0.5329165" calcext:value-type="float">
            <text:p>0,5329165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5196152" calcext:value-type="float">
            <text:p>0,519615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687818" calcext:value-type="float">
            <text:p>0,3687818</text:p>
          </table:table-cell>
        </table:table-row>
        <table:table-row table:style-name="ro1">
          <table:table-cell office:value-type="float" office:value="0.648074" calcext:value-type="float">
            <text:p>0,648074</text:p>
          </table:table-cell>
          <table:table-cell office:value-type="float" office:value="0.5375872" calcext:value-type="float">
            <text:p>0,5375872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255764" calcext:value-type="float">
            <text:p>0,3255764</text:p>
          </table:table-cell>
        </table:table-row>
        <table:table-row table:style-name="ro1">
          <table:table-cell office:value-type="float" office:value="0.580517" calcext:value-type="float">
            <text:p>0,580517</text:p>
          </table:table-cell>
          <table:table-cell office:value-type="float" office:value="0.5196152" calcext:value-type="float">
            <text:p>0,5196152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543139" calcext:value-type="float">
            <text:p>0,543139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810694" calcext:value-type="float">
            <text:p>0,2810694</text:p>
          </table:table-cell>
        </table:table-row>
        <table:table-row table:style-name="ro1">
          <table:table-cell office:value-type="float" office:value="0.5099019" calcext:value-type="float">
            <text:p>0,5099019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2983287" calcext:value-type="float">
            <text:p>0,2983287</text:p>
          </table:table-cell>
        </table:table-row>
        <table:table-row table:style-name="ro1">
          <table:table-cell office:value-type="float" office:value="0.4335897" calcext:value-type="float">
            <text:p>0,4335897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4939636" calcext:value-type="float">
            <text:p>0,4939636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4062019" calcext:value-type="float">
            <text:p>0,4062019</text:p>
          </table:table-cell>
        </table:table-row>
        <table:table-row table:style-name="ro1">
          <table:table-cell office:value-type="float" office:value="0.5558777" calcext:value-type="float">
            <text:p>0,5558777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4254409" calcext:value-type="float">
            <text:p>0,4254409</text:p>
          </table:table-cell>
        </table:table-row>
        <table:table-row table:style-name="ro1">
          <table:table-cell office:value-type="float" office:value="0.6131884" calcext:value-type="float">
            <text:p>0,6131884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575326" calcext:value-type="float">
            <text:p>0,575326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7092249" calcext:value-type="float">
            <text:p>0,7092249</text:p>
          </table:table-cell>
        </table:table-row>
        <table:table-row table:style-name="ro1">
          <table:table-cell office:value-type="float" office:value="0.594138" calcext:value-type="float">
            <text:p>0,594138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5744563" calcext:value-type="float">
            <text:p>0,5744563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678233" calcext:value-type="float">
            <text:p>0,678233</text:p>
          </table:table-cell>
        </table:table-row>
        <table:table-row table:style-name="ro1">
          <table:table-cell office:value-type="float" office:value="0.5779274" calcext:value-type="float">
            <text:p>0,577927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6920983" calcext:value-type="float">
            <text:p>0,6920983</text:p>
          </table:table-cell>
        </table:table-row>
        <table:table-row table:style-name="ro1">
          <table:table-cell office:value-type="float" office:value="0.587367" calcext:value-type="float">
            <text:p>0,587367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5648009" calcext:value-type="float">
            <text:p>0,5648009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6496153" calcext:value-type="float">
            <text:p>0,6496153</text:p>
          </table:table-cell>
        </table:table-row>
        <table:table-row table:style-name="ro1">
          <table:table-cell office:value-type="float" office:value="0.6041523" calcext:value-type="float">
            <text:p>0,6041523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5744563" calcext:value-type="float">
            <text:p>0,5744563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6008328" calcext:value-type="float">
            <text:p>0,6008328</text:p>
          </table:table-cell>
        </table:table-row>
        <table:table-row table:style-name="ro1">
          <table:table-cell office:value-type="float" office:value="0.6058053" calcext:value-type="float">
            <text:p>0,6058053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5656854" calcext:value-type="float">
            <text:p>0,565685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6244998" calcext:value-type="float">
            <text:p>0,6244998</text:p>
          </table:table-cell>
        </table:table-row>
        <table:table-row table:style-name="ro1">
          <table:table-cell office:value-type="float" office:value="0.6123725" calcext:value-type="float">
            <text:p>0,6123725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5648009" calcext:value-type="float">
            <text:p>0,5648009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6284903" calcext:value-type="float">
            <text:p>0,6284903</text:p>
          </table:table-cell>
        </table:table-row>
        <table:table-row table:style-name="ro1">
          <table:table-cell office:value-type="float" office:value="0.6156298" calcext:value-type="float">
            <text:p>0,6156298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6090977" calcext:value-type="float">
            <text:p>0,6090977</text:p>
          </table:table-cell>
        </table:table-row>
        <table:table-row table:style-name="ro1">
          <table:table-cell office:value-type="float" office:value="0.6752777" calcext:value-type="float">
            <text:p>0,675277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5167204" calcext:value-type="float">
            <text:p>0,5167204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4" calcext:value-type="float">
            <text:p>0,4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527257" calcext:value-type="float">
            <text:p>0,527257</text:p>
          </table:table-cell>
        </table:table-row>
        <table:table-row table:style-name="ro1">
          <table:table-cell office:value-type="float" office:value="0.6008328" calcext:value-type="float">
            <text:p>0,600832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4604346" calcext:value-type="float">
            <text:p>0,4604346</text:p>
          </table:table-cell>
        </table:table-row>
        <table:table-row table:style-name="ro1">
          <table:table-cell office:value-type="float" office:value="0.5147815" calcext:value-type="float">
            <text:p>0,5147815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407431" calcext:value-type="float">
            <text:p>0,407431</text:p>
          </table:table-cell>
        </table:table-row>
        <table:table-row table:style-name="ro1">
          <table:table-cell office:value-type="float" office:value="0.4494441" calcext:value-type="float">
            <text:p>0,449444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334664" calcext:value-type="float">
            <text:p>0,334664</text:p>
          </table:table-cell>
          <table:table-cell table:number-columns-repeated="2" office:value-type="float" office:value="0.3741657" calcext:value-type="float">
            <text:p>0,3741657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3674235" calcext:value-type="float">
            <text:p>0,3674235</text:p>
          </table:table-cell>
        </table:table-row>
        <table:table-row table:style-name="ro1">
          <table:table-cell office:value-type="float" office:value="0.324037" calcext:value-type="float">
            <text:p>0,32403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334664" calcext:value-type="float">
            <text:p>0,334664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317805" calcext:value-type="float">
            <text:p>0,317805</text:p>
          </table:table-cell>
        </table:table-row>
        <table:table-row table:style-name="ro1">
          <table:table-cell office:value-type="float" office:value="0.3082207" calcext:value-type="float">
            <text:p>0,308220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3" calcext:value-type="float">
            <text:p>0,3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3193744" calcext:value-type="float">
            <text:p>0,3193744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5128353" calcext:value-type="float">
            <text:p>0,5128353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507937" calcext:value-type="float">
            <text:p>0,507937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6678323" calcext:value-type="float">
            <text:p>0,6678323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5412948" calcext:value-type="float">
            <text:p>0,5412948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5540758" calcext:value-type="float">
            <text:p>0,5540758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2720294" calcext:value-type="float">
            <text:p>0,2720294</text:p>
          </table:table-cell>
        </table:table-row>
        <table:table-row table:style-name="ro1">
          <table:table-cell office:value-type="float" office:value="0.5639149" calcext:value-type="float">
            <text:p>0,5639149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5966573" calcext:value-type="float">
            <text:p>0,5966573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7238784" calcext:value-type="float">
            <text:p>0,7238784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6884766" calcext:value-type="float">
            <text:p>0,6884766</text:p>
          </table:table-cell>
          <table:table-cell office:value-type="float" office:value="0.275681" calcext:value-type="float">
            <text:p>0,275681</text:p>
          </table:table-cell>
        </table:table-row>
        <table:table-row table:style-name="ro1">
          <table:table-cell office:value-type="float" office:value="0.4732864" calcext:value-type="float">
            <text:p>0,4732864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5612486" calcext:value-type="float">
            <text:p>0,5612486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5558777" calcext:value-type="float">
            <text:p>0,5558777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6534523" calcext:value-type="float">
            <text:p>0,6534523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4764452" calcext:value-type="float">
            <text:p>0,4764452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4969909" calcext:value-type="float">
            <text:p>0,4969909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6387488" calcext:value-type="float">
            <text:p>0,6387488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2966479" calcext:value-type="float">
            <text:p>0,2966479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6449806" calcext:value-type="float">
            <text:p>0,6449806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2280351" calcext:value-type="float">
            <text:p>0,2280351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6587868" calcext:value-type="float">
            <text:p>0,6587868</text:p>
          </table:table-cell>
          <table:table-cell office:value-type="float" office:value="0.2932576" calcext:value-type="float">
            <text:p>0,2932576</text:p>
          </table:table-cell>
        </table:table-row>
        <table:table-row table:style-name="ro1">
          <table:table-cell office:value-type="float" office:value="0.2720294" calcext:value-type="float">
            <text:p>0,2720294</text:p>
          </table:table-cell>
          <table:table-cell office:value-type="float" office:value="0.6016644" calcext:value-type="float">
            <text:p>0,6016644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" calcext:value-type="float">
            <text:p>0,3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6300794" calcext:value-type="float">
            <text:p>0,6300794</text:p>
          </table:table-cell>
          <table:table-cell office:value-type="float" office:value="0.2898275" calcext:value-type="float">
            <text:p>0,2898275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6090977" calcext:value-type="float">
            <text:p>0,6090977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6140032" calcext:value-type="float">
            <text:p>0,6140032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6041523" calcext:value-type="float">
            <text:p>0,6041523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5991661" calcext:value-type="float">
            <text:p>0,5991661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5865151" calcext:value-type="float">
            <text:p>0,5865151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5907622" calcext:value-type="float">
            <text:p>0,5907622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5513619" calcext:value-type="float">
            <text:p>0,5513619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1974842" calcext:value-type="float">
            <text:p>0,1974842</text:p>
          </table:table-cell>
          <table:table-cell office:value-type="float" office:value="0.543139" calcext:value-type="float">
            <text:p>0,543139</text:p>
          </table:table-cell>
          <table:table-cell office:value-type="float" office:value="0.4658326" calcext:value-type="float">
            <text:p>0,4658326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5319774" calcext:value-type="float">
            <text:p>0,5319774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2529822" calcext:value-type="float">
            <text:p>0,2529822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2932576" calcext:value-type="float">
            <text:p>0,2932576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5167204" calcext:value-type="float">
            <text:p>0,5167204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5059645" calcext:value-type="float">
            <text:p>0,5059645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3478505" calcext:value-type="float">
            <text:p>0,347850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4753946" calcext:value-type="float">
            <text:p>0,4753946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3674235" calcext:value-type="float">
            <text:p>0,367423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5108816" calcext:value-type="float">
            <text:p>0,5108816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4516636" calcext:value-type="float">
            <text:p>0,4516636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720294" calcext:value-type="float">
            <text:p>0,2720294</text:p>
          </table:table-cell>
        </table:table-row>
        <table:table-row table:style-name="ro1">
          <table:table-cell office:value-type="float" office:value="0.69857" calcext:value-type="float">
            <text:p>0,69857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4949748" calcext:value-type="float">
            <text:p>0,4949748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828427" calcext:value-type="float">
            <text:p>0,2828427</text:p>
          </table:table-cell>
        </table:table-row>
        <table:table-row table:style-name="ro1">
          <table:table-cell office:value-type="float" office:value="0.8185353" calcext:value-type="float">
            <text:p>0,8185353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301163" calcext:value-type="float">
            <text:p>0,4301163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2792848" calcext:value-type="float">
            <text:p>0,2792848</text:p>
          </table:table-cell>
        </table:table-row>
        <table:table-row table:style-name="ro1">
          <table:table-cell office:value-type="float" office:value="0.8203658" calcext:value-type="float">
            <text:p>0,8203658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5576738" calcext:value-type="float">
            <text:p>0,5576738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720294" calcext:value-type="float">
            <text:p>0,2720294</text:p>
          </table:table-cell>
        </table:table-row>
        <table:table-row table:style-name="ro1">
          <table:table-cell office:value-type="float" office:value="0.8282512" calcext:value-type="float">
            <text:p>0,828251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4636809" calcext:value-type="float">
            <text:p>0,4636809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3331666" calcext:value-type="float">
            <text:p>0,3331666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552268" calcext:value-type="float">
            <text:p>0,552268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701851" calcext:value-type="float">
            <text:p>0,2701851</text:p>
          </table:table-cell>
        </table:table-row>
        <table:table-row table:style-name="ro1">
          <table:table-cell office:value-type="float" office:value="0.7848567" calcext:value-type="float">
            <text:p>0,7848567</text:p>
          </table:table-cell>
          <table:table-cell office:value-type="float" office:value="0.2" calcext:value-type="float">
            <text:p>0,2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5347897" calcext:value-type="float">
            <text:p>0,5347897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664582" calcext:value-type="float">
            <text:p>0,2664582</text:p>
          </table:table-cell>
        </table:table-row>
        <table:table-row table:style-name="ro1">
          <table:table-cell office:value-type="float" office:value="0.648074" calcext:value-type="float">
            <text:p>0,648074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6099181" calcext:value-type="float">
            <text:p>0,6099181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441588" calcext:value-type="float">
            <text:p>0,44158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5779274" calcext:value-type="float">
            <text:p>0,577927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5049753" calcext:value-type="float">
            <text:p>0,5049753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4816638" calcext:value-type="float">
            <text:p>0,4816638</text:p>
          </table:table-cell>
          <table:table-cell office:value-type="float" office:value="0.502991" calcext:value-type="float">
            <text:p>0,50299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6140032" calcext:value-type="float">
            <text:p>0,614003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5244044" calcext:value-type="float">
            <text:p>0,5244044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4959839" calcext:value-type="float">
            <text:p>0,4959839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6074537" calcext:value-type="float">
            <text:p>0,607453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5779274" calcext:value-type="float">
            <text:p>0,577927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5310367" calcext:value-type="float">
            <text:p>0,5310367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5549775" calcext:value-type="float">
            <text:p>0,5549775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5157519" calcext:value-type="float">
            <text:p>0,515751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5366563" calcext:value-type="float">
            <text:p>0,5366563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5118594" calcext:value-type="float">
            <text:p>0,5118594</text:p>
          </table:table-cell>
          <table:table-cell office:value-type="float" office:value="0.4732864" calcext:value-type="float">
            <text:p>0,4732864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5118594" calcext:value-type="float">
            <text:p>0,5118594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827007" calcext:value-type="float">
            <text:p>0,4827007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5830952" calcext:value-type="float">
            <text:p>0,5830952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2" calcext:value-type="float">
            <text:p>0,2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4753946" calcext:value-type="float">
            <text:p>0,475394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6300794" calcext:value-type="float">
            <text:p>0,6300794</text:p>
          </table:table-cell>
          <table:table-cell office:value-type="float" office:value="0.4571652" calcext:value-type="float">
            <text:p>0,4571652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4472136" calcext:value-type="float">
            <text:p>0,4472136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6276942" calcext:value-type="float">
            <text:p>0,6276942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3911521" calcext:value-type="float">
            <text:p>0,3911521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898979" calcext:value-type="float">
            <text:p>0,4898979</text:p>
          </table:table-cell>
          <table:table-cell table:number-columns-repeated="2" office:value-type="float" office:value="0.3660601" calcext:value-type="float">
            <text:p>0,3660601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3633181" calcext:value-type="float">
            <text:p>0,3633181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4837355" calcext:value-type="float">
            <text:p>0,4837355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167332" calcext:value-type="float">
            <text:p>0,167332</text:p>
          </table:table-cell>
        </table:table-row>
        <table:table-row table:style-name="ro1">
          <table:table-cell office:value-type="float" office:value="0.3898718" calcext:value-type="float">
            <text:p>0,3898718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4604346" calcext:value-type="float">
            <text:p>0,4604346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788854" calcext:value-type="float">
            <text:p>0,1788854</text:p>
          </table:table-cell>
        </table:table-row>
        <table:table-row table:style-name="ro1">
          <table:table-cell office:value-type="float" office:value="0.409878" calcext:value-type="float">
            <text:p>0,409878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4679744" calcext:value-type="float">
            <text:p>0,4679744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4549725" calcext:value-type="float">
            <text:p>0,4549725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5319774" calcext:value-type="float">
            <text:p>0,5319774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516575" calcext:value-type="float">
            <text:p>0,1516575</text:p>
          </table:table-cell>
        </table:table-row>
        <table:table-row table:style-name="ro1">
          <table:table-cell office:value-type="float" office:value="0.4857983" calcext:value-type="float">
            <text:p>0,4857983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5403702" calcext:value-type="float">
            <text:p>0,5403702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897366" calcext:value-type="float">
            <text:p>0,1897366</text:p>
          </table:table-cell>
        </table:table-row>
        <table:table-row table:style-name="ro1">
          <table:table-cell office:value-type="float" office:value="0.502991" calcext:value-type="float">
            <text:p>0,502991</text:p>
          </table:table-cell>
          <table:table-cell office:value-type="float" office:value="0.5468089" calcext:value-type="float">
            <text:p>0,5468089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501996" calcext:value-type="float">
            <text:p>0,501996</text:p>
          </table:table-cell>
          <table:table-cell office:value-type="float" office:value="0.5385165" calcext:value-type="float">
            <text:p>0,5385165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6008328" calcext:value-type="float">
            <text:p>0,6008328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4837355" calcext:value-type="float">
            <text:p>0,4837355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6156298" calcext:value-type="float">
            <text:p>0,6156298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1843909" calcext:value-type="float">
            <text:p>0,1843909</text:p>
          </table:table-cell>
        </table:table-row>
        <table:table-row table:style-name="ro1">
          <table:table-cell office:value-type="float" office:value="0.5531726" calcext:value-type="float">
            <text:p>0,5531726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543139" calcext:value-type="float">
            <text:p>0,543139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office:value-type="float" office:value="0.5385165" calcext:value-type="float">
            <text:p>0,5385165</text:p>
          </table:table-cell>
          <table:table-cell office:value-type="float" office:value="0.678233" calcext:value-type="float">
            <text:p>0,678233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732864" calcext:value-type="float">
            <text:p>0,4732864</text:p>
          </table:table-cell>
          <table:table-cell office:value-type="float" office:value="0.5089204" calcext:value-type="float">
            <text:p>0,5089204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5205766" calcext:value-type="float">
            <text:p>0,5205766</text:p>
          </table:table-cell>
          <table:table-cell office:value-type="float" office:value="0.6033241" calcext:value-type="float">
            <text:p>0,6033241</text:p>
          </table:table-cell>
          <table:table-cell office:value-type="float" office:value="0.617252" calcext:value-type="float">
            <text:p>0,61725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5138093" calcext:value-type="float">
            <text:p>0,5138093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4669047" calcext:value-type="float">
            <text:p>0,4669047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5039842" calcext:value-type="float">
            <text:p>0,5039842</text:p>
          </table:table-cell>
          <table:table-cell office:value-type="float" office:value="0.5813777" calcext:value-type="float">
            <text:p>0,5813777</text:p>
          </table:table-cell>
          <table:table-cell office:value-type="float" office:value="0.6016644" calcext:value-type="float">
            <text:p>0,6016644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5147815" calcext:value-type="float">
            <text:p>0,5147815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5440588" calcext:value-type="float">
            <text:p>0,5440588</text:p>
          </table:table-cell>
          <table:table-cell office:value-type="float" office:value="0.5621388" calcext:value-type="float">
            <text:p>0,5621388</text:p>
          </table:table-cell>
          <table:table-cell office:value-type="float" office:value="0.5656854" calcext:value-type="float">
            <text:p>0,5656854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5099019" calcext:value-type="float">
            <text:p>0,5099019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626785" calcext:value-type="float">
            <text:p>0,2626785</text:p>
          </table:table-cell>
        </table:table-row>
        <table:table-row table:style-name="ro1">
          <table:table-cell office:value-type="float" office:value="0.6434283" calcext:value-type="float">
            <text:p>0,6434283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48998" calcext:value-type="float">
            <text:p>0,248998</text:p>
          </table:table-cell>
        </table:table-row>
        <table:table-row table:style-name="ro1">
          <table:table-cell office:value-type="float" office:value="0.6648308" calcext:value-type="float">
            <text:p>0,6648308</text:p>
          </table:table-cell>
          <table:table-cell office:value-type="float" office:value="0.5167204" calcext:value-type="float">
            <text:p>0,5167204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6457554" calcext:value-type="float">
            <text:p>0,6457554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5263079" calcext:value-type="float">
            <text:p>0,5263079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857983" calcext:value-type="float">
            <text:p>0,4857983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2" calcext:value-type="float">
            <text:p>0,2</text:p>
          </table:table-cell>
          <table:table-cell office:value-type="float" office:value="0.181659" calcext:value-type="float">
            <text:p>0,181659</text:p>
          </table:table-cell>
        </table:table-row>
        <table:table-row table:style-name="ro1">
          <table:table-cell office:value-type="float" office:value="0.6819091" calcext:value-type="float">
            <text:p>0,6819091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4722288" calcext:value-type="float">
            <text:p>0,4722288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6457554" calcext:value-type="float">
            <text:p>0,6457554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6276942" calcext:value-type="float">
            <text:p>0,6276942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4472136" calcext:value-type="float">
            <text:p>0,4472136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591608" calcext:value-type="float">
            <text:p>0,591608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6449806" calcext:value-type="float">
            <text:p>0,644980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5403702" calcext:value-type="float">
            <text:p>0,5403702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6418723" calcext:value-type="float">
            <text:p>0,6418723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497996" calcext:value-type="float">
            <text:p>0,497996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5300943" calcext:value-type="float">
            <text:p>0,5300943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082207" calcext:value-type="float">
            <text:p>0,3082207</text:p>
          </table:table-cell>
        </table:table-row>
        <table:table-row table:style-name="ro1">
          <table:table-cell office:value-type="float" office:value="0.4593474" calcext:value-type="float">
            <text:p>0,4593474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3" calcext:value-type="float">
            <text:p>0,3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209361" calcext:value-type="float">
            <text:p>0,3209361</text:p>
          </table:table-cell>
        </table:table-row>
        <table:table-row table:style-name="ro1">
          <table:table-cell office:value-type="float" office:value="0.4289522" calcext:value-type="float">
            <text:p>0,4289522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3" calcext:value-type="float">
            <text:p>0,3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065942" calcext:value-type="float">
            <text:p>0,3065942</text:p>
          </table:table-cell>
        </table:table-row>
        <table:table-row table:style-name="ro1">
          <table:table-cell office:value-type="float" office:value="0.398748" calcext:value-type="float">
            <text:p>0,398748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" calcext:value-type="float">
            <text:p>0,3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660601" calcext:value-type="float">
            <text:p>0,3660601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820994" calcext:value-type="float">
            <text:p>0,3820994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146427" calcext:value-type="float">
            <text:p>0,3146427</text:p>
          </table:table-cell>
        </table:table-row>
        <table:table-row table:style-name="ro1">
          <table:table-cell office:value-type="float" office:value="0.4266146" calcext:value-type="float">
            <text:p>0,4266146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236068" calcext:value-type="float">
            <text:p>0,2236068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449638" calcext:value-type="float">
            <text:p>0,3449638</text:p>
          </table:table-cell>
        </table:table-row>
        <table:table-row table:style-name="ro1">
          <table:table-cell office:value-type="float" office:value="0.6033241" calcext:value-type="float">
            <text:p>0,6033241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6107373" calcext:value-type="float">
            <text:p>0,610737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5612486" calcext:value-type="float">
            <text:p>0,5612486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347413" calcext:value-type="float">
            <text:p>0,4347413</text:p>
          </table:table-cell>
        </table:table-row>
        <table:table-row table:style-name="ro1">
          <table:table-cell office:value-type="float" office:value="0.5147815" calcext:value-type="float">
            <text:p>0,514781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4207137" calcext:value-type="float">
            <text:p>0,4207137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4516636" calcext:value-type="float">
            <text:p>0,4516636</text:p>
          </table:table-cell>
        </table:table-row>
        <table:table-row table:style-name="ro1">
          <table:table-cell office:value-type="float" office:value="0.4898979" calcext:value-type="float">
            <text:p>0,4898979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4604346" calcext:value-type="float">
            <text:p>0,4604346</text:p>
          </table:table-cell>
        </table:table-row>
        <table:table-row table:style-name="ro1">
          <table:table-cell office:value-type="float" office:value="0.4195235" calcext:value-type="float">
            <text:p>0,4195235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4242641" calcext:value-type="float">
            <text:p>0,424264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932576" calcext:value-type="float">
            <text:p>0,2932576</text:p>
          </table:table-cell>
        </table:table-row>
        <table:table-row table:style-name="ro1">
          <table:table-cell office:value-type="float" office:value="0.3962322" calcext:value-type="float">
            <text:p>0,396232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915476" calcext:value-type="float">
            <text:p>0,2915476</text:p>
          </table:table-cell>
        </table:table-row>
        <table:table-row table:style-name="ro1">
          <table:table-cell office:value-type="float" office:value="0.3807887" calcext:value-type="float">
            <text:p>0,3807887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4" calcext:value-type="float">
            <text:p>0,4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3619392" calcext:value-type="float">
            <text:p>0,3619392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810694" calcext:value-type="float">
            <text:p>0,2810694</text:p>
          </table:table-cell>
        </table:table-row>
        <table:table-row table:style-name="ro1">
          <table:table-cell office:value-type="float" office:value="0.3464102" calcext:value-type="float">
            <text:p>0,3464102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3316625" calcext:value-type="float">
            <text:p>0,3316625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209361" calcext:value-type="float">
            <text:p>0,3209361</text:p>
          </table:table-cell>
        </table:table-row>
        <table:table-row table:style-name="ro1">
          <table:table-cell office:value-type="float" office:value="0.3098387" calcext:value-type="float">
            <text:p>0,3098387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4" calcext:value-type="float">
            <text:p>0,4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4049691" calcext:value-type="float">
            <text:p>0,4049691</text:p>
          </table:table-cell>
        </table:table-row>
        <table:table-row table:style-name="ro1">
          <table:table-cell office:value-type="float" office:value="0.2983287" calcext:value-type="float">
            <text:p>0,2983287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909175" calcext:value-type="float">
            <text:p>0,4909175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2898275" calcext:value-type="float">
            <text:p>0,2898275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171331" calcext:value-type="float">
            <text:p>0,4171331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741657" calcext:value-type="float">
            <text:p>0,3741657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159327" calcext:value-type="float">
            <text:p>0,4159327</text:p>
          </table:table-cell>
        </table:table-row>
        <table:table-row table:style-name="ro1">
          <table:table-cell office:value-type="float" office:value="0.2792848" calcext:value-type="float">
            <text:p>0,2792848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3834058" calcext:value-type="float">
            <text:p>0,3834058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98748" calcext:value-type="float">
            <text:p>0,398748</text:p>
          </table:table-cell>
        </table:table-row>
        <table:table-row table:style-name="ro1">
          <table:table-cell office:value-type="float" office:value="0.275681" calcext:value-type="float">
            <text:p>0,275681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398748" calcext:value-type="float">
            <text:p>0,398748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3794733" calcext:value-type="float">
            <text:p>0,3794733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605551" calcext:value-type="float">
            <text:p>0,3605551</text:p>
          </table:table-cell>
        </table:table-row>
        <table:table-row table:style-name="ro1">
          <table:table-cell office:value-type="float" office:value="0.2683282" calcext:value-type="float">
            <text:p>0,2683282</text:p>
          </table:table-cell>
          <table:table-cell office:value-type="float" office:value="0.4483303" calcext:value-type="float">
            <text:p>0,4483303</text:p>
          </table:table-cell>
          <table:table-cell office:value-type="float" office:value="0.3674235" calcext:value-type="float">
            <text:p>0,3674235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3420526" calcext:value-type="float">
            <text:p>0,3420526</text:p>
          </table:table-cell>
        </table:table-row>
        <table:table-row table:style-name="ro1">
          <table:table-cell office:value-type="float" office:value="0.254951" calcext:value-type="float">
            <text:p>0,254951</text:p>
          </table:table-cell>
          <table:table-cell office:value-type="float" office:value="0.4516636" calcext:value-type="float">
            <text:p>0,4516636</text:p>
          </table:table-cell>
          <table:table-cell office:value-type="float" office:value="0.6557438" calcext:value-type="float">
            <text:p>0,6557438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2" calcext:value-type="float">
            <text:p>0,2</text:p>
          </table:table-cell>
          <table:table-cell office:value-type="float" office:value="0.3286335" calcext:value-type="float">
            <text:p>0,3286335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683374" calcext:value-type="float">
            <text:p>0,683374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3209361" calcext:value-type="float">
            <text:p>0,3209361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683374" calcext:value-type="float">
            <text:p>0,683374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162278" calcext:value-type="float">
            <text:p>0,3162278</text:p>
          </table:table-cell>
        </table:table-row>
        <table:table-row table:style-name="ro1">
          <table:table-cell office:value-type="float" office:value="0.2366432" calcext:value-type="float">
            <text:p>0,2366432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6760178" calcext:value-type="float">
            <text:p>0,6760178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130495" calcext:value-type="float">
            <text:p>0,3130495</text:p>
          </table:table-cell>
        </table:table-row>
        <table:table-row table:style-name="ro1">
          <table:table-cell office:value-type="float" office:value="0.254951" calcext:value-type="float">
            <text:p>0,254951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6595453" calcext:value-type="float">
            <text:p>0,6595453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17805" calcext:value-type="float">
            <text:p>0,317805</text:p>
          </table:table-cell>
        </table:table-row>
        <table:table-row table:style-name="ro1">
          <table:table-cell office:value-type="float" office:value="0.2738613" calcext:value-type="float">
            <text:p>0,2738613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6244998" calcext:value-type="float">
            <text:p>0,6244998</text:p>
          </table:table-cell>
          <table:table-cell office:value-type="float" office:value="0.3885872" calcext:value-type="float">
            <text:p>0,3885872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271085" calcext:value-type="float">
            <text:p>0,327108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4347413" calcext:value-type="float">
            <text:p>0,4347413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3271085" calcext:value-type="float">
            <text:p>0,327108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4743416" calcext:value-type="float">
            <text:p>0,4743416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3478505" calcext:value-type="float">
            <text:p>0,3478505</text:p>
          </table:table-cell>
        </table:table-row>
        <table:table-row table:style-name="ro1">
          <table:table-cell office:value-type="float" office:value="0.3521363" calcext:value-type="float">
            <text:p>0,3521363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4266146" calcext:value-type="float">
            <text:p>0,4266146</text:p>
          </table:table-cell>
          <table:table-cell office:value-type="float" office:value="0.4123106" calcext:value-type="float">
            <text:p>0,4123106</text:p>
          </table:table-cell>
          <table:table-cell office:value-type="float" office:value="0.432435" calcext:value-type="float">
            <text:p>0,432435</text:p>
          </table:table-cell>
          <table:table-cell office:value-type="float" office:value="0.1095445" calcext:value-type="float">
            <text:p>0,1095445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4242641" calcext:value-type="float">
            <text:p>0,4242641</text:p>
          </table:table-cell>
        </table:table-row>
        <table:table-row table:style-name="ro1">
          <table:table-cell office:value-type="float" office:value="0.372827" calcext:value-type="float">
            <text:p>0,372827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3714835" calcext:value-type="float">
            <text:p>0,3714835</text:p>
          </table:table-cell>
          <table:table-cell office:value-type="float" office:value="1.077033" calcext:value-type="float">
            <text:p>1,077033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4171331" calcext:value-type="float">
            <text:p>0,4171331</text:p>
          </table:table-cell>
        </table:table-row>
        <table:table-row table:style-name="ro1">
          <table:table-cell office:value-type="float" office:value="0.3794733" calcext:value-type="float">
            <text:p>0,3794733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6760178" calcext:value-type="float">
            <text:p>0,6760178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872983" calcext:value-type="float">
            <text:p>0,3872983</text:p>
          </table:table-cell>
        </table:table-row>
        <table:table-row table:style-name="ro1">
          <table:table-cell office:value-type="float" office:value="0.3768289" calcext:value-type="float">
            <text:p>0,376828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621289" calcext:value-type="float">
            <text:p>0,621289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1" calcext:value-type="float">
            <text:p>0,1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605551" calcext:value-type="float">
            <text:p>0,3605551</text:p>
          </table:table-cell>
        </table:table-row>
        <table:table-row table:style-name="ro1">
          <table:table-cell office:value-type="float" office:value="0.3701351" calcext:value-type="float">
            <text:p>0,370135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" calcext:value-type="float">
            <text:p>0,4</text:p>
          </table:table-cell>
          <table:table-cell office:value-type="float" office:value="0.6041523" calcext:value-type="float">
            <text:p>0,6041523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3577709" calcext:value-type="float">
            <text:p>0,3577709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4358899" calcext:value-type="float">
            <text:p>0,4358899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304959" calcext:value-type="float">
            <text:p>0,304959</text:p>
          </table:table-cell>
        </table:table-row>
        <table:table-row table:style-name="ro1">
          <table:table-cell office:value-type="float" office:value="0.3535534" calcext:value-type="float">
            <text:p>0,3535534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522494" calcext:value-type="float">
            <text:p>0,522494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3449638" calcext:value-type="float">
            <text:p>0,344963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4195235" calcext:value-type="float">
            <text:p>0,419523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1732051" calcext:value-type="float">
            <text:p>0,1732051</text:p>
          </table:table-cell>
        </table:table-row>
        <table:table-row table:style-name="ro1">
          <table:table-cell office:value-type="float" office:value="0.3286335" calcext:value-type="float">
            <text:p>0,3286335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500999" calcext:value-type="float">
            <text:p>0,500999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516575" calcext:value-type="float">
            <text:p>0,1516575</text:p>
          </table:table-cell>
        </table:table-row>
        <table:table-row table:style-name="ro1">
          <table:table-cell office:value-type="float" office:value="0.3209361" calcext:value-type="float">
            <text:p>0,320936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407431" calcext:value-type="float">
            <text:p>0,407431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1449138" calcext:value-type="float">
            <text:p>0,1449138</text:p>
          </table:table-cell>
        </table:table-row>
        <table:table-row table:style-name="ro1">
          <table:table-cell office:value-type="float" office:value="0.3286335" calcext:value-type="float">
            <text:p>0,328633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5674505" calcext:value-type="float">
            <text:p>0,567450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612452" calcext:value-type="float">
            <text:p>0,1612452</text:p>
          </table:table-cell>
        </table:table-row>
        <table:table-row table:style-name="ro1">
          <table:table-cell office:value-type="float" office:value="0.3301515" calcext:value-type="float">
            <text:p>0,330151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585662" calcext:value-type="float">
            <text:p>0,585662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2720294" calcext:value-type="float">
            <text:p>0,2720294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0.2645751" calcext:value-type="float">
            <text:p>0,2645751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4929503" calcext:value-type="float">
            <text:p>0,4929503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250998" calcext:value-type="float">
            <text:p>0,250998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507937" calcext:value-type="float">
            <text:p>0,507937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949576" calcext:value-type="float">
            <text:p>0,2949576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248998" calcext:value-type="float">
            <text:p>0,248998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5147815" calcext:value-type="float">
            <text:p>0,5147815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50998" calcext:value-type="float">
            <text:p>0,250998</text:p>
          </table:table-cell>
        </table:table-row>
        <table:table-row table:style-name="ro1">
          <table:table-cell office:value-type="float" office:value="0.2258318" calcext:value-type="float">
            <text:p>0,2258318</text:p>
          </table:table-cell>
          <table:table-cell office:value-type="float" office:value="0.2144761" calcext:value-type="float">
            <text:p>0,2144761</text:p>
          </table:table-cell>
          <table:table-cell table:number-columns-repeated="2" office:value-type="float" office:value="0.5215362" calcext:value-type="float">
            <text:p>0,5215362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2097618" calcext:value-type="float">
            <text:p>0,2097618</text:p>
          </table:table-cell>
          <table:table-cell office:value-type="float" office:value="0.2" calcext:value-type="float">
            <text:p>0,2</text:p>
          </table:table-cell>
          <table:table-cell office:value-type="float" office:value="0.5585696" calcext:value-type="float">
            <text:p>0,5585696</text:p>
          </table:table-cell>
          <table:table-cell office:value-type="float" office:value="0.5735852" calcext:value-type="float">
            <text:p>0,5735852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1923538" calcext:value-type="float">
            <text:p>0,1923538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6387488" calcext:value-type="float">
            <text:p>0,6387488</text:p>
          </table:table-cell>
          <table:table-cell office:value-type="float" office:value="0.598331" calcext:value-type="float">
            <text:p>0,598331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3794733" calcext:value-type="float">
            <text:p>0,3794733</text:p>
          </table:table-cell>
          <table:table-cell office:value-type="float" office:value="0.41833" calcext:value-type="float">
            <text:p>0,41833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6340347" calcext:value-type="float">
            <text:p>0,6340347</text:p>
          </table:table-cell>
          <table:table-cell office:value-type="float" office:value="0.60663" calcext:value-type="float">
            <text:p>0,60663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5787919" calcext:value-type="float">
            <text:p>0,5787919</text:p>
          </table:table-cell>
          <table:table-cell office:value-type="float" office:value="0.6033241" calcext:value-type="float">
            <text:p>0,6033241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3911521" calcext:value-type="float">
            <text:p>0,3911521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1449138" calcext:value-type="float">
            <text:p>0,1449138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5718392" calcext:value-type="float">
            <text:p>0,5718392</text:p>
          </table:table-cell>
          <table:table-cell office:value-type="float" office:value="0.587367" calcext:value-type="float">
            <text:p>0,587367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1264911" calcext:value-type="float">
            <text:p>0,1264911</text:p>
          </table:table-cell>
          <table:table-cell office:value-type="float" office:value="0.5674505" calcext:value-type="float">
            <text:p>0,5674505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3820994" calcext:value-type="float">
            <text:p>0,382099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1949359" calcext:value-type="float">
            <text:p>0,1949359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6024948" calcext:value-type="float">
            <text:p>0,6024948</text:p>
          </table:table-cell>
          <table:table-cell office:value-type="float" office:value="0.501996" calcext:value-type="float">
            <text:p>0,501996</text:p>
          </table:table-cell>
          <table:table-cell office:value-type="float" office:value="0.6074537" calcext:value-type="float">
            <text:p>0,6074537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" calcext:value-type="float">
            <text:p>0,3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701851" calcext:value-type="float">
            <text:p>0,2701851</text:p>
          </table:table-cell>
          <table:table-cell office:value-type="float" office:value="0.1870829" calcext:value-type="float">
            <text:p>0,1870829</text:p>
          </table:table-cell>
        </table:table-row>
        <table:table-row table:style-name="ro1">
          <table:table-cell office:value-type="float" office:value="0.1140175" calcext:value-type="float">
            <text:p>0,1140175</text:p>
          </table:table-cell>
          <table:table-cell office:value-type="float" office:value="0.6503845" calcext:value-type="float">
            <text:p>0,6503845</text:p>
          </table:table-cell>
          <table:table-cell office:value-type="float" office:value="0.4711688" calcext:value-type="float">
            <text:p>0,4711688</text:p>
          </table:table-cell>
          <table:table-cell office:value-type="float" office:value="0.5" calcext:value-type="float">
            <text:p>0,5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974842" calcext:value-type="float">
            <text:p>0,1974842</text:p>
          </table:table-cell>
        </table:table-row>
        <table:table-row table:style-name="ro1">
          <table:table-cell office:value-type="float" office:value="0.1341641" calcext:value-type="float">
            <text:p>0,1341641</text:p>
          </table:table-cell>
          <table:table-cell office:value-type="float" office:value="0.6723095" calcext:value-type="float">
            <text:p>0,6723095</text:p>
          </table:table-cell>
          <table:table-cell office:value-type="float" office:value="0.4438468" calcext:value-type="float">
            <text:p>0,4438468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248998" calcext:value-type="float">
            <text:p>0,248998</text:p>
          </table:table-cell>
          <table:table-cell office:value-type="float" office:value="0.2073644" calcext:value-type="float">
            <text:p>0,2073644</text:p>
          </table:table-cell>
        </table:table-row>
        <table:table-row table:style-name="ro1">
          <table:table-cell office:value-type="float" office:value="0.1612452" calcext:value-type="float">
            <text:p>0,1612452</text:p>
          </table:table-cell>
          <table:table-cell office:value-type="float" office:value="0.5513619" calcext:value-type="float">
            <text:p>0,5513619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213594" calcext:value-type="float">
            <text:p>0,2213594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366432" calcext:value-type="float">
            <text:p>0,2366432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4381781" calcext:value-type="float">
            <text:p>0,4381781</text:p>
          </table:table-cell>
          <table:table-cell office:value-type="float" office:value="0.4086563" calcext:value-type="float">
            <text:p>0,4086563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2469818" calcext:value-type="float">
            <text:p>0,2469818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4494441" calcext:value-type="float">
            <text:p>0,4494441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3316625" calcext:value-type="float">
            <text:p>0,3316625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254951" calcext:value-type="float">
            <text:p>0,254951</text:p>
          </table:table-cell>
        </table:table-row>
        <table:table-row table:style-name="ro1">
          <table:table-cell office:value-type="float" office:value="0.181659" calcext:value-type="float">
            <text:p>0,181659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4701064" calcext:value-type="float">
            <text:p>0,4701064</text:p>
          </table:table-cell>
          <table:table-cell office:value-type="float" office:value="0.3591657" calcext:value-type="float">
            <text:p>0,359165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645751" calcext:value-type="float">
            <text:p>0,2645751</text:p>
          </table:table-cell>
        </table:table-row>
        <table:table-row table:style-name="ro1">
          <table:table-cell office:value-type="float" office:value="0.1549193" calcext:value-type="float">
            <text:p>0,1549193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4538722" calcext:value-type="float">
            <text:p>0,453872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3577709" calcext:value-type="float">
            <text:p>0,3577709</text:p>
          </table:table-cell>
        </table:table-row>
        <table:table-row table:style-name="ro1">
          <table:table-cell office:value-type="float" office:value="0.1581139" calcext:value-type="float">
            <text:p>0,1581139</text:p>
          </table:table-cell>
          <table:table-cell office:value-type="float" office:value="0.3633181" calcext:value-type="float">
            <text:p>0,3633181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3162278" calcext:value-type="float">
            <text:p>0,3162278</text:p>
          </table:table-cell>
          <table:table-cell office:value-type="float" office:value="0.2915476" calcext:value-type="float">
            <text:p>0,2915476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4062019" calcext:value-type="float">
            <text:p>0,4062019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4615192" calcext:value-type="float">
            <text:p>0,4615192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605551" calcext:value-type="float">
            <text:p>0,360555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5966573" calcext:value-type="float">
            <text:p>0,5966573</text:p>
          </table:table-cell>
        </table:table-row>
        <table:table-row table:style-name="ro1">
          <table:table-cell office:value-type="float" office:value="0.1643168" calcext:value-type="float">
            <text:p>0,1643168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6363961" calcext:value-type="float">
            <text:p>0,6363961</text:p>
          </table:table-cell>
        </table:table-row>
        <table:table-row table:style-name="ro1">
          <table:table-cell office:value-type="float" office:value="0.1760682" calcext:value-type="float">
            <text:p>0,1760682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6426507" calcext:value-type="float">
            <text:p>0,6426507</text:p>
          </table:table-cell>
        </table:table-row>
        <table:table-row table:style-name="ro1">
          <table:table-cell office:value-type="float" office:value="0.1732051" calcext:value-type="float">
            <text:p>0,173205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5329165" calcext:value-type="float">
            <text:p>0,5329165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3687818" calcext:value-type="float">
            <text:p>0,3687818</text:p>
          </table:table-cell>
          <table:table-cell office:value-type="float" office:value="0.1923538" calcext:value-type="float">
            <text:p>0,1923538</text:p>
          </table:table-cell>
          <table:table-cell office:value-type="float" office:value="0.648074" calcext:value-type="float">
            <text:p>0,648074</text:p>
          </table:table-cell>
        </table:table-row>
        <table:table-row table:style-name="ro1">
          <table:table-cell office:value-type="float" office:value="0.1788854" calcext:value-type="float">
            <text:p>0,1788854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5176871" calcext:value-type="float">
            <text:p>0,5176871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6774954" calcext:value-type="float">
            <text:p>0,6774954</text:p>
          </table:table-cell>
        </table:table-row>
        <table:table-row table:style-name="ro1">
          <table:table-cell office:value-type="float" office:value="0.1843909" calcext:value-type="float">
            <text:p>0,1843909</text:p>
          </table:table-cell>
          <table:table-cell office:value-type="float" office:value="0.5504544" calcext:value-type="float">
            <text:p>0,5504544</text:p>
          </table:table-cell>
          <table:table-cell office:value-type="float" office:value="0.4868264" calcext:value-type="float">
            <text:p>0,4868264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6511528" calcext:value-type="float">
            <text:p>0,6511528</text:p>
          </table:table-cell>
        </table:table-row>
        <table:table-row table:style-name="ro1">
          <table:table-cell office:value-type="float" office:value="0.204939" calcext:value-type="float">
            <text:p>0,204939</text:p>
          </table:table-cell>
          <table:table-cell office:value-type="float" office:value="0.56921" calcext:value-type="float">
            <text:p>0,56921</text:p>
          </table:table-cell>
          <table:table-cell office:value-type="float" office:value="0.5796551" calcext:value-type="float">
            <text:p>0,579655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4110961" calcext:value-type="float">
            <text:p>0,4110961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6204837" calcext:value-type="float">
            <text:p>0,6204837</text:p>
          </table:table-cell>
        </table:table-row>
        <table:table-row table:style-name="ro1">
          <table:table-cell office:value-type="float" office:value="0.2366432" calcext:value-type="float">
            <text:p>0,2366432</text:p>
          </table:table-cell>
          <table:table-cell office:value-type="float" office:value="0.5656854" calcext:value-type="float">
            <text:p>0,5656854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626013" calcext:value-type="float">
            <text:p>0,4626013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5822371" calcext:value-type="float">
            <text:p>0,5822371</text:p>
          </table:table-cell>
        </table:table-row>
        <table:table-row table:style-name="ro1">
          <table:table-cell office:value-type="float" office:value="0.2626785" calcext:value-type="float">
            <text:p>0,2626785</text:p>
          </table:table-cell>
          <table:table-cell office:value-type="float" office:value="0.5612486" calcext:value-type="float">
            <text:p>0,5612486</text:p>
          </table:table-cell>
          <table:table-cell office:value-type="float" office:value="0.5069517" calcext:value-type="float">
            <text:p>0,5069517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5486346" calcext:value-type="float">
            <text:p>0,5486346</text:p>
          </table:table-cell>
        </table:table-row>
        <table:table-row table:style-name="ro1">
          <table:table-cell office:value-type="float" office:value="0.2828427" calcext:value-type="float">
            <text:p>0,2828427</text:p>
          </table:table-cell>
          <table:table-cell office:value-type="float" office:value="0.5422177" calcext:value-type="float">
            <text:p>0,5422177</text:p>
          </table:table-cell>
          <table:table-cell office:value-type="float" office:value="0.498999" calcext:value-type="float">
            <text:p>0,49899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242641" calcext:value-type="float">
            <text:p>0,4242641</text:p>
          </table:table-cell>
        </table:table-row>
        <table:table-row table:style-name="ro1">
          <table:table-cell office:value-type="float" office:value="0.3082207" calcext:value-type="float">
            <text:p>0,3082207</text:p>
          </table:table-cell>
          <table:table-cell office:value-type="float" office:value="0.5234501" calcext:value-type="float">
            <text:p>0,5234501</text:p>
          </table:table-cell>
          <table:table-cell office:value-type="float" office:value="0.6496153" calcext:value-type="float">
            <text:p>0,6496153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1140175" calcext:value-type="float">
            <text:p>0,1140175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4266146" calcext:value-type="float">
            <text:p>0,4266146</text:p>
          </table:table-cell>
        </table:table-row>
        <table:table-row table:style-name="ro1">
          <table:table-cell office:value-type="float" office:value="0.3224903" calcext:value-type="float">
            <text:p>0,3224903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6457554" calcext:value-type="float">
            <text:p>0,6457554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1" calcext:value-type="float">
            <text:p>0,1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4549725" calcext:value-type="float">
            <text:p>0,4549725</text:p>
          </table:table-cell>
        </table:table-row>
        <table:table-row table:style-name="ro1">
          <table:table-cell office:value-type="float" office:value="0.3082207" calcext:value-type="float">
            <text:p>0,3082207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3807887" calcext:value-type="float">
            <text:p>0,3807887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4335897" calcext:value-type="float">
            <text:p>0,4335897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4560702" calcext:value-type="float">
            <text:p>0,4560702</text:p>
          </table:table-cell>
        </table:table-row>
        <table:table-row table:style-name="ro1">
          <table:table-cell office:value-type="float" office:value="0.2569047" calcext:value-type="float">
            <text:p>0,2569047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08944272" calcext:value-type="float">
            <text:p>0,0894427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4135215" calcext:value-type="float">
            <text:p>0,4135215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4549725" calcext:value-type="float">
            <text:p>0,4549725</text:p>
          </table:table-cell>
        </table:table-row>
        <table:table-row table:style-name="ro1">
          <table:table-cell office:value-type="float" office:value="0.2428991" calcext:value-type="float">
            <text:p>0,2428991</text:p>
          </table:table-cell>
          <table:table-cell office:value-type="float" office:value="0.527257" calcext:value-type="float">
            <text:p>0,527257</text:p>
          </table:table-cell>
          <table:table-cell office:value-type="float" office:value="0.4147288" calcext:value-type="float">
            <text:p>0,414728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1048809" calcext:value-type="float">
            <text:p>0,1048809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4449719" calcext:value-type="float">
            <text:p>0,4449719</text:p>
          </table:table-cell>
        </table:table-row>
        <table:table-row table:style-name="ro1">
          <table:table-cell office:value-type="float" office:value="0.3687818" calcext:value-type="float">
            <text:p>0,3687818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4230839" calcext:value-type="float">
            <text:p>0,4230839</text:p>
          </table:table-cell>
          <table:table-cell office:value-type="float" office:value="0.3130495" calcext:value-type="float">
            <text:p>0,3130495</text:p>
          </table:table-cell>
          <table:table-cell table:number-columns-repeated="2" office:value-type="float" office:value="0.1303841" calcext:value-type="float">
            <text:p>0,1303841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4123106" calcext:value-type="float">
            <text:p>0,4123106</text:p>
          </table:table-cell>
        </table:table-row>
        <table:table-row table:style-name="ro1">
          <table:table-cell office:value-type="float" office:value="0.4381781" calcext:value-type="float">
            <text:p>0,4381781</text:p>
          </table:table-cell>
          <table:table-cell office:value-type="float" office:value="0.4159327" calcext:value-type="float">
            <text:p>0,4159327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924283" calcext:value-type="float">
            <text:p>0,392428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701351" calcext:value-type="float">
            <text:p>0,3701351</text:p>
          </table:table-cell>
        </table:table-row>
        <table:table-row table:style-name="ro1">
          <table:table-cell office:value-type="float" office:value="0.4438468" calcext:value-type="float">
            <text:p>0,4438468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4795831" calcext:value-type="float">
            <text:p>0,4795831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3860052" calcext:value-type="float">
            <text:p>0,3860052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255764" calcext:value-type="float">
            <text:p>0,3255764</text:p>
          </table:table-cell>
        </table:table-row>
        <table:table-row table:style-name="ro1">
          <table:table-cell office:value-type="float" office:value="0.4549725" calcext:value-type="float">
            <text:p>0,4549725</text:p>
          </table:table-cell>
          <table:table-cell office:value-type="float" office:value="0.6260991" calcext:value-type="float">
            <text:p>0,6260991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1341641" calcext:value-type="float">
            <text:p>0,1341641</text:p>
          </table:table-cell>
          <table:table-cell office:value-type="float" office:value="0.3781534" calcext:value-type="float">
            <text:p>0,3781534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949576" calcext:value-type="float">
            <text:p>0,2949576</text:p>
          </table:table-cell>
        </table:table-row>
        <table:table-row table:style-name="ro1">
          <table:table-cell office:value-type="float" office:value="0.4381781" calcext:value-type="float">
            <text:p>0,4381781</text:p>
          </table:table-cell>
          <table:table-cell office:value-type="float" office:value="0.6284903" calcext:value-type="float">
            <text:p>0,6284903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3361547" calcext:value-type="float">
            <text:p>0,3361547</text:p>
          </table:table-cell>
          <table:table-cell office:value-type="float" office:value="0.2097618" calcext:value-type="float">
            <text:p>0,2097618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391165" calcext:value-type="float">
            <text:p>0,3391165</text:p>
          </table:table-cell>
        </table:table-row>
        <table:table-row table:style-name="ro1">
          <table:table-cell office:value-type="float" office:value="0.432435" calcext:value-type="float">
            <text:p>0,432435</text:p>
          </table:table-cell>
          <table:table-cell office:value-type="float" office:value="0.5839521" calcext:value-type="float">
            <text:p>0,5839521</text:p>
          </table:table-cell>
          <table:table-cell office:value-type="float" office:value="0.4254409" calcext:value-type="float">
            <text:p>0,425440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435113" calcext:value-type="float">
            <text:p>0,3435113</text:p>
          </table:table-cell>
        </table:table-row>
        <table:table-row table:style-name="ro1">
          <table:table-cell office:value-type="float" office:value="0.4049691" calcext:value-type="float">
            <text:p>0,4049691</text:p>
          </table:table-cell>
          <table:table-cell office:value-type="float" office:value="0.5585696" calcext:value-type="float">
            <text:p>0,5585696</text:p>
          </table:table-cell>
          <table:table-cell office:value-type="float" office:value="0.4062019" calcext:value-type="float">
            <text:p>0,4062019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49285" calcext:value-type="float">
            <text:p>0,349285</text:p>
          </table:table-cell>
        </table:table-row>
        <table:table-row table:style-name="ro1">
          <table:table-cell office:value-type="float" office:value="0.3781534" calcext:value-type="float">
            <text:p>0,3781534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3687818" calcext:value-type="float">
            <text:p>0,3687818</text:p>
          </table:table-cell>
        </table:table-row>
        <table:table-row table:style-name="ro1">
          <table:table-cell office:value-type="float" office:value="0.3535534" calcext:value-type="float">
            <text:p>0,3535534</text:p>
          </table:table-cell>
          <table:table-cell office:value-type="float" office:value="0.4785394" calcext:value-type="float">
            <text:p>0,4785394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872983" calcext:value-type="float">
            <text:p>0,3872983</text:p>
          </table:table-cell>
        </table:table-row>
        <table:table-row table:style-name="ro1">
          <table:table-cell office:value-type="float" office:value="0.3331666" calcext:value-type="float">
            <text:p>0,3331666</text:p>
          </table:table-cell>
          <table:table-cell office:value-type="float" office:value="0.4370355" calcext:value-type="float">
            <text:p>0,4370355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372827" calcext:value-type="float">
            <text:p>0,372827</text:p>
          </table:table-cell>
        </table:table-row>
        <table:table-row table:style-name="ro1">
          <table:table-cell office:value-type="float" office:value="0.3130495" calcext:value-type="float">
            <text:p>0,3130495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3478505" calcext:value-type="float">
            <text:p>0,3478505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" calcext:value-type="float">
            <text:p>0,2</text:p>
          </table:table-cell>
          <table:table-cell office:value-type="float" office:value="0.3781534" calcext:value-type="float">
            <text:p>0,3781534</text:p>
          </table:table-cell>
        </table:table-row>
        <table:table-row table:style-name="ro1">
          <table:table-cell office:value-type="float" office:value="0.3255764" calcext:value-type="float">
            <text:p>0,3255764</text:p>
          </table:table-cell>
          <table:table-cell office:value-type="float" office:value="0.372827" calcext:value-type="float">
            <text:p>0,372827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" calcext:value-type="float">
            <text:p>0,2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2167948" calcext:value-type="float">
            <text:p>0,2167948</text:p>
          </table:table-cell>
          <table:table-cell office:value-type="float" office:value="0.3591657" calcext:value-type="float">
            <text:p>0,3591657</text:p>
          </table:table-cell>
        </table:table-row>
        <table:table-row table:style-name="ro1">
          <table:table-cell office:value-type="float" office:value="0.334664" calcext:value-type="float">
            <text:p>0,334664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04959" calcext:value-type="float">
            <text:p>0,304959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478505" calcext:value-type="float">
            <text:p>0,3478505</text:p>
          </table:table-cell>
        </table:table-row>
        <table:table-row table:style-name="ro1">
          <table:table-cell office:value-type="float" office:value="0.3361547" calcext:value-type="float">
            <text:p>0,3361547</text:p>
          </table:table-cell>
          <table:table-cell office:value-type="float" office:value="0.5813777" calcext:value-type="float">
            <text:p>0,5813777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148324" calcext:value-type="float">
            <text:p>0,148324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3082207" calcext:value-type="float">
            <text:p>0,3082207</text:p>
          </table:table-cell>
        </table:table-row>
        <table:table-row table:style-name="ro1">
          <table:table-cell office:value-type="float" office:value="0.334664" calcext:value-type="float">
            <text:p>0,334664</text:p>
          </table:table-cell>
          <table:table-cell office:value-type="float" office:value="0.491935" calcext:value-type="float">
            <text:p>0,491935</text:p>
          </table:table-cell>
          <table:table-cell office:value-type="float" office:value="0.3209361" calcext:value-type="float">
            <text:p>0,3209361</text:p>
          </table:table-cell>
          <table:table-cell office:value-type="float" office:value="0.1264911" calcext:value-type="float">
            <text:p>0,1264911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2880972" calcext:value-type="float">
            <text:p>0,2880972</text:p>
          </table:table-cell>
          <table:table-cell office:value-type="float" office:value="0.409878" calcext:value-type="float">
            <text:p>0,409878</text:p>
          </table:table-cell>
          <table:table-cell office:value-type="float" office:value="0.2880972" calcext:value-type="float">
            <text:p>0,2880972</text:p>
          </table:table-cell>
        </table:table-row>
        <table:table-row table:style-name="ro1">
          <table:table-cell office:value-type="float" office:value="0.3754997" calcext:value-type="float">
            <text:p>0,3754997</text:p>
          </table:table-cell>
          <table:table-cell office:value-type="float" office:value="0.4593474" calcext:value-type="float">
            <text:p>0,4593474</text:p>
          </table:table-cell>
          <table:table-cell office:value-type="float" office:value="0.3146427" calcext:value-type="float">
            <text:p>0,3146427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4404543" calcext:value-type="float">
            <text:p>0,4404543</text:p>
          </table:table-cell>
          <table:table-cell office:value-type="float" office:value="0.2738613" calcext:value-type="float">
            <text:p>0,2738613</text:p>
          </table:table-cell>
        </table:table-row>
        <table:table-row table:style-name="ro1">
          <table:table-cell office:value-type="float" office:value="0.3885872" calcext:value-type="float">
            <text:p>0,3885872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1183216" calcext:value-type="float">
            <text:p>0,1183216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2024846" calcext:value-type="float">
            <text:p>0,2024846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4582576" calcext:value-type="float">
            <text:p>0,4582576</text:p>
          </table:table-cell>
          <table:table-cell office:value-type="float" office:value="0.2588436" calcext:value-type="float">
            <text:p>0,2588436</text:p>
          </table:table-cell>
        </table:table-row>
        <table:table-row table:style-name="ro1">
          <table:table-cell office:value-type="float" office:value="0.372827" calcext:value-type="float">
            <text:p>0,372827</text:p>
          </table:table-cell>
          <table:table-cell office:value-type="float" office:value="0.4219005" calcext:value-type="float">
            <text:p>0,4219005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224745" calcext:value-type="float">
            <text:p>0,1224745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3847077" calcext:value-type="float">
            <text:p>0,3847077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3301515" calcext:value-type="float">
            <text:p>0,3301515</text:p>
          </table:table-cell>
          <table:table-cell office:value-type="float" office:value="0.1303841" calcext:value-type="float">
            <text:p>0,1303841</text:p>
          </table:table-cell>
          <table:table-cell office:value-type="float" office:value="0.1949359" calcext:value-type="float">
            <text:p>0,1949359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621289" calcext:value-type="float">
            <text:p>0,621289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3807887" calcext:value-type="float">
            <text:p>0,3807887</text:p>
          </table:table-cell>
          <table:table-cell office:value-type="float" office:value="0.5039842" calcext:value-type="float">
            <text:p>0,5039842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1378405" calcext:value-type="float">
            <text:p>0,1378405</text:p>
          </table:table-cell>
          <table:table-cell office:value-type="float" office:value="0.2144761" calcext:value-type="float">
            <text:p>0,2144761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3701351" calcext:value-type="float">
            <text:p>0,3701351</text:p>
          </table:table-cell>
          <table:table-cell office:value-type="float" office:value="0.6033241" calcext:value-type="float">
            <text:p>0,6033241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3807887" calcext:value-type="float">
            <text:p>0,3807887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1516575" calcext:value-type="float">
            <text:p>0,1516575</text:p>
          </table:table-cell>
          <table:table-cell office:value-type="float" office:value="0.2302173" calcext:value-type="float">
            <text:p>0,2302173</text:p>
          </table:table-cell>
          <table:table-cell office:value-type="float" office:value="0.3949684" calcext:value-type="float">
            <text:p>0,3949684</text:p>
          </table:table-cell>
          <table:table-cell office:value-type="float" office:value="0.3449638" calcext:value-type="float">
            <text:p>0,3449638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3449638" calcext:value-type="float">
            <text:p>0,3449638</text:p>
          </table:table-cell>
        </table:table-row>
        <table:table-row table:style-name="ro1">
          <table:table-cell office:value-type="float" office:value="0.3807887" calcext:value-type="float">
            <text:p>0,3807887</text:p>
          </table:table-cell>
          <table:table-cell office:value-type="float" office:value="0.5848077" calcext:value-type="float">
            <text:p>0,5848077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4024922" calcext:value-type="float">
            <text:p>0,4024922</text:p>
          </table:table-cell>
          <table:table-cell office:value-type="float" office:value="0.3255764" calcext:value-type="float">
            <text:p>0,3255764</text:p>
          </table:table-cell>
          <table:table-cell office:value-type="float" office:value="0.5770615" calcext:value-type="float">
            <text:p>0,5770615</text:p>
          </table:table-cell>
          <table:table-cell office:value-type="float" office:value="0.3361547" calcext:value-type="float">
            <text:p>0,3361547</text:p>
          </table:table-cell>
        </table:table-row>
        <table:table-row table:style-name="ro1">
          <table:table-cell office:value-type="float" office:value="0.3834058" calcext:value-type="float">
            <text:p>0,3834058</text:p>
          </table:table-cell>
          <table:table-cell office:value-type="float" office:value="0.5796551" calcext:value-type="float">
            <text:p>0,5796551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664582" calcext:value-type="float">
            <text:p>0,2664582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3331666" calcext:value-type="float">
            <text:p>0,3331666</text:p>
          </table:table-cell>
        </table:table-row>
        <table:table-row table:style-name="ro1">
          <table:table-cell office:value-type="float" office:value="0.3872983" calcext:value-type="float">
            <text:p>0,3872983</text:p>
          </table:table-cell>
          <table:table-cell office:value-type="float" office:value="0.5683309" calcext:value-type="float">
            <text:p>0,568330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3754997" calcext:value-type="float">
            <text:p>0,3754997</text:p>
          </table:table-cell>
          <table:table-cell office:value-type="float" office:value="0.3193744" calcext:value-type="float">
            <text:p>0,3193744</text:p>
          </table:table-cell>
          <table:table-cell office:value-type="float" office:value="0.5709641" calcext:value-type="float">
            <text:p>0,5709641</text:p>
          </table:table-cell>
          <table:table-cell office:value-type="float" office:value="0.284605" calcext:value-type="float">
            <text:p>0,284605</text:p>
          </table:table-cell>
        </table:table-row>
        <table:table-row table:style-name="ro1">
          <table:table-cell office:value-type="float" office:value="0.3937004" calcext:value-type="float">
            <text:p>0,3937004</text:p>
          </table:table-cell>
          <table:table-cell office:value-type="float" office:value="0.5477226" calcext:value-type="float">
            <text:p>0,5477226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5674505" calcext:value-type="float">
            <text:p>0,5674505</text:p>
          </table:table-cell>
          <table:table-cell office:value-type="float" office:value="0.2774887" calcext:value-type="float">
            <text:p>0,2774887</text:p>
          </table:table-cell>
        </table:table-row>
        <table:table-row table:style-name="ro1">
          <table:table-cell office:value-type="float" office:value="0.3974921" calcext:value-type="float">
            <text:p>0,3974921</text:p>
          </table:table-cell>
          <table:table-cell office:value-type="float" office:value="0.5403702" calcext:value-type="float">
            <text:p>0,5403702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181659" calcext:value-type="float">
            <text:p>0,181659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3082207" calcext:value-type="float">
            <text:p>0,3082207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560357" calcext:value-type="float">
            <text:p>0,560357</text:p>
          </table:table-cell>
          <table:table-cell office:value-type="float" office:value="0.2683282" calcext:value-type="float">
            <text:p>0,2683282</text:p>
          </table:table-cell>
        </table:table-row>
        <table:table-row table:style-name="ro1">
          <table:table-cell office:value-type="float" office:value="0.401248" calcext:value-type="float">
            <text:p>0,401248</text:p>
          </table:table-cell>
          <table:table-cell office:value-type="float" office:value="0.5186521" calcext:value-type="float">
            <text:p>0,518652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1843909" calcext:value-type="float">
            <text:p>0,1843909</text:p>
          </table:table-cell>
          <table:table-cell office:value-type="float" office:value="0.3464102" calcext:value-type="float">
            <text:p>0,3464102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6" calcext:value-type="float">
            <text:p>0,6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4024922" calcext:value-type="float">
            <text:p>0,4024922</text:p>
          </table:table-cell>
          <table:table-cell office:value-type="float" office:value="0.6403124" calcext:value-type="float">
            <text:p>0,6403124</text:p>
          </table:table-cell>
          <table:table-cell office:value-type="float" office:value="0.3521363" calcext:value-type="float">
            <text:p>0,3521363</text:p>
          </table:table-cell>
          <table:table-cell office:value-type="float" office:value="0.1760682" calcext:value-type="float">
            <text:p>0,1760682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5865151" calcext:value-type="float">
            <text:p>0,5865151</text:p>
          </table:table-cell>
          <table:table-cell office:value-type="float" office:value="0.2569047" calcext:value-type="float">
            <text:p>0,2569047</text:p>
          </table:table-cell>
        </table:table-row>
        <table:table-row table:style-name="ro1">
          <table:table-cell office:value-type="float" office:value="0.4049691" calcext:value-type="float">
            <text:p>0,4049691</text:p>
          </table:table-cell>
          <table:table-cell office:value-type="float" office:value="0.6625708" calcext:value-type="float">
            <text:p>0,6625708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167332" calcext:value-type="float">
            <text:p>0,167332</text:p>
          </table:table-cell>
          <table:table-cell office:value-type="float" office:value="0.3577709" calcext:value-type="float">
            <text:p>0,357770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5700877" calcext:value-type="float">
            <text:p>0,5700877</text:p>
          </table:table-cell>
          <table:table-cell office:value-type="float" office:value="0.244949" calcext:value-type="float">
            <text:p>0,244949</text:p>
          </table:table-cell>
        </table:table-row>
        <table:table-row table:style-name="ro1">
          <table:table-cell office:value-type="float" office:value="0.4062019" calcext:value-type="float">
            <text:p>0,4062019</text:p>
          </table:table-cell>
          <table:table-cell office:value-type="float" office:value="0.6678323" calcext:value-type="float">
            <text:p>0,6678323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3420526" calcext:value-type="float">
            <text:p>0,3420526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271085" calcext:value-type="float">
            <text:p>0,3271085</text:p>
          </table:table-cell>
          <table:table-cell office:value-type="float" office:value="0.5531726" calcext:value-type="float">
            <text:p>0,5531726</text:p>
          </table:table-cell>
          <table:table-cell office:value-type="float" office:value="0.2428991" calcext:value-type="float">
            <text:p>0,2428991</text:p>
          </table:table-cell>
        </table:table-row>
        <table:table-row table:style-name="ro1">
          <table:table-cell office:value-type="float" office:value="0.4135215" calcext:value-type="float">
            <text:p>0,4135215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324037" calcext:value-type="float">
            <text:p>0,324037</text:p>
          </table:table-cell>
          <table:table-cell office:value-type="float" office:value="0.2213594" calcext:value-type="float">
            <text:p>0,2213594</text:p>
          </table:table-cell>
          <table:table-cell office:value-type="float" office:value="0.3065942" calcext:value-type="float">
            <text:p>0,3065942</text:p>
          </table:table-cell>
          <table:table-cell office:value-type="float" office:value="0.5394441" calcext:value-type="float">
            <text:p>0,5394441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4195235" calcext:value-type="float">
            <text:p>0,4195235</text:p>
          </table:table-cell>
          <table:table-cell office:value-type="float" office:value="0.5291502" calcext:value-type="float">
            <text:p>0,5291502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1581139" calcext:value-type="float">
            <text:p>0,158113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5282045" calcext:value-type="float">
            <text:p>0,5282045</text:p>
          </table:table-cell>
          <table:table-cell office:value-type="float" office:value="0.2932576" calcext:value-type="float">
            <text:p>0,2932576</text:p>
          </table:table-cell>
          <table:table-cell office:value-type="float" office:value="0.5049753" calcext:value-type="float">
            <text:p>0,5049753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4266146" calcext:value-type="float">
            <text:p>0,4266146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1612452" calcext:value-type="float">
            <text:p>0,1612452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5338539" calcext:value-type="float">
            <text:p>0,5338539</text:p>
          </table:table-cell>
          <table:table-cell office:value-type="float" office:value="0.2810694" calcext:value-type="float">
            <text:p>0,2810694</text:p>
          </table:table-cell>
          <table:table-cell office:value-type="float" office:value="0.4764452" calcext:value-type="float">
            <text:p>0,4764452</text:p>
          </table:table-cell>
          <table:table-cell office:value-type="float" office:value="0.2302173" calcext:value-type="float">
            <text:p>0,2302173</text:p>
          </table:table-cell>
        </table:table-row>
        <table:table-row table:style-name="ro1">
          <table:table-cell office:value-type="float" office:value="0.407431" calcext:value-type="float">
            <text:p>0,407431</text:p>
          </table:table-cell>
          <table:table-cell office:value-type="float" office:value="0.484768" calcext:value-type="float">
            <text:p>0,484768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5196152" calcext:value-type="float">
            <text:p>0,5196152</text:p>
          </table:table-cell>
          <table:table-cell office:value-type="float" office:value="0.2966479" calcext:value-type="float">
            <text:p>0,2966479</text:p>
          </table:table-cell>
          <table:table-cell office:value-type="float" office:value="0.6099181" calcext:value-type="float">
            <text:p>0,6099181</text:p>
          </table:table-cell>
          <table:table-cell office:value-type="float" office:value="0.2408319" calcext:value-type="float">
            <text:p>0,2408319</text:p>
          </table:table-cell>
        </table:table-row>
        <table:table-row table:style-name="ro1">
          <table:table-cell office:value-type="float" office:value="0.3974921" calcext:value-type="float">
            <text:p>0,3974921</text:p>
          </table:table-cell>
          <table:table-cell office:value-type="float" office:value="0.4878525" calcext:value-type="float">
            <text:p>0,4878525</text:p>
          </table:table-cell>
          <table:table-cell office:value-type="float" office:value="0.204939" calcext:value-type="float">
            <text:p>0,204939</text:p>
          </table:table-cell>
          <table:table-cell office:value-type="float" office:value="0.1702939" calcext:value-type="float">
            <text:p>0,1702939</text:p>
          </table:table-cell>
          <table:table-cell office:value-type="float" office:value="0.2428991" calcext:value-type="float">
            <text:p>0,2428991</text:p>
          </table:table-cell>
          <table:table-cell office:value-type="float" office:value="0.4888763" calcext:value-type="float">
            <text:p>0,4888763</text:p>
          </table:table-cell>
          <table:table-cell office:value-type="float" office:value="0.317805" calcext:value-type="float">
            <text:p>0,317805</text:p>
          </table:table-cell>
          <table:table-cell office:value-type="float" office:value="0.5639149" calcext:value-type="float">
            <text:p>0,5639149</text:p>
          </table:table-cell>
          <table:table-cell office:value-type="float" office:value="0.2387467" calcext:value-type="float">
            <text:p>0,2387467</text:p>
          </table:table-cell>
        </table:table-row>
        <table:table-row table:style-name="ro1">
          <table:table-cell office:value-type="float" office:value="0.4024922" calcext:value-type="float">
            <text:p>0,4024922</text:p>
          </table:table-cell>
          <table:table-cell office:value-type="float" office:value="0.4806246" calcext:value-type="float">
            <text:p>0,4806246</text:p>
          </table:table-cell>
          <table:table-cell office:value-type="float" office:value="0.1449138" calcext:value-type="float">
            <text:p>0,1449138</text:p>
          </table:table-cell>
          <table:table-cell office:value-type="float" office:value="0.1732051" calcext:value-type="float">
            <text:p>0,173205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06324556" calcext:value-type="float">
            <text:p>0,06324556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939636" calcext:value-type="float">
            <text:p>0,4939636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4123106" calcext:value-type="float">
            <text:p>0,4123106</text:p>
          </table:table-cell>
          <table:table-cell office:value-type="float" office:value="0.4527692" calcext:value-type="float">
            <text:p>0,4527692</text:p>
          </table:table-cell>
          <table:table-cell office:value-type="float" office:value="0.1549193" calcext:value-type="float">
            <text:p>0,1549193</text:p>
          </table:table-cell>
          <table:table-cell office:value-type="float" office:value="0.1788854" calcext:value-type="float">
            <text:p>0,1788854</text:p>
          </table:table-cell>
          <table:table-cell office:value-type="float" office:value="0.349285" calcext:value-type="float">
            <text:p>0,349285</text:p>
          </table:table-cell>
          <table:table-cell office:value-type="float" office:value="0.07071067" calcext:value-type="float">
            <text:p>0,07071067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4505552" calcext:value-type="float">
            <text:p>0,4505552</text:p>
          </table:table-cell>
          <table:table-cell office:value-type="float" office:value="0.232379" calcext:value-type="float">
            <text:p>0,232379</text:p>
          </table:table-cell>
        </table:table-row>
        <table:table-row table:style-name="ro1">
          <table:table-cell office:value-type="float" office:value="0.4123106" calcext:value-type="float">
            <text:p>0,4123106</text:p>
          </table:table-cell>
          <table:table-cell office:value-type="float" office:value="0.4449719" calcext:value-type="float">
            <text:p>0,4449719</text:p>
          </table:table-cell>
          <table:table-cell office:value-type="float" office:value="0.1414213" calcext:value-type="float">
            <text:p>0,1414213</text:p>
          </table:table-cell>
          <table:table-cell office:value-type="float" office:value="0.1870829" calcext:value-type="float">
            <text:p>0,1870829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1643168" calcext:value-type="float">
            <text:p>0,1643168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049691" calcext:value-type="float">
            <text:p>0,4049691</text:p>
          </table:table-cell>
          <table:table-cell office:value-type="float" office:value="0.2280351" calcext:value-type="float">
            <text:p>0,2280351</text:p>
          </table:table-cell>
        </table:table-row>
        <table:table-row table:style-name="ro1">
          <table:table-cell office:value-type="float" office:value="0.409878" calcext:value-type="float">
            <text:p>0,409878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1974842" calcext:value-type="float">
            <text:p>0,1974842</text:p>
          </table:table-cell>
          <table:table-cell office:value-type="float" office:value="0.3376389" calcext:value-type="float">
            <text:p>0,3376389</text:p>
          </table:table-cell>
          <table:table-cell office:value-type="float" office:value="0.254951" calcext:value-type="float">
            <text:p>0,254951</text:p>
          </table:table-cell>
          <table:table-cell office:value-type="float" office:value="0.2792848" calcext:value-type="float">
            <text:p>0,2792848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2345208" calcext:value-type="float">
            <text:p>0,2345208</text:p>
          </table:table-cell>
        </table:table-row>
        <table:table-row table:style-name="ro1">
          <table:table-cell office:value-type="float" office:value="0.4171331" calcext:value-type="float">
            <text:p>0,4171331</text:p>
          </table:table-cell>
          <table:table-cell office:value-type="float" office:value="0.3847077" calcext:value-type="float">
            <text:p>0,3847077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2073644" calcext:value-type="float">
            <text:p>0,2073644</text:p>
          </table:table-cell>
          <table:table-cell office:value-type="float" office:value="0.3391165" calcext:value-type="float">
            <text:p>0,3391165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312772" calcext:value-type="float">
            <text:p>0,4312772</text:p>
          </table:table-cell>
          <table:table-cell office:value-type="float" office:value="0.2258318" calcext:value-type="float">
            <text:p>0,2258318</text:p>
          </table:table-cell>
        </table:table-row>
        <table:table-row table:style-name="ro1">
          <table:table-cell office:value-type="float" office:value="0.4159327" calcext:value-type="float">
            <text:p>0,4159327</text:p>
          </table:table-cell>
          <table:table-cell office:value-type="float" office:value="0.3619392" calcext:value-type="float">
            <text:p>0,3619392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19089" calcext:value-type="float">
            <text:p>0,219089</text:p>
          </table:table-cell>
          <table:table-cell office:value-type="float" office:value="0.3646916" calcext:value-type="float">
            <text:p>0,3646916</text:p>
          </table:table-cell>
          <table:table-cell office:value-type="float" office:value="0.3405877" calcext:value-type="float">
            <text:p>0,3405877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5540758" calcext:value-type="float">
            <text:p>0,5540758</text:p>
          </table:table-cell>
          <table:table-cell office:value-type="float" office:value="0.2167948" calcext:value-type="float">
            <text:p>0,2167948</text:p>
          </table:table-cell>
        </table:table-row>
        <table:table-row table:style-name="ro1">
          <table:table-cell office:value-type="float" office:value="0.4135215" calcext:value-type="float">
            <text:p>0,4135215</text:p>
          </table:table-cell>
          <table:table-cell office:value-type="float" office:value="0.3376389" calcext:value-type="float">
            <text:p>0,3376389</text:p>
          </table:table-cell>
          <table:table-cell table:number-columns-repeated="2" office:value-type="float" office:value="0.2280351" calcext:value-type="float">
            <text:p>0,2280351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4171331" calcext:value-type="float">
            <text:p>0,4171331</text:p>
          </table:table-cell>
          <table:table-cell office:value-type="float" office:value="0.2529822" calcext:value-type="float">
            <text:p>0,2529822</text:p>
          </table:table-cell>
          <table:table-cell office:value-type="float" office:value="0.6655824" calcext:value-type="float">
            <text:p>0,6655824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4037326" calcext:value-type="float">
            <text:p>0,4037326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2408319" calcext:value-type="float">
            <text:p>0,2408319</text:p>
          </table:table-cell>
          <table:table-cell office:value-type="float" office:value="0.2366432" calcext:value-type="float">
            <text:p>0,2366432</text:p>
          </table:table-cell>
          <table:table-cell office:value-type="float" office:value="0.334664" calcext:value-type="float">
            <text:p>0,334664</text:p>
          </table:table-cell>
          <table:table-cell office:value-type="float" office:value="0.427785" calcext:value-type="float">
            <text:p>0,427785</text:p>
          </table:table-cell>
          <table:table-cell office:value-type="float" office:value="0.2828427" calcext:value-type="float">
            <text:p>0,2828427</text:p>
          </table:table-cell>
          <table:table-cell office:value-type="float" office:value="0.6678323" calcext:value-type="float">
            <text:p>0,6678323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3911521" calcext:value-type="float">
            <text:p>0,3911521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03315" calcext:value-type="float">
            <text:p>0,303315</text:p>
          </table:table-cell>
          <table:table-cell office:value-type="float" office:value="0.232379" calcext:value-type="float">
            <text:p>0,232379</text:p>
          </table:table-cell>
        </table:table-row>
        <table:table-row table:style-name="ro1">
          <table:table-cell office:value-type="float" office:value="0.3754997" calcext:value-type="float">
            <text:p>0,3754997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32379" calcext:value-type="float">
            <text:p>0,232379</text:p>
          </table:table-cell>
          <table:table-cell office:value-type="float" office:value="0.244949" calcext:value-type="float">
            <text:p>0,244949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4393176" calcext:value-type="float">
            <text:p>0,4393176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236068" calcext:value-type="float">
            <text:p>0,2236068</text:p>
          </table:table-cell>
        </table:table-row>
        <table:table-row table:style-name="ro1">
          <table:table-cell office:value-type="float" office:value="0.3741657" calcext:value-type="float">
            <text:p>0,3741657</text:p>
          </table:table-cell>
          <table:table-cell office:value-type="float" office:value="0.2626785" calcext:value-type="float">
            <text:p>0,2626785</text:p>
          </table:table-cell>
          <table:table-cell office:value-type="float" office:value="0.2345208" calcext:value-type="float">
            <text:p>0,2345208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2983287" calcext:value-type="float">
            <text:p>0,2983287</text:p>
          </table:table-cell>
          <table:table-cell office:value-type="float" office:value="0.4289522" calcext:value-type="float">
            <text:p>0,4289522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2469818" calcext:value-type="float">
            <text:p>0,2469818</text:p>
          </table:table-cell>
          <table:table-cell office:value-type="float" office:value="0.219089" calcext:value-type="float">
            <text:p>0,219089</text:p>
          </table:table-cell>
        </table:table-row>
        <table:table-row table:style-name="ro1">
          <table:table-cell office:value-type="float" office:value="0.3687818" calcext:value-type="float">
            <text:p>0,3687818</text:p>
          </table:table-cell>
          <table:table-cell office:value-type="float" office:value="0.2588436" calcext:value-type="float">
            <text:p>0,2588436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3535534" calcext:value-type="float">
            <text:p>0,3535534</text:p>
          </table:table-cell>
          <table:table-cell office:value-type="float" office:value="0.284605" calcext:value-type="float">
            <text:p>0,284605</text:p>
          </table:table-cell>
          <table:table-cell office:value-type="float" office:value="0.464758" calcext:value-type="float">
            <text:p>0,464758</text:p>
          </table:table-cell>
          <table:table-cell office:value-type="float" office:value="0.3130495" calcext:value-type="float">
            <text:p>0,3130495</text:p>
          </table:table-cell>
          <table:table-cell office:value-type="float" office:value="0.2280351" calcext:value-type="float">
            <text:p>0,2280351</text:p>
          </table:table-cell>
          <table:table-cell office:value-type="float" office:value="0.2144761" calcext:value-type="float">
            <text:p>0,2144761</text:p>
          </table:table-cell>
        </table:table-row>
        <table:table-row table:style-name="ro1">
          <table:table-cell office:value-type="float" office:value="0.3714835" calcext:value-type="float">
            <text:p>0,3714835</text:p>
          </table:table-cell>
          <table:table-cell office:value-type="float" office:value="0.2569047" calcext:value-type="float">
            <text:p>0,2569047</text:p>
          </table:table-cell>
          <table:table-cell office:value-type="float" office:value="0.2258318" calcext:value-type="float">
            <text:p>0,2258318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275681" calcext:value-type="float">
            <text:p>0,275681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3286335" calcext:value-type="float">
            <text:p>0,3286335</text:p>
          </table:table-cell>
          <table:table-cell office:value-type="float" office:value="0.212132" calcext:value-type="float">
            <text:p>0,212132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3781534" calcext:value-type="float">
            <text:p>0,3781534</text:p>
          </table:table-cell>
          <table:table-cell office:value-type="float" office:value="0.2607681" calcext:value-type="float">
            <text:p>0,2607681</text:p>
          </table:table-cell>
          <table:table-cell office:value-type="float" office:value="0.2387467" calcext:value-type="float">
            <text:p>0,2387467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2738613" calcext:value-type="float">
            <text:p>0,2738613</text:p>
          </table:table-cell>
          <table:table-cell office:value-type="float" office:value="0.4549725" calcext:value-type="float">
            <text:p>0,4549725</text:p>
          </table:table-cell>
          <table:table-cell office:value-type="float" office:value="0.4037326" calcext:value-type="float">
            <text:p>0,4037326</text:p>
          </table:table-cell>
          <table:table-cell office:value-type="float" office:value="0.2" calcext:value-type="float">
            <text:p>0,2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498999" calcext:value-type="float">
            <text:p>0,498999</text:p>
          </table:table-cell>
          <table:table-cell office:value-type="float" office:value="0.2683282" calcext:value-type="float">
            <text:p>0,2683282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6324555" calcext:value-type="float">
            <text:p>0,6324555</text:p>
          </table:table-cell>
          <table:table-cell office:value-type="float" office:value="0.4460942" calcext:value-type="float">
            <text:p>0,4460942</text:p>
          </table:table-cell>
          <table:table-cell office:value-type="float" office:value="0.1897366" calcext:value-type="float">
            <text:p>0,1897366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5468089" calcext:value-type="float">
            <text:p>0,5468089</text:p>
          </table:table-cell>
          <table:table-cell office:value-type="float" office:value="0.2774887" calcext:value-type="float">
            <text:p>0,2774887</text:p>
          </table:table-cell>
          <table:table-cell office:value-type="float" office:value="0.3507136" calcext:value-type="float">
            <text:p>0,3507136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2863564" calcext:value-type="float">
            <text:p>0,2863564</text:p>
          </table:table-cell>
          <table:table-cell office:value-type="float" office:value="0.9534149" calcext:value-type="float">
            <text:p>0,9534149</text:p>
          </table:table-cell>
          <table:table-cell office:value-type="float" office:value="0.3768289" calcext:value-type="float">
            <text:p>0,3768289</text:p>
          </table:table-cell>
          <table:table-cell office:value-type="float" office:value="0.4560702" calcext:value-type="float">
            <text:p>0,4560702</text:p>
          </table:table-cell>
          <table:table-cell office:value-type="float" office:value="0.212132" calcext:value-type="float">
            <text:p>0,212132</text:p>
          </table:table-cell>
        </table:table-row>
        <table:table-row table:style-name="ro1">
          <table:table-cell office:value-type="float" office:value="0.5375872" calcext:value-type="float">
            <text:p>0,5375872</text:p>
          </table:table-cell>
          <table:table-cell office:value-type="float" office:value="0.2898275" calcext:value-type="float">
            <text:p>0,2898275</text:p>
          </table:table-cell>
          <table:table-cell office:value-type="float" office:value="0.3872983" calcext:value-type="float">
            <text:p>0,3872983</text:p>
          </table:table-cell>
          <table:table-cell office:value-type="float" office:value="0.3974921" calcext:value-type="float">
            <text:p>0,3974921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7765307" calcext:value-type="float">
            <text:p>0,7765307</text:p>
          </table:table-cell>
          <table:table-cell office:value-type="float" office:value="0.3660601" calcext:value-type="float">
            <text:p>0,3660601</text:p>
          </table:table-cell>
          <table:table-cell office:value-type="float" office:value="0.401248" calcext:value-type="float">
            <text:p>0,401248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5282045" calcext:value-type="float">
            <text:p>0,5282045</text:p>
          </table:table-cell>
          <table:table-cell office:value-type="float" office:value="0.3016621" calcext:value-type="float">
            <text:p>0,3016621</text:p>
          </table:table-cell>
          <table:table-cell office:value-type="float" office:value="0.5234501" calcext:value-type="float">
            <text:p>0,5234501</text:p>
          </table:table-cell>
          <table:table-cell office:value-type="float" office:value="0.3962322" calcext:value-type="float">
            <text:p>0,3962322</text:p>
          </table:table-cell>
          <table:table-cell office:value-type="float" office:value="0.3114482" calcext:value-type="float">
            <text:p>0,3114482</text:p>
          </table:table-cell>
          <table:table-cell office:value-type="float" office:value="0.7056912" calcext:value-type="float">
            <text:p>0,7056912</text:p>
          </table:table-cell>
          <table:table-cell office:value-type="float" office:value="0.3563706" calcext:value-type="float">
            <text:p>0,3563706</text:p>
          </table:table-cell>
          <table:table-cell office:value-type="float" office:value="0.3549648" calcext:value-type="float">
            <text:p>0,3549648</text:p>
          </table:table-cell>
          <table:table-cell office:value-type="float" office:value="0.2097618" calcext:value-type="float">
            <text:p>0,2097618</text:p>
          </table:table-cell>
        </table:table-row>
        <table:table-row table:style-name="ro1">
          <table:table-cell office:value-type="float" office:value="0.501996" calcext:value-type="float">
            <text:p>0,501996</text:p>
          </table:table-cell>
          <table:table-cell office:value-type="float" office:value="0.3098387" calcext:value-type="float">
            <text:p>0,3098387</text:p>
          </table:table-cell>
          <table:table-cell office:value-type="float" office:value="0.5244044" calcext:value-type="float">
            <text:p>0,5244044</text:p>
          </table:table-cell>
          <table:table-cell office:value-type="float" office:value="0.3937004" calcext:value-type="float">
            <text:p>0,3937004</text:p>
          </table:table-cell>
          <table:table-cell office:value-type="float" office:value="0.3224903" calcext:value-type="float">
            <text:p>0,3224903</text:p>
          </table:table-cell>
          <table:table-cell office:value-type="float" office:value="0.6892024" calcext:value-type="float">
            <text:p>0,6892024</text:p>
          </table:table-cell>
          <table:table-cell office:value-type="float" office:value="0.3898718" calcext:value-type="float">
            <text:p>0,3898718</text:p>
          </table:table-cell>
          <table:table-cell office:value-type="float" office:value="0.3435113" calcext:value-type="float">
            <text:p>0,3435113</text:p>
          </table:table-cell>
          <table:table-cell office:value-type="float" office:value="0.2144761" calcext:value-type="float">
            <text:p>0,2144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10:16:35.138000000</dc:date>
    <meta:editing-duration>PT1M53S</meta:editing-duration>
    <meta:editing-cycles>1</meta:editing-cycles>
    <meta:document-statistic meta:table-count="1" meta:cell-count="17784" meta:object-count="1"/>
    <meta:generator>LibreOffice/5.1.6.2$Windows_x86 LibreOffice_project/07ac168c60a517dba0f0d7bc7540f5afa45f090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line" chart:style-name="ch1">
        <chart:legend chart:legend-position="end" svg:x="10.373cm" svg:y="4.004cm" style:legend-expansion="high" chart:style-name="ch2"/>
        <chart:plot-area chart:style-name="ch3" table:cell-range-address="Data900wave_agents.B1:Data900wave_agents.B1976" chart:data-source-has-labels="row" svg:x="0.319cm" svg:y="0.18cm" svg:width="9.735cm" svg:height="8.645cm">
          <chartooo:coordinate-region svg:x="1.046cm" svg:y="0.18cm" svg:width="9.008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900wave_agents.B2:Data900wave_agents.B1976" chart:label-cell-address="Data900wave_agents.B1:Data900wave_agents.B1" chart:class="chart:line">
            <chart:data-point chart:repeated="19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es vitesses de la zone 2</text:p>
                <draw:g>
                  <svg:desc>Data900wave_agents.B1:Data900wave_agen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42727">
                <text:p>0.7042727</text:p>
                <draw:g>
                  <svg:desc>Data900wave_agents.B2:Data900wave_agents.B19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2322">
                <text:p>0.3962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80972">
                <text:p>0.2880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4959">
                <text:p>0.304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6479">
                <text:p>0.2966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32051">
                <text:p>0.1732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70829">
                <text:p>0.1870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70829">
                <text:p>0.18708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16636">
                <text:p>0.45166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8748">
                <text:p>0.3987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974921">
                <text:p>0.3974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98748">
                <text:p>0.398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94733">
                <text:p>0.37947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9285">
                <text:p>0.3492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4605">
                <text:p>0.284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69818">
                <text:p>0.2469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4959">
                <text:p>0.3049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32576">
                <text:p>0.2932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74887">
                <text:p>0.27748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45208">
                <text:p>0.2345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69818">
                <text:p>0.24698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4605">
                <text:p>0.284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69818">
                <text:p>0.24698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732051">
                <text:p>0.1732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16575">
                <text:p>0.1516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236068">
                <text:p>0.22360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405877">
                <text:p>0.34058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284903">
                <text:p>0.62849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560702">
                <text:p>0.45607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877499">
                <text:p>0.6877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720104">
                <text:p>0.77201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11521">
                <text:p>0.39115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1833">
                <text:p>0.418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069517">
                <text:p>0.50695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770615">
                <text:p>0.57706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558777">
                <text:p>0.55587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495452">
                <text:p>0.54954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157519">
                <text:p>0.51575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636809">
                <text:p>0.46368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335897">
                <text:p>0.43358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062019">
                <text:p>0.40620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754997">
                <text:p>0.37549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478505">
                <text:p>0.34785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4605">
                <text:p>0.2846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255764">
                <text:p>0.32557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11521">
                <text:p>0.39115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159327">
                <text:p>0.41593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1833">
                <text:p>0.418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577709">
                <text:p>0.35777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633181">
                <text:p>0.36331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794733">
                <text:p>0.37947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898718">
                <text:p>0.38987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563706">
                <text:p>0.35637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645751">
                <text:p>0.26457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44949">
                <text:p>0.2449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774887">
                <text:p>0.27748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387467">
                <text:p>0.23874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732051">
                <text:p>0.17320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870829">
                <text:p>0.18708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345208">
                <text:p>0.23452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84605">
                <text:p>0.2846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16575">
                <text:p>0.15165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32051">
                <text:p>0.17320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516575">
                <text:p>0.15165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516575">
                <text:p>0.15165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516575">
                <text:p>0.15165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774887">
                <text:p>0.27748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082207">
                <text:p>0.30822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162278">
                <text:p>0.31622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209361">
                <text:p>0.32093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880972">
                <text:p>0.28809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870829">
                <text:p>0.18708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44949">
                <text:p>0.2449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588436">
                <text:p>0.25884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2379">
                <text:p>0.2323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236068">
                <text:p>0.22360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236068">
                <text:p>0.22360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45208">
                <text:p>0.2345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535534">
                <text:p>0.35355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549648">
                <text:p>0.35496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209361">
                <text:p>0.32093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46427">
                <text:p>0.31464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588436">
                <text:p>0.25884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645751">
                <text:p>0.26457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774887">
                <text:p>0.27748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645751">
                <text:p>0.26457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810694">
                <text:p>0.28106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84605">
                <text:p>0.2846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469818">
                <text:p>0.24698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591657">
                <text:p>0.35916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794733">
                <text:p>0.37947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911521">
                <text:p>0.39115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847077">
                <text:p>0.38470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062019">
                <text:p>0.40620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207137">
                <text:p>0.42071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27785">
                <text:p>0.4277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347413">
                <text:p>0.43474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816638">
                <text:p>0.48166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099296">
                <text:p>0.70992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252586">
                <text:p>0.72525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204165">
                <text:p>0.72041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204165">
                <text:p>0.72041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300685">
                <text:p>0.73006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935416">
                <text:p>0.69354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542171">
                <text:p>0.65421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6268971">
                <text:p>0.62689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5966573">
                <text:p>0.59665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52268">
                <text:p>0.5522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5186521">
                <text:p>0.51865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108816">
                <text:p>0.51088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774935">
                <text:p>0.47749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494441">
                <text:p>0.44944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4449719">
                <text:p>0.44497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774935">
                <text:p>0.47749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6542171">
                <text:p>0.65421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292853">
                <text:p>0.629285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94979">
                <text:p>0.5949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503845">
                <text:p>0.65038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48074">
                <text:p>0.6480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434283">
                <text:p>0.64342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379655">
                <text:p>0.63796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260991">
                <text:p>0.62609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156298">
                <text:p>0.61562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058053">
                <text:p>0.60580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49648">
                <text:p>0.35496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449638">
                <text:p>0.34496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146427">
                <text:p>0.31464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082207">
                <text:p>0.30822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387467">
                <text:p>0.23874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082207">
                <text:p>0.30822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880972">
                <text:p>0.28809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44949">
                <text:p>0.2449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449138">
                <text:p>0.14491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774887">
                <text:p>0.27748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732051">
                <text:p>0.17320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303841">
                <text:p>0.13038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341641">
                <text:p>0.13416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347413">
                <text:p>0.43474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525357">
                <text:p>0.52535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394441">
                <text:p>0.53944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60357">
                <text:p>0.5603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639149">
                <text:p>0.563914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164414">
                <text:p>0.61644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516636">
                <text:p>0.45166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404543">
                <text:p>0.44045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289522">
                <text:p>0.42895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123106">
                <text:p>0.41231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949684">
                <text:p>0.39496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674235">
                <text:p>0.36742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5700877">
                <text:p>0.570087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293833">
                <text:p>0.72938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294576">
                <text:p>0.82945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204165">
                <text:p>0.72041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679876">
                <text:p>0.96798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171331">
                <text:p>0.41713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07136">
                <text:p>0.35071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03315">
                <text:p>0.3033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082207">
                <text:p>0.308220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361547">
                <text:p>0.33615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361547">
                <text:p>0.33615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577709">
                <text:p>0.35777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591657">
                <text:p>0.35916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464102">
                <text:p>0.34641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130495">
                <text:p>0.31304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932576">
                <text:p>0.293257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3478505">
                <text:p>0.34785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3271085">
                <text:p>0.327108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1870829">
                <text:p>0.187082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4472136">
                <text:p>0.0447213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3162278">
                <text:p>0.0316227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1264911">
                <text:p>0.12649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1183216">
                <text:p>0.118321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5477226">
                <text:p>0.054772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8944272">
                <text:p>0.0894427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9486832">
                <text:p>0.094868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1095445">
                <text:p>0.109544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286335">
                <text:p>0.328633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3660601">
                <text:p>0.36606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4171331">
                <text:p>0.417133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4207137">
                <text:p>0.420713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4266146">
                <text:p>0.42661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449638">
                <text:p>0.344963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3301515">
                <text:p>0.330151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581139">
                <text:p>0.158113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937004">
                <text:p>0.393700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401248">
                <text:p>0.4012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962322">
                <text:p>0.396232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885872">
                <text:p>0.38858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937004">
                <text:p>0.393700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794733">
                <text:p>0.37947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84605">
                <text:p>0.28460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03315">
                <text:p>0.30331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3714835">
                <text:p>0.371483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4049691">
                <text:p>0.40496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4743416">
                <text:p>0.474341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538722">
                <text:p>0.453872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4483303">
                <text:p>0.448330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4527692">
                <text:p>0.452769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4626013">
                <text:p>0.462601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464758">
                <text:p>0.46475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4593474">
                <text:p>0.459347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4438468">
                <text:p>0.443846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4049691">
                <text:p>0.40496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860052">
                <text:p>0.386005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674235">
                <text:p>0.367423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3521363">
                <text:p>0.352136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301515">
                <text:p>0.330151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17805">
                <text:p>0.31780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3162278">
                <text:p>0.31622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3162278">
                <text:p>0.316227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04959">
                <text:p>0.30495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2915476">
                <text:p>0.291547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2915476">
                <text:p>0.291547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915476">
                <text:p>0.291547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2345208">
                <text:p>0.234520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414213">
                <text:p>0.14142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7745967">
                <text:p>0.0774596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140175">
                <text:p>0.114017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1224745">
                <text:p>0.122474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2387467">
                <text:p>0.238746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5108816">
                <text:p>0.510881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5138093">
                <text:p>0.513809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5049753">
                <text:p>0.504975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491935">
                <text:p>0.49193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4690416">
                <text:p>0.469041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794733">
                <text:p>0.379473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633181">
                <text:p>0.363318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3331666">
                <text:p>0.333166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361547">
                <text:p>0.336154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3646916">
                <text:p>0.364691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3478505">
                <text:p>0.347850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331666">
                <text:p>0.333166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303315">
                <text:p>0.30331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331666">
                <text:p>0.333166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130495">
                <text:p>0.313049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255764">
                <text:p>0.32557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255764">
                <text:p>0.325576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3331666">
                <text:p>0.333166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130495">
                <text:p>0.313049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405877">
                <text:p>0.340587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391165">
                <text:p>0.339116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4147288">
                <text:p>0.414728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4135215">
                <text:p>0.413521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01248">
                <text:p>0.4012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549648">
                <text:p>0.35496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521363">
                <text:p>0.352136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49285">
                <text:p>0.34928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507136">
                <text:p>0.350713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420526">
                <text:p>0.34205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316625">
                <text:p>0.331662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17805">
                <text:p>0.31780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2966479">
                <text:p>0.296647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2408319">
                <text:p>0.24083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286335">
                <text:p>0.328633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146427">
                <text:p>0.314642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3209361">
                <text:p>0.320936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317805">
                <text:p>0.3178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3286335">
                <text:p>0.328633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3361547">
                <text:p>0.336154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949576">
                <text:p>0.294957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303315">
                <text:p>0.30331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2966479">
                <text:p>0.296647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17805">
                <text:p>0.31780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361547">
                <text:p>0.336154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391165">
                <text:p>0.339116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507136">
                <text:p>0.350713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872983">
                <text:p>0.387298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024922">
                <text:p>0.402492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847077">
                <text:p>0.384707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420526">
                <text:p>0.342052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146427">
                <text:p>0.314642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212132">
                <text:p>0.2121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236068">
                <text:p>0.223606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2280351">
                <text:p>0.228035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3885872">
                <text:p>0.388587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3924283">
                <text:p>0.392428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3255764">
                <text:p>0.325576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3209361">
                <text:p>0.320936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3146427">
                <text:p>0.31464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2966479">
                <text:p>0.296647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2966479">
                <text:p>0.296647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34664">
                <text:p>0.33466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405877">
                <text:p>0.340587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3420526">
                <text:p>0.342052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449638">
                <text:p>0.344963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3521363">
                <text:p>0.352136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3605551">
                <text:p>0.36055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3714835">
                <text:p>0.371483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3130495">
                <text:p>0.313049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3316625">
                <text:p>0.331662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3271085">
                <text:p>0.32710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3391165">
                <text:p>0.339116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2588436">
                <text:p>0.258843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4505552">
                <text:p>0.450555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6308724">
                <text:p>0.630872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527257">
                <text:p>0.52725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6387488">
                <text:p>0.638748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522494">
                <text:p>0.52249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507937">
                <text:p>0.50793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5118594">
                <text:p>0.511859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5300943">
                <text:p>0.53009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5319774">
                <text:p>0.531977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4959839">
                <text:p>0.495983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4626013">
                <text:p>0.462601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4358899">
                <text:p>0.435889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3949684">
                <text:p>0.394968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3660601">
                <text:p>0.366060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3464102">
                <text:p>0.346410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317805">
                <text:p>0.31780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3464102">
                <text:p>0.346410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244949">
                <text:p>0.24494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271085">
                <text:p>0.327108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3405877">
                <text:p>0.340587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3449638">
                <text:p>0.344963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3847077">
                <text:p>0.384707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3521363">
                <text:p>0.352136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3271085">
                <text:p>0.327108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303315">
                <text:p>0.30331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2880972">
                <text:p>0.28809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2645751">
                <text:p>0.264575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232379">
                <text:p>0.23237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1612452">
                <text:p>0.161245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1549193">
                <text:p>0.154919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2469818">
                <text:p>0.246981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2345208">
                <text:p>0.23452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378405">
                <text:p>0.137840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2167948">
                <text:p>0.216794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1760682">
                <text:p>0.176068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81659">
                <text:p>0.18165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702939">
                <text:p>0.170293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1897366">
                <text:p>0.189736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232379">
                <text:p>0.2323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2428991">
                <text:p>0.242899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2529822">
                <text:p>0.252982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2701851">
                <text:p>0.270185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3885872">
                <text:p>0.388587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3847077">
                <text:p>0.384707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3794733">
                <text:p>0.379473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3605551">
                <text:p>0.360555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3405877">
                <text:p>0.340587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3193744">
                <text:p>0.319374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4764452">
                <text:p>0.476445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646916">
                <text:p>0.364691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398748">
                <text:p>0.39874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4086563">
                <text:p>0.408656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4242641">
                <text:p>0.424264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4604346">
                <text:p>0.460434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4785394">
                <text:p>0.478539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4722288">
                <text:p>0.472228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4560702">
                <text:p>0.456070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4483303">
                <text:p>0.448330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4753946">
                <text:p>0.475394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497996">
                <text:p>0.49799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6196774">
                <text:p>0.619677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6041523">
                <text:p>0.604152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5504544">
                <text:p>0.550454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91935">
                <text:p>0.49193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4593474">
                <text:p>0.459347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5567765">
                <text:p>0.556776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5059645">
                <text:p>0.505964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4505552">
                <text:p>0.450555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3962322">
                <text:p>0.396232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3464102">
                <text:p>0.346410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2664582">
                <text:p>0.266458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244949">
                <text:p>0.24494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2236068">
                <text:p>0.223606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3937004">
                <text:p>0.393700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3331666">
                <text:p>0.333166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3286335">
                <text:p>0.328633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3521363">
                <text:p>0.352136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3549648">
                <text:p>0.354964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3633181">
                <text:p>0.363318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4242641">
                <text:p>0.424264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962322">
                <text:p>0.396232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4159327">
                <text:p>0.415932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4764452">
                <text:p>0.476445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4062019">
                <text:p>0.406201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3549648">
                <text:p>0.354964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3507136">
                <text:p>0.350713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4312772">
                <text:p>0.431277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4404543">
                <text:p>0.440454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4347413">
                <text:p>0.434741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4266146">
                <text:p>0.426614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409878">
                <text:p>0.40987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949684">
                <text:p>0.394968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3872983">
                <text:p>0.387298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3872983">
                <text:p>0.387298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3820994">
                <text:p>0.382099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3860052">
                <text:p>0.386005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3924283">
                <text:p>0.392428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4123106">
                <text:p>0.412310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4147288">
                <text:p>0.414728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4123106">
                <text:p>0.412310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4049691">
                <text:p>0.404969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401248">
                <text:p>0.40124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3872983">
                <text:p>0.387298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3687818">
                <text:p>0.36878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3563706">
                <text:p>0.356370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334664">
                <text:p>0.33466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3271085">
                <text:p>0.327108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3563706">
                <text:p>0.356370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3316625">
                <text:p>0.331662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3464102">
                <text:p>0.346410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3316625">
                <text:p>0.331662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3271085">
                <text:p>0.327108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317805">
                <text:p>0.31780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2720294">
                <text:p>0.272029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162278">
                <text:p>0.316227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3949684">
                <text:p>0.394968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3619392">
                <text:p>0.361939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3331666">
                <text:p>0.333166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304959">
                <text:p>0.30495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2932576">
                <text:p>0.293257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2880972">
                <text:p>0.288097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3860052">
                <text:p>0.386005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522494">
                <text:p>0.52249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522494">
                <text:p>0.52249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497996">
                <text:p>0.49799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500999">
                <text:p>0.50099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5291502">
                <text:p>0.529150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5347897">
                <text:p>0.534789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5422177">
                <text:p>0.542217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5338539">
                <text:p>0.533853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5621388">
                <text:p>0.562138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5375872">
                <text:p>0.537587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5196152">
                <text:p>0.519615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4909175">
                <text:p>0.490917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4571652">
                <text:p>0.457165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207137">
                <text:p>0.420713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3898718">
                <text:p>0.389871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3701351">
                <text:p>0.370135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3478505">
                <text:p>0.347850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1923538">
                <text:p>0.192353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167332">
                <text:p>0.16733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1974842">
                <text:p>0.197484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1843909">
                <text:p>0.184390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2366432">
                <text:p>0.236643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3435113">
                <text:p>0.343511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3687818">
                <text:p>0.368781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4358899">
                <text:p>0.435889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816638">
                <text:p>0.481663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522494">
                <text:p>0.52249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5639149">
                <text:p>0.563914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6016644">
                <text:p>0.601664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6090977">
                <text:p>0.609097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6041523">
                <text:p>0.604152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5991661">
                <text:p>0.599166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5907622">
                <text:p>0.590762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543139">
                <text:p>0.54313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4888763">
                <text:p>0.488876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427785">
                <text:p>0.42778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3674235">
                <text:p>0.367423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2097618">
                <text:p>0.209761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2345208">
                <text:p>0.234520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232379">
                <text:p>0.23237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2213594">
                <text:p>0.221359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2073644">
                <text:p>0.207364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232379">
                <text:p>0.23237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2258318">
                <text:p>0.22583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2966479">
                <text:p>0.296647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303315">
                <text:p>0.30331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4347413">
                <text:p>0.434741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4049691">
                <text:p>0.404969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3098387">
                <text:p>0.309838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3464102">
                <text:p>0.346410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3563706">
                <text:p>0.356370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4289522">
                <text:p>0.428952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4358899">
                <text:p>0.435889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4460942">
                <text:p>0.446094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500999">
                <text:p>0.50099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5329165">
                <text:p>0.532916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5468089">
                <text:p>0.546808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5385165">
                <text:p>0.538516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5186521">
                <text:p>0.518652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6099181">
                <text:p>0.609918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678233">
                <text:p>0.67823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6033241">
                <text:p>0.603324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5813777">
                <text:p>0.581377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5621388">
                <text:p>0.562138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5422177">
                <text:p>0.542217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5167204">
                <text:p>0.516720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484768">
                <text:p>0.48476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4370355">
                <text:p>0.437035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885872">
                <text:p>0.388587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349285">
                <text:p>0.34928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660601">
                <text:p>0.366060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3361547">
                <text:p>0.336154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4219005">
                <text:p>0.421900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3781534">
                <text:p>0.378153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3449638">
                <text:p>0.344963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3577709">
                <text:p>0.357770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3478505">
                <text:p>0.347850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3162278">
                <text:p>0.316227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254951">
                <text:p>0.25495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2983287">
                <text:p>0.298328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3224903">
                <text:p>0.322490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3633181">
                <text:p>0.36331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3591657">
                <text:p>0.359165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3834058">
                <text:p>0.383405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3807887">
                <text:p>0.380788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3563706">
                <text:p>0.356370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3478505">
                <text:p>0.347850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3405877">
                <text:p>0.340587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3619392">
                <text:p>0.361939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4037326">
                <text:p>0.403732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4393176">
                <text:p>0.439317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4505552">
                <text:p>0.450555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4483303">
                <text:p>0.448330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4516636">
                <text:p>0.451663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4195235">
                <text:p>0.419523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304959">
                <text:p>0.30495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244949">
                <text:p>0.24494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2302173">
                <text:p>0.230217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1643168">
                <text:p>0.164316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1048809">
                <text:p>0.10488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7071067">
                <text:p>0.0707106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6324556">
                <text:p>0.0632455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1788854">
                <text:p>0.178885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1949359">
                <text:p>0.194935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148324">
                <text:p>0.1483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1732051">
                <text:p>0.173205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250998">
                <text:p>0.25099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2863564">
                <text:p>0.286356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2792848">
                <text:p>0.279284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2828427">
                <text:p>0.282842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2810694">
                <text:p>0.281069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2645751">
                <text:p>0.264575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248998">
                <text:p>0.24899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232379">
                <text:p>0.23237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2144761">
                <text:p>0.214476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2024846">
                <text:p>0.202484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324037">
                <text:p>0.32403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204939">
                <text:p>0.20493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4438468">
                <text:p>0.443846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5674505">
                <text:p>0.567450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6024948">
                <text:p>0.602494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6503845">
                <text:p>0.65038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6723095">
                <text:p>0.672309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5513619">
                <text:p>0.551361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2915476">
                <text:p>0.291547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3065942">
                <text:p>0.306594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3286335">
                <text:p>0.328633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3937004">
                <text:p>0.393700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3847077">
                <text:p>0.384707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3633181">
                <text:p>0.363318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3420526">
                <text:p>0.342052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3209361">
                <text:p>0.320936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2810694">
                <text:p>0.281069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219089">
                <text:p>0.21908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2932576">
                <text:p>0.293257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5504544">
                <text:p>0.550454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56921">
                <text:p>0.5692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5656854">
                <text:p>0.565685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5612486">
                <text:p>0.56124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5422177">
                <text:p>0.542217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5234501">
                <text:p>0.523450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5039842">
                <text:p>0.503984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484768">
                <text:p>0.48476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4795831">
                <text:p>0.479583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527257">
                <text:p>0.52725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4549725">
                <text:p>0.454972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4159327">
                <text:p>0.41593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5039842">
                <text:p>0.503984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6260991">
                <text:p>0.626099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6284903">
                <text:p>0.628490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5839521">
                <text:p>0.583952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5585696">
                <text:p>0.558569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5186521">
                <text:p>0.518652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785394">
                <text:p>0.478539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4370355">
                <text:p>0.437035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3962322">
                <text:p>0.396232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372827">
                <text:p>0.37282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4219005">
                <text:p>0.421900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5813777">
                <text:p>0.581377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491935">
                <text:p>0.49193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4593474">
                <text:p>0.459347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4505552">
                <text:p>0.45055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4219005">
                <text:p>0.421900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4527692">
                <text:p>0.452769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5039842">
                <text:p>0.503984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5338539">
                <text:p>0.533853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5848077">
                <text:p>0.584807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5796551">
                <text:p>0.579655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5683309">
                <text:p>0.568330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5477226">
                <text:p>0.547722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5403702">
                <text:p>0.540370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5186521">
                <text:p>0.518652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6403124">
                <text:p>0.640312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6625708">
                <text:p>0.662570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6678323">
                <text:p>0.667832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5639149">
                <text:p>0.563914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5291502">
                <text:p>0.529150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878525">
                <text:p>0.487852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484768">
                <text:p>0.48476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878525">
                <text:p>0.487852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4806246">
                <text:p>0.480624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527692">
                <text:p>0.45276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4449719">
                <text:p>0.444971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4171331">
                <text:p>0.417133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3847077">
                <text:p>0.384707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3619392">
                <text:p>0.361939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3376389">
                <text:p>0.337638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3114482">
                <text:p>0.311448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2738613">
                <text:p>0.273861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2626785">
                <text:p>0.262678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2588436">
                <text:p>0.258843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2569047">
                <text:p>0.256904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2607681">
                <text:p>0.260768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2683282">
                <text:p>0.268328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2774887">
                <text:p>0.277488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2898275">
                <text:p>0.289827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3016621">
                <text:p>0.301662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3098387">
                <text:p>0.3098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